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Messu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t[s]E3</text:p>
          </table:table-cell>
          <table:table-cell office:value-type="string" calcext:value-type="string">
            <text:p>x[nm]</text:p>
          </table:table-cell>
          <table:table-cell office:value-type="string" calcext:value-type="string">
            <text:p>y[nm]</text:p>
          </table:table-cell>
          <table:table-cell office:value-type="string" calcext:value-type="string">
            <text:p>delta_t [s]</text:p>
          </table:table-cell>
          <table:table-cell office:value-type="string" calcext:value-type="string">
            <text:p>delta_x [nm]</text:p>
          </table:table-cell>
          <table:table-cell office:value-type="string" calcext:value-type="string">
            <text:p>delta_y [nm]</text:p>
          </table:table-cell>
          <table:table-cell office:value-type="string" calcext:value-type="string">
            <text:p>delta_x2</text:p>
          </table:table-cell>
          <table:table-cell office:value-type="string" calcext:value-type="string">
            <text:p>delta_y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t_sinnvoll</text:p>
          </table:table-cell>
          <table:table-cell office:value-type="string" calcext:value-type="string">
            <text:p>x_sinnvoll</text:p>
          </table:table-cell>
          <table:table-cell office:value-type="string" calcext:value-type="string">
            <text:p>y_sinnvoll</text:p>
          </table:table-cell>
        </table:table-row>
        <table:table-row table:style-name="ro1">
          <table:table-cell table:style-name="ce1" office:value-type="float" office:value="4102" calcext:value-type="float">
            <text:p>4.10E+003</text:p>
          </table:table-cell>
          <table:table-cell office:value-type="float" office:value="38531" calcext:value-type="float">
            <text:p>38531</text:p>
          </table:table-cell>
          <table:table-cell office:value-type="float" office:value="43338" calcext:value-type="float">
            <text:p>43338</text:p>
          </table:table-cell>
          <table:table-cell table:formula="of:=[.J3]-[.J2]" office:value-type="float" office:value="1" calcext:value-type="float">
            <text:p>1</text:p>
          </table:table-cell>
          <table:table-cell table:formula="of:=[.K3]-[.K2]" office:value-type="float" office:value="-1.472" calcext:value-type="float">
            <text:p>-1.472</text:p>
          </table:table-cell>
          <table:table-cell table:formula="of:=[.L3]-[.L2]" office:value-type="float" office:value="-0.276000000000003" calcext:value-type="float">
            <text:p>-0.276</text:p>
          </table:table-cell>
          <table:table-cell table:formula="of:=[.J3]^2-[.J2]^2" office:value-type="float" office:value="9.204" calcext:value-type="float">
            <text:p>9.204</text:p>
          </table:table-cell>
          <table:table-cell table:formula="of:=[.K3]^2-[.K2]^2" office:value-type="float" office:value="-111.26848" calcext:value-type="float">
            <text:p>-111.2685</text:p>
          </table:table-cell>
          <table:table-cell table:formula="of:=[.G2]+[.H2]" office:value-type="float" office:value="-102.06448" calcext:value-type="float">
            <text:p>-102.0645</text:p>
          </table:table-cell>
          <table:table-cell table:formula="of:=[.A2]*10^-3" office:value-type="float" office:value="4.102" calcext:value-type="float">
            <text:p>4.102</text:p>
          </table:table-cell>
          <table:table-cell table:formula="of:=[.B2]*10^-3" office:value-type="float" office:value="38.531" calcext:value-type="float">
            <text:p>38.531</text:p>
          </table:table-cell>
          <table:table-cell table:formula="of:=[.C2]*10^-3" office:value-type="float" office:value="43.338" calcext:value-type="float">
            <text:p>43.338</text:p>
          </table:table-cell>
        </table:table-row>
        <table:table-row table:style-name="ro1">
          <table:table-cell table:style-name="ce1" office:value-type="float" office:value="5102" calcext:value-type="float">
            <text:p>5.10E+003</text:p>
          </table:table-cell>
          <table:table-cell office:value-type="float" office:value="37059" calcext:value-type="float">
            <text:p>37059</text:p>
          </table:table-cell>
          <table:table-cell office:value-type="float" office:value="43062" calcext:value-type="float">
            <text:p>43062</text:p>
          </table:table-cell>
          <table:table-cell table:formula="of:=[.J4]-[.J3]" office:value-type="float" office:value="1.001" calcext:value-type="float">
            <text:p>1.001</text:p>
          </table:table-cell>
          <table:table-cell table:formula="of:=[.K4]-[.K3]" office:value-type="float" office:value="0.920000000000002" calcext:value-type="float">
            <text:p>0.92</text:p>
          </table:table-cell>
          <table:table-cell table:formula="of:=[.L4]-[.L3]" office:value-type="float" office:value="-0.552" calcext:value-type="float">
            <text:p>-0.552</text:p>
          </table:table-cell>
          <table:table-cell table:formula="of:=[.J4]^2-[.J3]^2" office:value-type="float" office:value="11.216205" calcext:value-type="float">
            <text:p>11.2162</text:p>
          </table:table-cell>
          <table:table-cell table:formula="of:=[.K4]^2-[.K3]^2" office:value-type="float" office:value="69.0349600000002" calcext:value-type="float">
            <text:p>69.035</text:p>
          </table:table-cell>
          <table:table-cell table:formula="of:=[.G3]+[.H3]" office:value-type="float" office:value="80.2511650000002" calcext:value-type="float">
            <text:p>80.2512</text:p>
          </table:table-cell>
          <table:table-cell table:formula="of:=[.A3]*10^-3" office:value-type="float" office:value="5.102" calcext:value-type="float">
            <text:p>5.102</text:p>
          </table:table-cell>
          <table:table-cell table:formula="of:=[.B3]*10^-3" office:value-type="float" office:value="37.059" calcext:value-type="float">
            <text:p>37.059</text:p>
          </table:table-cell>
          <table:table-cell table:formula="of:=[.C3]*10^-3" office:value-type="float" office:value="43.062" calcext:value-type="float">
            <text:p>43.062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37979" calcext:value-type="float">
            <text:p>37979</text:p>
          </table:table-cell>
          <table:table-cell office:value-type="float" office:value="42510" calcext:value-type="float">
            <text:p>42510</text:p>
          </table:table-cell>
          <table:table-cell table:formula="of:=[.J5]-[.J4]" office:value-type="float" office:value="1.001" calcext:value-type="float">
            <text:p>1.001</text:p>
          </table:table-cell>
          <table:table-cell table:formula="of:=[.K5]-[.K4]" office:value-type="float" office:value="2.391" calcext:value-type="float">
            <text:p>2.391</text:p>
          </table:table-cell>
          <table:table-cell table:formula="of:=[.L5]-[.L4]" office:value-type="float" office:value="0.0920000000000059" calcext:value-type="float">
            <text:p>0.092</text:p>
          </table:table-cell>
          <table:table-cell table:formula="of:=[.J5]^2-[.J4]^2" office:value-type="float" office:value="13.220207" calcext:value-type="float">
            <text:p>13.2202</text:p>
          </table:table-cell>
          <table:table-cell table:formula="of:=[.K5]^2-[.K4]^2" office:value-type="float" office:value="187.332459" calcext:value-type="float">
            <text:p>187.3325</text:p>
          </table:table-cell>
          <table:table-cell table:formula="of:=[.G4]+[.H4]" office:value-type="float" office:value="200.552666" calcext:value-type="float">
            <text:p>200.5527</text:p>
          </table:table-cell>
          <table:table-cell table:formula="of:=[.A4]*10^-3" office:value-type="float" office:value="6.103" calcext:value-type="float">
            <text:p>6.103</text:p>
          </table:table-cell>
          <table:table-cell table:formula="of:=[.B4]*10^-3" office:value-type="float" office:value="37.979" calcext:value-type="float">
            <text:p>37.979</text:p>
          </table:table-cell>
          <table:table-cell table:formula="of:=[.C4]*10^-3" office:value-type="float" office:value="42.51" calcext:value-type="float">
            <text:p>42.51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40370" calcext:value-type="float">
            <text:p>40370</text:p>
          </table:table-cell>
          <table:table-cell office:value-type="float" office:value="42602" calcext:value-type="float">
            <text:p>42602</text:p>
          </table:table-cell>
          <table:table-cell table:formula="of:=[.J6]-[.J5]" office:value-type="float" office:value="1" calcext:value-type="float">
            <text:p>1</text:p>
          </table:table-cell>
          <table:table-cell table:formula="of:=[.K6]-[.K5]" office:value-type="float" office:value="-0.459999999999994" calcext:value-type="float">
            <text:p>-0.46</text:p>
          </table:table-cell>
          <table:table-cell table:formula="of:=[.L6]-[.L5]" office:value-type="float" office:value="0.919999999999995" calcext:value-type="float">
            <text:p>0.92</text:p>
          </table:table-cell>
          <table:table-cell table:formula="of:=[.J6]^2-[.J5]^2" office:value-type="float" office:value="15.208" calcext:value-type="float">
            <text:p>15.208</text:p>
          </table:table-cell>
          <table:table-cell table:formula="of:=[.K6]^2-[.K5]^2" office:value-type="float" office:value="-36.9287999999997" calcext:value-type="float">
            <text:p>-36.9288</text:p>
          </table:table-cell>
          <table:table-cell table:formula="of:=[.G5]+[.H5]" office:value-type="float" office:value="-21.7207999999997" calcext:value-type="float">
            <text:p>-21.7208</text:p>
          </table:table-cell>
          <table:table-cell table:formula="of:=[.A5]*10^-3" office:value-type="float" office:value="7.104" calcext:value-type="float">
            <text:p>7.104</text:p>
          </table:table-cell>
          <table:table-cell table:formula="of:=[.B5]*10^-3" office:value-type="float" office:value="40.37" calcext:value-type="float">
            <text:p>40.37</text:p>
          </table:table-cell>
          <table:table-cell table:formula="of:=[.C5]*10^-3" office:value-type="float" office:value="42.602" calcext:value-type="float">
            <text:p>42.602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39910" calcext:value-type="float">
            <text:p>39910</text:p>
          </table:table-cell>
          <table:table-cell office:value-type="float" office:value="43522" calcext:value-type="float">
            <text:p>43522</text:p>
          </table:table-cell>
          <table:table-cell table:formula="of:=[.J7]-[.J6]" office:value-type="float" office:value="1.001" calcext:value-type="float">
            <text:p>1.001</text:p>
          </table:table-cell>
          <table:table-cell table:formula="of:=[.K7]-[.K6]" office:value-type="float" office:value="0.183999999999998" calcext:value-type="float">
            <text:p>0.184</text:p>
          </table:table-cell>
          <table:table-cell table:formula="of:=[.L7]-[.L6]" office:value-type="float" office:value="-0.275999999999996" calcext:value-type="float">
            <text:p>-0.276</text:p>
          </table:table-cell>
          <table:table-cell table:formula="of:=[.J7]^2-[.J6]^2" office:value-type="float" office:value="17.226209" calcext:value-type="float">
            <text:p>17.2262</text:p>
          </table:table-cell>
          <table:table-cell table:formula="of:=[.K7]^2-[.K6]^2" office:value-type="float" office:value="14.720736" calcext:value-type="float">
            <text:p>14.7207</text:p>
          </table:table-cell>
          <table:table-cell table:formula="of:=[.G6]+[.H6]" office:value-type="float" office:value="31.946945" calcext:value-type="float">
            <text:p>31.9469</text:p>
          </table:table-cell>
          <table:table-cell table:formula="of:=[.A6]*10^-3" office:value-type="float" office:value="8.104" calcext:value-type="float">
            <text:p>8.104</text:p>
          </table:table-cell>
          <table:table-cell table:formula="of:=[.B6]*10^-3" office:value-type="float" office:value="39.91" calcext:value-type="float">
            <text:p>39.91</text:p>
          </table:table-cell>
          <table:table-cell table:formula="of:=[.C6]*10^-3" office:value-type="float" office:value="43.522" calcext:value-type="float">
            <text:p>43.522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40094" calcext:value-type="float">
            <text:p>40094</text:p>
          </table:table-cell>
          <table:table-cell office:value-type="float" office:value="43246" calcext:value-type="float">
            <text:p>43246</text:p>
          </table:table-cell>
          <table:table-cell table:formula="of:=[.J8]-[.J7]" office:value-type="float" office:value="1.001" calcext:value-type="float">
            <text:p>1.001</text:p>
          </table:table-cell>
          <table:table-cell table:formula="of:=[.K8]-[.K7]" office:value-type="float" office:value="1.012" calcext:value-type="float">
            <text:p>1.012</text:p>
          </table:table-cell>
          <table:table-cell table:formula="of:=[.L8]-[.L7]" office:value-type="float" office:value="0.368000000000002" calcext:value-type="float">
            <text:p>0.368</text:p>
          </table:table-cell>
          <table:table-cell table:formula="of:=[.J8]^2-[.J7]^2" office:value-type="float" office:value="19.230211" calcext:value-type="float">
            <text:p>19.2302</text:p>
          </table:table-cell>
          <table:table-cell table:formula="of:=[.K8]^2-[.K7]^2" office:value-type="float" office:value="82.1743999999999" calcext:value-type="float">
            <text:p>82.1744</text:p>
          </table:table-cell>
          <table:table-cell table:formula="of:=[.G7]+[.H7]" office:value-type="float" office:value="101.404611" calcext:value-type="float">
            <text:p>101.4046</text:p>
          </table:table-cell>
          <table:table-cell table:formula="of:=[.A7]*10^-3" office:value-type="float" office:value="9.105" calcext:value-type="float">
            <text:p>9.105</text:p>
          </table:table-cell>
          <table:table-cell table:formula="of:=[.B7]*10^-3" office:value-type="float" office:value="40.094" calcext:value-type="float">
            <text:p>40.094</text:p>
          </table:table-cell>
          <table:table-cell table:formula="of:=[.C7]*10^-3" office:value-type="float" office:value="43.246" calcext:value-type="float">
            <text:p>43.246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41106" calcext:value-type="float">
            <text:p>41106</text:p>
          </table:table-cell>
          <table:table-cell office:value-type="float" office:value="43614" calcext:value-type="float">
            <text:p>43614</text:p>
          </table:table-cell>
          <table:table-cell table:formula="of:=[.J9]-[.J8]" office:value-type="float" office:value="1" calcext:value-type="float">
            <text:p>1</text:p>
          </table:table-cell>
          <table:table-cell table:formula="of:=[.K9]-[.K8]" office:value-type="float" office:value="1.011" calcext:value-type="float">
            <text:p>1.011</text:p>
          </table:table-cell>
          <table:table-cell table:formula="of:=[.L9]-[.L8]" office:value-type="float" office:value="-1.564" calcext:value-type="float">
            <text:p>-1.564</text:p>
          </table:table-cell>
          <table:table-cell table:formula="of:=[.J9]^2-[.J8]^2" office:value-type="float" office:value="21.212" calcext:value-type="float">
            <text:p>21.212</text:p>
          </table:table-cell>
          <table:table-cell table:formula="of:=[.K9]^2-[.K8]^2" office:value-type="float" office:value="84.1384529999998" calcext:value-type="float">
            <text:p>84.1385</text:p>
          </table:table-cell>
          <table:table-cell table:formula="of:=[.G8]+[.H8]" office:value-type="float" office:value="105.350453" calcext:value-type="float">
            <text:p>105.3505</text:p>
          </table:table-cell>
          <table:table-cell table:formula="of:=[.A8]*10^-3" office:value-type="float" office:value="10.106" calcext:value-type="float">
            <text:p>10.106</text:p>
          </table:table-cell>
          <table:table-cell table:formula="of:=[.B8]*10^-3" office:value-type="float" office:value="41.106" calcext:value-type="float">
            <text:p>41.106</text:p>
          </table:table-cell>
          <table:table-cell table:formula="of:=[.C8]*10^-3" office:value-type="float" office:value="43.614" calcext:value-type="float">
            <text:p>43.614</text:p>
          </table:table-cell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float" office:value="42117" calcext:value-type="float">
            <text:p>42117</text:p>
          </table:table-cell>
          <table:table-cell office:value-type="float" office:value="42050" calcext:value-type="float">
            <text:p>42050</text:p>
          </table:table-cell>
          <table:table-cell table:formula="of:=[.J10]-[.J9]" office:value-type="float" office:value="1.001" calcext:value-type="float">
            <text:p>1.001</text:p>
          </table:table-cell>
          <table:table-cell table:formula="of:=[.K10]-[.K9]" office:value-type="float" office:value="0.828000000000003" calcext:value-type="float">
            <text:p>0.828</text:p>
          </table:table-cell>
          <table:table-cell table:formula="of:=[.L10]-[.L9]" office:value-type="float" office:value="0.919999999999995" calcext:value-type="float">
            <text:p>0.92</text:p>
          </table:table-cell>
          <table:table-cell table:formula="of:=[.J10]^2-[.J9]^2" office:value-type="float" office:value="23.236213" calcext:value-type="float">
            <text:p>23.2362</text:p>
          </table:table-cell>
          <table:table-cell table:formula="of:=[.K10]^2-[.K9]^2" office:value-type="float" office:value="70.4313360000001" calcext:value-type="float">
            <text:p>70.4313</text:p>
          </table:table-cell>
          <table:table-cell table:formula="of:=[.G9]+[.H9]" office:value-type="float" office:value="93.6675490000001" calcext:value-type="float">
            <text:p>93.6675</text:p>
          </table:table-cell>
          <table:table-cell table:formula="of:=[.A9]*10^-3" office:value-type="float" office:value="11.106" calcext:value-type="float">
            <text:p>11.106</text:p>
          </table:table-cell>
          <table:table-cell table:formula="of:=[.B9]*10^-3" office:value-type="float" office:value="42.117" calcext:value-type="float">
            <text:p>42.117</text:p>
          </table:table-cell>
          <table:table-cell table:formula="of:=[.C9]*10^-3" office:value-type="float" office:value="42.05" calcext:value-type="float">
            <text:p>42.05</text:p>
          </table:table-cell>
        </table:table-row>
        <table:table-row table:style-name="ro1">
          <table:table-cell office:value-type="float" office:value="12107" calcext:value-type="float">
            <text:p>12107</text:p>
          </table:table-cell>
          <table:table-cell office:value-type="float" office:value="42945" calcext:value-type="float">
            <text:p>42945</text:p>
          </table:table-cell>
          <table:table-cell office:value-type="float" office:value="42970" calcext:value-type="float">
            <text:p>42970</text:p>
          </table:table-cell>
          <table:table-cell table:formula="of:=[.J11]-[.J10]" office:value-type="float" office:value="1" calcext:value-type="float">
            <text:p>1</text:p>
          </table:table-cell>
          <table:table-cell table:formula="of:=[.K11]-[.K10]" office:value-type="float" office:value="-1.564" calcext:value-type="float">
            <text:p>-1.564</text:p>
          </table:table-cell>
          <table:table-cell table:formula="of:=[.L11]-[.L10]" office:value-type="float" office:value="0.368000000000002" calcext:value-type="float">
            <text:p>0.368</text:p>
          </table:table-cell>
          <table:table-cell table:formula="of:=[.J11]^2-[.J10]^2" office:value-type="float" office:value="25.214" calcext:value-type="float">
            <text:p>25.214</text:p>
          </table:table-cell>
          <table:table-cell table:formula="of:=[.K11]^2-[.K10]^2" office:value-type="float" office:value="-131.885864" calcext:value-type="float">
            <text:p>-131.8859</text:p>
          </table:table-cell>
          <table:table-cell table:formula="of:=[.G10]+[.H10]" office:value-type="float" office:value="-106.671864" calcext:value-type="float">
            <text:p>-106.6719</text:p>
          </table:table-cell>
          <table:table-cell table:formula="of:=[.A10]*10^-3" office:value-type="float" office:value="12.107" calcext:value-type="float">
            <text:p>12.107</text:p>
          </table:table-cell>
          <table:table-cell table:formula="of:=[.B10]*10^-3" office:value-type="float" office:value="42.945" calcext:value-type="float">
            <text:p>42.945</text:p>
          </table:table-cell>
          <table:table-cell table:formula="of:=[.C10]*10^-3" office:value-type="float" office:value="42.97" calcext:value-type="float">
            <text:p>42.97</text:p>
          </table:table-cell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41381" calcext:value-type="float">
            <text:p>41381</text:p>
          </table:table-cell>
          <table:table-cell office:value-type="float" office:value="43338" calcext:value-type="float">
            <text:p>43338</text:p>
          </table:table-cell>
          <table:table-cell table:formula="of:=[.J12]-[.J11]" office:value-type="float" office:value="1.001" calcext:value-type="float">
            <text:p>1.001</text:p>
          </table:table-cell>
          <table:table-cell table:formula="of:=[.K12]-[.K11]" office:value-type="float" office:value="-1.011" calcext:value-type="float">
            <text:p>-1.011</text:p>
          </table:table-cell>
          <table:table-cell table:formula="of:=[.L12]-[.L11]" office:value-type="float" office:value="-0.460000000000001" calcext:value-type="float">
            <text:p>-0.46</text:p>
          </table:table-cell>
          <table:table-cell table:formula="of:=[.J12]^2-[.J11]^2" office:value-type="float" office:value="27.242215" calcext:value-type="float">
            <text:p>27.2422</text:p>
          </table:table-cell>
          <table:table-cell table:formula="of:=[.K12]^2-[.K11]^2" office:value-type="float" office:value="-82.6502610000002" calcext:value-type="float">
            <text:p>-82.6503</text:p>
          </table:table-cell>
          <table:table-cell table:formula="of:=[.G11]+[.H11]" office:value-type="float" office:value="-55.4080460000002" calcext:value-type="float">
            <text:p>-55.408</text:p>
          </table:table-cell>
          <table:table-cell table:formula="of:=[.A11]*10^-3" office:value-type="float" office:value="13.107" calcext:value-type="float">
            <text:p>13.107</text:p>
          </table:table-cell>
          <table:table-cell table:formula="of:=[.B11]*10^-3" office:value-type="float" office:value="41.381" calcext:value-type="float">
            <text:p>41.381</text:p>
          </table:table-cell>
          <table:table-cell table:formula="of:=[.C11]*10^-3" office:value-type="float" office:value="43.338" calcext:value-type="float">
            <text:p>43.338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float" office:value="40370" calcext:value-type="float">
            <text:p>40370</text:p>
          </table:table-cell>
          <table:table-cell office:value-type="float" office:value="42878" calcext:value-type="float">
            <text:p>42878</text:p>
          </table:table-cell>
          <table:table-cell table:formula="of:=[.J13]-[.J12]" office:value-type="float" office:value="1" calcext:value-type="float">
            <text:p>1</text:p>
          </table:table-cell>
          <table:table-cell table:formula="of:=[.K13]-[.K12]" office:value-type="float" office:value="0.276000000000003" calcext:value-type="float">
            <text:p>0.276</text:p>
          </table:table-cell>
          <table:table-cell table:formula="of:=[.L13]-[.L12]" office:value-type="float" office:value="0.0919999999999988" calcext:value-type="float">
            <text:p>0.092</text:p>
          </table:table-cell>
          <table:table-cell table:formula="of:=[.J13]^2-[.J12]^2" office:value-type="float" office:value="29.216" calcext:value-type="float">
            <text:p>29.216</text:p>
          </table:table-cell>
          <table:table-cell table:formula="of:=[.K13]^2-[.K12]^2" office:value-type="float" office:value="22.3604160000002" calcext:value-type="float">
            <text:p>22.3604</text:p>
          </table:table-cell>
          <table:table-cell table:formula="of:=[.G12]+[.H12]" office:value-type="float" office:value="51.5764160000002" calcext:value-type="float">
            <text:p>51.5764</text:p>
          </table:table-cell>
          <table:table-cell table:formula="of:=[.A12]*10^-3" office:value-type="float" office:value="14.108" calcext:value-type="float">
            <text:p>14.108</text:p>
          </table:table-cell>
          <table:table-cell table:formula="of:=[.B12]*10^-3" office:value-type="float" office:value="40.37" calcext:value-type="float">
            <text:p>40.37</text:p>
          </table:table-cell>
          <table:table-cell table:formula="of:=[.C12]*10^-3" office:value-type="float" office:value="42.878" calcext:value-type="float">
            <text:p>42.878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float" office:value="40646" calcext:value-type="float">
            <text:p>40646</text:p>
          </table:table-cell>
          <table:table-cell office:value-type="float" office:value="42970" calcext:value-type="float">
            <text:p>42970</text:p>
          </table:table-cell>
          <table:table-cell table:formula="of:=[.J14]-[.J13]" office:value-type="float" office:value="1.001" calcext:value-type="float">
            <text:p>1.001</text:p>
          </table:table-cell>
          <table:table-cell table:formula="of:=[.K14]-[.K13]" office:value-type="float" office:value="1.563" calcext:value-type="float">
            <text:p>1.563</text:p>
          </table:table-cell>
          <table:table-cell table:formula="of:=[.L14]-[.L13]" office:value-type="float" office:value="0.552" calcext:value-type="float">
            <text:p>0.552</text:p>
          </table:table-cell>
          <table:table-cell table:formula="of:=[.J14]^2-[.J13]^2" office:value-type="float" office:value="31.2482170000001" calcext:value-type="float">
            <text:p>31.2482</text:p>
          </table:table-cell>
          <table:table-cell table:formula="of:=[.K14]^2-[.K13]^2" office:value-type="float" office:value="129.502365" calcext:value-type="float">
            <text:p>129.5024</text:p>
          </table:table-cell>
          <table:table-cell table:formula="of:=[.G13]+[.H13]" office:value-type="float" office:value="160.750582" calcext:value-type="float">
            <text:p>160.7506</text:p>
          </table:table-cell>
          <table:table-cell table:formula="of:=[.A13]*10^-3" office:value-type="float" office:value="15.108" calcext:value-type="float">
            <text:p>15.108</text:p>
          </table:table-cell>
          <table:table-cell table:formula="of:=[.B13]*10^-3" office:value-type="float" office:value="40.646" calcext:value-type="float">
            <text:p>40.646</text:p>
          </table:table-cell>
          <table:table-cell table:formula="of:=[.C13]*10^-3" office:value-type="float" office:value="42.97" calcext:value-type="float">
            <text:p>42.97</text:p>
          </table:table-cell>
        </table:table-row>
        <table:table-row table:style-name="ro1">
          <table:table-cell office:value-type="float" office:value="16109" calcext:value-type="float">
            <text:p>16109</text:p>
          </table:table-cell>
          <table:table-cell office:value-type="float" office:value="42209" calcext:value-type="float">
            <text:p>42209</text:p>
          </table:table-cell>
          <table:table-cell office:value-type="float" office:value="43522" calcext:value-type="float">
            <text:p>43522</text:p>
          </table:table-cell>
          <table:table-cell table:formula="of:=[.J15]-[.J14]" office:value-type="float" office:value="1" calcext:value-type="float">
            <text:p>1</text:p>
          </table:table-cell>
          <table:table-cell table:formula="of:=[.K15]-[.K14]" office:value-type="float" office:value="0.367999999999995" calcext:value-type="float">
            <text:p>0.368</text:p>
          </table:table-cell>
          <table:table-cell table:formula="of:=[.L15]-[.L14]" office:value-type="float" office:value="-0.460000000000001" calcext:value-type="float">
            <text:p>-0.46</text:p>
          </table:table-cell>
          <table:table-cell table:formula="of:=[.J15]^2-[.J14]^2" office:value-type="float" office:value="33.218" calcext:value-type="float">
            <text:p>33.218</text:p>
          </table:table-cell>
          <table:table-cell table:formula="of:=[.K15]^2-[.K14]^2" office:value-type="float" office:value="31.2012479999994" calcext:value-type="float">
            <text:p>31.2012</text:p>
          </table:table-cell>
          <table:table-cell table:formula="of:=[.G14]+[.H14]" office:value-type="float" office:value="64.4192479999994" calcext:value-type="float">
            <text:p>64.4192</text:p>
          </table:table-cell>
          <table:table-cell table:formula="of:=[.A14]*10^-3" office:value-type="float" office:value="16.109" calcext:value-type="float">
            <text:p>16.109</text:p>
          </table:table-cell>
          <table:table-cell table:formula="of:=[.B14]*10^-3" office:value-type="float" office:value="42.209" calcext:value-type="float">
            <text:p>42.209</text:p>
          </table:table-cell>
          <table:table-cell table:formula="of:=[.C14]*10^-3" office:value-type="float" office:value="43.522" calcext:value-type="float">
            <text:p>43.522</text:p>
          </table:table-cell>
        </table:table-row>
        <table:table-row table:style-name="ro1">
          <table:table-cell office:value-type="float" office:value="17109" calcext:value-type="float">
            <text:p>17109</text:p>
          </table:table-cell>
          <table:table-cell office:value-type="float" office:value="42577" calcext:value-type="float">
            <text:p>42577</text:p>
          </table:table-cell>
          <table:table-cell office:value-type="float" office:value="43062" calcext:value-type="float">
            <text:p>43062</text:p>
          </table:table-cell>
          <table:table-cell table:formula="of:=[.J16]-[.J15]" office:value-type="float" office:value="1.001" calcext:value-type="float">
            <text:p>1.001</text:p>
          </table:table-cell>
          <table:table-cell table:formula="of:=[.K16]-[.K15]" office:value-type="float" office:value="1.747" calcext:value-type="float">
            <text:p>1.747</text:p>
          </table:table-cell>
          <table:table-cell table:formula="of:=[.L16]-[.L15]" office:value-type="float" office:value="1.65600000000001" calcext:value-type="float">
            <text:p>1.656</text:p>
          </table:table-cell>
          <table:table-cell table:formula="of:=[.J16]^2-[.J15]^2" office:value-type="float" office:value="35.2542189999999" calcext:value-type="float">
            <text:p>35.2542</text:p>
          </table:table-cell>
          <table:table-cell table:formula="of:=[.K16]^2-[.K15]^2" office:value-type="float" office:value="151.816047" calcext:value-type="float">
            <text:p>151.816</text:p>
          </table:table-cell>
          <table:table-cell table:formula="of:=[.G15]+[.H15]" office:value-type="float" office:value="187.070266" calcext:value-type="float">
            <text:p>187.0703</text:p>
          </table:table-cell>
          <table:table-cell table:formula="of:=[.A15]*10^-3" office:value-type="float" office:value="17.109" calcext:value-type="float">
            <text:p>17.109</text:p>
          </table:table-cell>
          <table:table-cell table:formula="of:=[.B15]*10^-3" office:value-type="float" office:value="42.577" calcext:value-type="float">
            <text:p>42.577</text:p>
          </table:table-cell>
          <table:table-cell table:formula="of:=[.C15]*10^-3" office:value-type="float" office:value="43.062" calcext:value-type="float">
            <text:p>43.062</text:p>
          </table:table-cell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44324" calcext:value-type="float">
            <text:p>44324</text:p>
          </table:table-cell>
          <table:table-cell office:value-type="float" office:value="44718" calcext:value-type="float">
            <text:p>44718</text:p>
          </table:table-cell>
          <table:table-cell table:formula="of:=[.J17]-[.J16]" office:value-type="float" office:value="1" calcext:value-type="float">
            <text:p>1</text:p>
          </table:table-cell>
          <table:table-cell table:formula="of:=[.K17]-[.K16]" office:value-type="float" office:value="-1.10299999999999" calcext:value-type="float">
            <text:p>-1.103</text:p>
          </table:table-cell>
          <table:table-cell table:formula="of:=[.L17]-[.L16]" office:value-type="float" office:value="-1.104" calcext:value-type="float">
            <text:p>-1.104</text:p>
          </table:table-cell>
          <table:table-cell table:formula="of:=[.J17]^2-[.J16]^2" office:value-type="float" office:value="37.22" calcext:value-type="float">
            <text:p>37.22</text:p>
          </table:table-cell>
          <table:table-cell table:formula="of:=[.K17]^2-[.K16]^2" office:value-type="float" office:value="-96.5621349999995" calcext:value-type="float">
            <text:p>-96.5621</text:p>
          </table:table-cell>
          <table:table-cell table:formula="of:=[.G16]+[.H16]" office:value-type="float" office:value="-59.3421349999994" calcext:value-type="float">
            <text:p>-59.3421</text:p>
          </table:table-cell>
          <table:table-cell table:formula="of:=[.A16]*10^-3" office:value-type="float" office:value="18.11" calcext:value-type="float">
            <text:p>18.11</text:p>
          </table:table-cell>
          <table:table-cell table:formula="of:=[.B16]*10^-3" office:value-type="float" office:value="44.324" calcext:value-type="float">
            <text:p>44.324</text:p>
          </table:table-cell>
          <table:table-cell table:formula="of:=[.C16]*10^-3" office:value-type="float" office:value="44.718" calcext:value-type="float">
            <text:p>44.718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43221" calcext:value-type="float">
            <text:p>43221</text:p>
          </table:table-cell>
          <table:table-cell office:value-type="float" office:value="43614" calcext:value-type="float">
            <text:p>43614</text:p>
          </table:table-cell>
          <table:table-cell table:formula="of:=[.J18]-[.J17]" office:value-type="float" office:value="1" calcext:value-type="float">
            <text:p>1</text:p>
          </table:table-cell>
          <table:table-cell table:formula="of:=[.K18]-[.K17]" office:value-type="float" office:value="-0.828000000000003" calcext:value-type="float">
            <text:p>-0.828</text:p>
          </table:table-cell>
          <table:table-cell table:formula="of:=[.L18]-[.L17]" office:value-type="float" office:value="0.367999999999995" calcext:value-type="float">
            <text:p>0.368</text:p>
          </table:table-cell>
          <table:table-cell table:formula="of:=[.J18]^2-[.J17]^2" office:value-type="float" office:value="39.22" calcext:value-type="float">
            <text:p>39.22</text:p>
          </table:table-cell>
          <table:table-cell table:formula="of:=[.K18]^2-[.K17]^2" office:value-type="float" office:value="-70.8883920000003" calcext:value-type="float">
            <text:p>-70.8884</text:p>
          </table:table-cell>
          <table:table-cell table:formula="of:=[.G17]+[.H17]" office:value-type="float" office:value="-31.6683920000003" calcext:value-type="float">
            <text:p>-31.6684</text:p>
          </table:table-cell>
          <table:table-cell table:formula="of:=[.A17]*10^-3" office:value-type="float" office:value="19.11" calcext:value-type="float">
            <text:p>19.11</text:p>
          </table:table-cell>
          <table:table-cell table:formula="of:=[.B17]*10^-3" office:value-type="float" office:value="43.221" calcext:value-type="float">
            <text:p>43.221</text:p>
          </table:table-cell>
          <table:table-cell table:formula="of:=[.C17]*10^-3" office:value-type="float" office:value="43.614" calcext:value-type="float">
            <text:p>43.614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42393" calcext:value-type="float">
            <text:p>42393</text:p>
          </table:table-cell>
          <table:table-cell office:value-type="float" office:value="43982" calcext:value-type="float">
            <text:p>43982</text:p>
          </table:table-cell>
          <table:table-cell table:formula="of:=[.J19]-[.J18]" office:value-type="float" office:value="1.001" calcext:value-type="float">
            <text:p>1.001</text:p>
          </table:table-cell>
          <table:table-cell table:formula="of:=[.K19]-[.K18]" office:value-type="float" office:value="0.368000000000002" calcext:value-type="float">
            <text:p>0.368</text:p>
          </table:table-cell>
          <table:table-cell table:formula="of:=[.L19]-[.L18]" office:value-type="float" office:value="-0.827999999999996" calcext:value-type="float">
            <text:p>-0.828</text:p>
          </table:table-cell>
          <table:table-cell table:formula="of:=[.J19]^2-[.J18]^2" office:value-type="float" office:value="41.2622210000001" calcext:value-type="float">
            <text:p>41.2622</text:p>
          </table:table-cell>
          <table:table-cell table:formula="of:=[.K19]^2-[.K18]^2" office:value-type="float" office:value="31.3366720000001" calcext:value-type="float">
            <text:p>31.3367</text:p>
          </table:table-cell>
          <table:table-cell table:formula="of:=[.G18]+[.H18]" office:value-type="float" office:value="72.5988930000002" calcext:value-type="float">
            <text:p>72.5989</text:p>
          </table:table-cell>
          <table:table-cell table:formula="of:=[.A18]*10^-3" office:value-type="float" office:value="20.11" calcext:value-type="float">
            <text:p>20.11</text:p>
          </table:table-cell>
          <table:table-cell table:formula="of:=[.B18]*10^-3" office:value-type="float" office:value="42.393" calcext:value-type="float">
            <text:p>42.393</text:p>
          </table:table-cell>
          <table:table-cell table:formula="of:=[.C18]*10^-3" office:value-type="float" office:value="43.982" calcext:value-type="float">
            <text:p>43.982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float" office:value="42761" calcext:value-type="float">
            <text:p>42761</text:p>
          </table:table-cell>
          <table:table-cell office:value-type="float" office:value="43154" calcext:value-type="float">
            <text:p>43154</text:p>
          </table:table-cell>
          <table:table-cell table:formula="of:=[.J20]-[.J19]" office:value-type="float" office:value="1" calcext:value-type="float">
            <text:p>1</text:p>
          </table:table-cell>
          <table:table-cell table:formula="of:=[.K20]-[.K19]" office:value-type="float" office:value="-0.276000000000003" calcext:value-type="float">
            <text:p>-0.276</text:p>
          </table:table-cell>
          <table:table-cell table:formula="of:=[.L20]-[.L19]" office:value-type="float" office:value="0.735999999999997" calcext:value-type="float">
            <text:p>0.736</text:p>
          </table:table-cell>
          <table:table-cell table:formula="of:=[.J20]^2-[.J19]^2" office:value-type="float" office:value="43.222" calcext:value-type="float">
            <text:p>43.222</text:p>
          </table:table-cell>
          <table:table-cell table:formula="of:=[.K20]^2-[.K19]^2" office:value-type="float" office:value="-23.5278960000003" calcext:value-type="float">
            <text:p>-23.5279</text:p>
          </table:table-cell>
          <table:table-cell table:formula="of:=[.G19]+[.H19]" office:value-type="float" office:value="19.6941039999998" calcext:value-type="float">
            <text:p>19.6941</text:p>
          </table:table-cell>
          <table:table-cell table:formula="of:=[.A19]*10^-3" office:value-type="float" office:value="21.111" calcext:value-type="float">
            <text:p>21.111</text:p>
          </table:table-cell>
          <table:table-cell table:formula="of:=[.B19]*10^-3" office:value-type="float" office:value="42.761" calcext:value-type="float">
            <text:p>42.761</text:p>
          </table:table-cell>
          <table:table-cell table:formula="of:=[.C19]*10^-3" office:value-type="float" office:value="43.154" calcext:value-type="float">
            <text:p>43.154</text:p>
          </table:table-cell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float" office:value="42485" calcext:value-type="float">
            <text:p>42485</text:p>
          </table:table-cell>
          <table:table-cell office:value-type="float" office:value="43890" calcext:value-type="float">
            <text:p>43890</text:p>
          </table:table-cell>
          <table:table-cell table:formula="of:=[.J21]-[.J20]" office:value-type="float" office:value="1.001" calcext:value-type="float">
            <text:p>1.001</text:p>
          </table:table-cell>
          <table:table-cell table:formula="of:=[.K21]-[.K20]" office:value-type="float" office:value="-0.460000000000001" calcext:value-type="float">
            <text:p>-0.46</text:p>
          </table:table-cell>
          <table:table-cell table:formula="of:=[.L21]-[.L20]" office:value-type="float" office:value="0.368000000000002" calcext:value-type="float">
            <text:p>0.368</text:p>
          </table:table-cell>
          <table:table-cell table:formula="of:=[.J21]^2-[.J20]^2" office:value-type="float" office:value="45.268223" calcext:value-type="float">
            <text:p>45.2682</text:p>
          </table:table-cell>
          <table:table-cell table:formula="of:=[.K21]^2-[.K20]^2" office:value-type="float" office:value="-38.8746000000001" calcext:value-type="float">
            <text:p>-38.8746</text:p>
          </table:table-cell>
          <table:table-cell table:formula="of:=[.G20]+[.H20]" office:value-type="float" office:value="6.39362299999993" calcext:value-type="float">
            <text:p>6.3936</text:p>
          </table:table-cell>
          <table:table-cell table:formula="of:=[.A20]*10^-3" office:value-type="float" office:value="22.111" calcext:value-type="float">
            <text:p>22.111</text:p>
          </table:table-cell>
          <table:table-cell table:formula="of:=[.B20]*10^-3" office:value-type="float" office:value="42.485" calcext:value-type="float">
            <text:p>42.485</text:p>
          </table:table-cell>
          <table:table-cell table:formula="of:=[.C20]*10^-3" office:value-type="float" office:value="43.89" calcext:value-type="float">
            <text:p>43.89</text:p>
          </table:table-cell>
        </table:table-row>
        <table:table-row table:style-name="ro1">
          <table:table-cell office:value-type="float" office:value="23112" calcext:value-type="float">
            <text:p>23112</text:p>
          </table:table-cell>
          <table:table-cell office:value-type="float" office:value="42025" calcext:value-type="float">
            <text:p>42025</text:p>
          </table:table-cell>
          <table:table-cell office:value-type="float" office:value="44258" calcext:value-type="float">
            <text:p>44258</text:p>
          </table:table-cell>
          <table:table-cell table:formula="of:=[.J22]-[.J21]" office:value-type="float" office:value="1" calcext:value-type="float">
            <text:p>1</text:p>
          </table:table-cell>
          <table:table-cell table:formula="of:=[.K22]-[.K21]" office:value-type="float" office:value="-0.275999999999996" calcext:value-type="float">
            <text:p>-0.276</text:p>
          </table:table-cell>
          <table:table-cell table:formula="of:=[.L22]-[.L21]" office:value-type="float" office:value="0" calcext:value-type="float">
            <text:p>0</text:p>
          </table:table-cell>
          <table:table-cell table:formula="of:=[.J22]^2-[.J21]^2" office:value-type="float" office:value="47.2240000000001" calcext:value-type="float">
            <text:p>47.224</text:p>
          </table:table-cell>
          <table:table-cell table:formula="of:=[.K22]^2-[.K21]^2" office:value-type="float" office:value="-23.1216239999997" calcext:value-type="float">
            <text:p>-23.1216</text:p>
          </table:table-cell>
          <table:table-cell table:formula="of:=[.G21]+[.H21]" office:value-type="float" office:value="24.1023760000004" calcext:value-type="float">
            <text:p>24.1024</text:p>
          </table:table-cell>
          <table:table-cell table:formula="of:=[.A21]*10^-3" office:value-type="float" office:value="23.112" calcext:value-type="float">
            <text:p>23.112</text:p>
          </table:table-cell>
          <table:table-cell table:formula="of:=[.B21]*10^-3" office:value-type="float" office:value="42.025" calcext:value-type="float">
            <text:p>42.025</text:p>
          </table:table-cell>
          <table:table-cell table:formula="of:=[.C21]*10^-3" office:value-type="float" office:value="44.258" calcext:value-type="float">
            <text:p>44.258</text:p>
          </table:table-cell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float" office:value="41749" calcext:value-type="float">
            <text:p>41749</text:p>
          </table:table-cell>
          <table:table-cell office:value-type="float" office:value="44258" calcext:value-type="float">
            <text:p>44258</text:p>
          </table:table-cell>
          <table:table-cell table:formula="of:=[.J23]-[.J22]" office:value-type="float" office:value="1.001" calcext:value-type="float">
            <text:p>1.001</text:p>
          </table:table-cell>
          <table:table-cell table:formula="of:=[.K23]-[.K22]" office:value-type="float" office:value="-2.759" calcext:value-type="float">
            <text:p>-2.759</text:p>
          </table:table-cell>
          <table:table-cell table:formula="of:=[.L23]-[.L22]" office:value-type="float" office:value="0" calcext:value-type="float">
            <text:p>0</text:p>
          </table:table-cell>
          <table:table-cell table:formula="of:=[.J23]^2-[.J22]^2" office:value-type="float" office:value="49.2742249999999" calcext:value-type="float">
            <text:p>49.2742</text:p>
          </table:table-cell>
          <table:table-cell table:formula="of:=[.K23]^2-[.K22]^2" office:value-type="float" office:value="-222.758901" calcext:value-type="float">
            <text:p>-222.7589</text:p>
          </table:table-cell>
          <table:table-cell table:formula="of:=[.G22]+[.H22]" office:value-type="float" office:value="-173.484676" calcext:value-type="float">
            <text:p>-173.4847</text:p>
          </table:table-cell>
          <table:table-cell table:formula="of:=[.A22]*10^-3" office:value-type="float" office:value="24.112" calcext:value-type="float">
            <text:p>24.112</text:p>
          </table:table-cell>
          <table:table-cell table:formula="of:=[.B22]*10^-3" office:value-type="float" office:value="41.749" calcext:value-type="float">
            <text:p>41.749</text:p>
          </table:table-cell>
          <table:table-cell table:formula="of:=[.C22]*10^-3" office:value-type="float" office:value="44.258" calcext:value-type="float">
            <text:p>44.258</text:p>
          </table:table-cell>
        </table:table-row>
        <table:table-row table:style-name="ro1">
          <table:table-cell office:value-type="float" office:value="25113" calcext:value-type="float">
            <text:p>25113</text:p>
          </table:table-cell>
          <table:table-cell office:value-type="float" office:value="38990" calcext:value-type="float">
            <text:p>38990</text:p>
          </table:table-cell>
          <table:table-cell office:value-type="float" office:value="44258" calcext:value-type="float">
            <text:p>44258</text:p>
          </table:table-cell>
          <table:table-cell table:formula="of:=[.J24]-[.J23]" office:value-type="float" office:value="1" calcext:value-type="float">
            <text:p>1</text:p>
          </table:table-cell>
          <table:table-cell table:formula="of:=[.K24]-[.K23]" office:value-type="float" office:value="2.943" calcext:value-type="float">
            <text:p>2.943</text:p>
          </table:table-cell>
          <table:table-cell table:formula="of:=[.L24]-[.L23]" office:value-type="float" office:value="-2.392" calcext:value-type="float">
            <text:p>-2.392</text:p>
          </table:table-cell>
          <table:table-cell table:formula="of:=[.J24]^2-[.J23]^2" office:value-type="float" office:value="51.226" calcext:value-type="float">
            <text:p>51.226</text:p>
          </table:table-cell>
          <table:table-cell table:formula="of:=[.K24]^2-[.K23]^2" office:value-type="float" office:value="238.156389" calcext:value-type="float">
            <text:p>238.1564</text:p>
          </table:table-cell>
          <table:table-cell table:formula="of:=[.G23]+[.H23]" office:value-type="float" office:value="289.382389" calcext:value-type="float">
            <text:p>289.3824</text:p>
          </table:table-cell>
          <table:table-cell table:formula="of:=[.A23]*10^-3" office:value-type="float" office:value="25.113" calcext:value-type="float">
            <text:p>25.113</text:p>
          </table:table-cell>
          <table:table-cell table:formula="of:=[.B23]*10^-3" office:value-type="float" office:value="38.99" calcext:value-type="float">
            <text:p>38.99</text:p>
          </table:table-cell>
          <table:table-cell table:formula="of:=[.C23]*10^-3" office:value-type="float" office:value="44.258" calcext:value-type="float">
            <text:p>44.258</text:p>
          </table:table-cell>
        </table:table-row>
        <table:table-row table:style-name="ro1">
          <table:table-cell office:value-type="float" office:value="26113" calcext:value-type="float">
            <text:p>26113</text:p>
          </table:table-cell>
          <table:table-cell office:value-type="float" office:value="41933" calcext:value-type="float">
            <text:p>41933</text:p>
          </table:table-cell>
          <table:table-cell office:value-type="float" office:value="41866" calcext:value-type="float">
            <text:p>41866</text:p>
          </table:table-cell>
          <table:table-cell table:formula="of:=[.J25]-[.J24]" office:value-type="float" office:value="1.002" calcext:value-type="float">
            <text:p>1.002</text:p>
          </table:table-cell>
          <table:table-cell table:formula="of:=[.K25]-[.K24]" office:value-type="float" office:value="0.828000000000003" calcext:value-type="float">
            <text:p>0.828</text:p>
          </table:table-cell>
          <table:table-cell table:formula="of:=[.L25]-[.L24]" office:value-type="float" office:value="0.736000000000004" calcext:value-type="float">
            <text:p>0.736</text:p>
          </table:table-cell>
          <table:table-cell table:formula="of:=[.J25]^2-[.J24]^2" office:value-type="float" office:value="53.334456" calcext:value-type="float">
            <text:p>53.3345</text:p>
          </table:table-cell>
          <table:table-cell table:formula="of:=[.K25]^2-[.K24]^2" office:value-type="float" office:value="70.1266320000002" calcext:value-type="float">
            <text:p>70.1266</text:p>
          </table:table-cell>
          <table:table-cell table:formula="of:=[.G24]+[.H24]" office:value-type="float" office:value="123.461088" calcext:value-type="float">
            <text:p>123.4611</text:p>
          </table:table-cell>
          <table:table-cell table:formula="of:=[.A24]*10^-3" office:value-type="float" office:value="26.113" calcext:value-type="float">
            <text:p>26.113</text:p>
          </table:table-cell>
          <table:table-cell table:formula="of:=[.B24]*10^-3" office:value-type="float" office:value="41.933" calcext:value-type="float">
            <text:p>41.933</text:p>
          </table:table-cell>
          <table:table-cell table:formula="of:=[.C24]*10^-3" office:value-type="float" office:value="41.866" calcext:value-type="float">
            <text:p>41.866</text:p>
          </table:table-cell>
        </table:table-row>
        <table:table-row table:style-name="ro1">
          <table:table-cell office:value-type="float" office:value="27115" calcext:value-type="float">
            <text:p>27115</text:p>
          </table:table-cell>
          <table:table-cell office:value-type="float" office:value="42761" calcext:value-type="float">
            <text:p>42761</text:p>
          </table:table-cell>
          <table:table-cell office:value-type="float" office:value="42602" calcext:value-type="float">
            <text:p>42602</text:p>
          </table:table-cell>
          <table:table-cell table:formula="of:=[.J26]-[.J25]" office:value-type="float" office:value="1" calcext:value-type="float">
            <text:p>1</text:p>
          </table:table-cell>
          <table:table-cell table:formula="of:=[.K26]-[.K25]" office:value-type="float" office:value="1.379" calcext:value-type="float">
            <text:p>1.379</text:p>
          </table:table-cell>
          <table:table-cell table:formula="of:=[.L26]-[.L25]" office:value-type="float" office:value="-1.932" calcext:value-type="float">
            <text:p>-1.932</text:p>
          </table:table-cell>
          <table:table-cell table:formula="of:=[.J26]^2-[.J25]^2" office:value-type="float" office:value="55.23" calcext:value-type="float">
            <text:p>55.23</text:p>
          </table:table-cell>
          <table:table-cell table:formula="of:=[.K26]^2-[.K25]^2" office:value-type="float" office:value="119.836479" calcext:value-type="float">
            <text:p>119.8365</text:p>
          </table:table-cell>
          <table:table-cell table:formula="of:=[.G25]+[.H25]" office:value-type="float" office:value="175.066479" calcext:value-type="float">
            <text:p>175.0665</text:p>
          </table:table-cell>
          <table:table-cell table:formula="of:=[.A25]*10^-3" office:value-type="float" office:value="27.115" calcext:value-type="float">
            <text:p>27.115</text:p>
          </table:table-cell>
          <table:table-cell table:formula="of:=[.B25]*10^-3" office:value-type="float" office:value="42.761" calcext:value-type="float">
            <text:p>42.761</text:p>
          </table:table-cell>
          <table:table-cell table:formula="of:=[.C25]*10^-3" office:value-type="float" office:value="42.602" calcext:value-type="float">
            <text:p>42.602</text:p>
          </table:table-cell>
        </table:table-row>
        <table:table-row table:style-name="ro1">
          <table:table-cell office:value-type="float" office:value="28115" calcext:value-type="float">
            <text:p>28115</text:p>
          </table:table-cell>
          <table:table-cell office:value-type="float" office:value="44140" calcext:value-type="float">
            <text:p>44140</text:p>
          </table:table-cell>
          <table:table-cell office:value-type="float" office:value="40670" calcext:value-type="float">
            <text:p>40670</text:p>
          </table:table-cell>
          <table:table-cell table:formula="of:=[.J27]-[.J26]" office:value-type="float" office:value="1.001" calcext:value-type="float">
            <text:p>1.001</text:p>
          </table:table-cell>
          <table:table-cell table:formula="of:=[.K27]-[.K26]" office:value-type="float" office:value="1.104" calcext:value-type="float">
            <text:p>1.104</text:p>
          </table:table-cell>
          <table:table-cell table:formula="of:=[.L27]-[.L26]" office:value-type="float" office:value="0.920000000000002" calcext:value-type="float">
            <text:p>0.92</text:p>
          </table:table-cell>
          <table:table-cell table:formula="of:=[.J27]^2-[.J26]^2" office:value-type="float" office:value="57.2882309999999" calcext:value-type="float">
            <text:p>57.2882</text:p>
          </table:table-cell>
          <table:table-cell table:formula="of:=[.K27]^2-[.K26]^2" office:value-type="float" office:value="98.679936" calcext:value-type="float">
            <text:p>98.6799</text:p>
          </table:table-cell>
          <table:table-cell table:formula="of:=[.G26]+[.H26]" office:value-type="float" office:value="155.968167" calcext:value-type="float">
            <text:p>155.9682</text:p>
          </table:table-cell>
          <table:table-cell table:formula="of:=[.A26]*10^-3" office:value-type="float" office:value="28.115" calcext:value-type="float">
            <text:p>28.115</text:p>
          </table:table-cell>
          <table:table-cell table:formula="of:=[.B26]*10^-3" office:value-type="float" office:value="44.14" calcext:value-type="float">
            <text:p>44.14</text:p>
          </table:table-cell>
          <table:table-cell table:formula="of:=[.C26]*10^-3" office:value-type="float" office:value="40.67" calcext:value-type="float">
            <text:p>40.67</text:p>
          </table:table-cell>
        </table:table-row>
        <table:table-row table:style-name="ro1">
          <table:table-cell office:value-type="float" office:value="29116" calcext:value-type="float">
            <text:p>29116</text:p>
          </table:table-cell>
          <table:table-cell office:value-type="float" office:value="45244" calcext:value-type="float">
            <text:p>45244</text:p>
          </table:table-cell>
          <table:table-cell office:value-type="float" office:value="41590" calcext:value-type="float">
            <text:p>41590</text:p>
          </table:table-cell>
          <table:table-cell table:formula="of:=[.J28]-[.J27]" office:value-type="float" office:value="1" calcext:value-type="float">
            <text:p>1</text:p>
          </table:table-cell>
          <table:table-cell table:formula="of:=[.K28]-[.K27]" office:value-type="float" office:value="0.367000000000004" calcext:value-type="float">
            <text:p>0.367</text:p>
          </table:table-cell>
          <table:table-cell table:formula="of:=[.L28]-[.L27]" office:value-type="float" office:value="-2.117" calcext:value-type="float">
            <text:p>-2.117</text:p>
          </table:table-cell>
          <table:table-cell table:formula="of:=[.J28]^2-[.J27]^2" office:value-type="float" office:value="59.232" calcext:value-type="float">
            <text:p>59.232</text:p>
          </table:table-cell>
          <table:table-cell table:formula="of:=[.K28]^2-[.K27]^2" office:value-type="float" office:value="33.3437850000003" calcext:value-type="float">
            <text:p>33.3438</text:p>
          </table:table-cell>
          <table:table-cell table:formula="of:=[.G27]+[.H27]" office:value-type="float" office:value="92.5757850000002" calcext:value-type="float">
            <text:p>92.5758</text:p>
          </table:table-cell>
          <table:table-cell table:formula="of:=[.A27]*10^-3" office:value-type="float" office:value="29.116" calcext:value-type="float">
            <text:p>29.116</text:p>
          </table:table-cell>
          <table:table-cell table:formula="of:=[.B27]*10^-3" office:value-type="float" office:value="45.244" calcext:value-type="float">
            <text:p>45.244</text:p>
          </table:table-cell>
          <table:table-cell table:formula="of:=[.C27]*10^-3" office:value-type="float" office:value="41.59" calcext:value-type="float">
            <text:p>41.59</text:p>
          </table:table-cell>
        </table:table-row>
        <table:table-row table:style-name="ro1">
          <table:table-cell office:value-type="float" office:value="30116" calcext:value-type="float">
            <text:p>30116</text:p>
          </table:table-cell>
          <table:table-cell office:value-type="float" office:value="45611" calcext:value-type="float">
            <text:p>45611</text:p>
          </table:table-cell>
          <table:table-cell office:value-type="float" office:value="39473" calcext:value-type="float">
            <text:p>39473</text:p>
          </table:table-cell>
          <table:table-cell table:formula="of:=[.J29]-[.J28]" office:value-type="float" office:value="1" calcext:value-type="float">
            <text:p>1</text:p>
          </table:table-cell>
          <table:table-cell table:formula="of:=[.K29]-[.K28]" office:value-type="float" office:value="-0.183" calcext:value-type="float">
            <text:p>-0.183</text:p>
          </table:table-cell>
          <table:table-cell table:formula="of:=[.L29]-[.L28]" office:value-type="float" office:value="-1.656" calcext:value-type="float">
            <text:p>-1.656</text:p>
          </table:table-cell>
          <table:table-cell table:formula="of:=[.J29]^2-[.J28]^2" office:value-type="float" office:value="61.2320000000001" calcext:value-type="float">
            <text:p>61.232</text:p>
          </table:table-cell>
          <table:table-cell table:formula="of:=[.K29]^2-[.K28]^2" office:value-type="float" office:value="-16.6601369999999" calcext:value-type="float">
            <text:p>-16.6601</text:p>
          </table:table-cell>
          <table:table-cell table:formula="of:=[.G28]+[.H28]" office:value-type="float" office:value="44.5718630000002" calcext:value-type="float">
            <text:p>44.5719</text:p>
          </table:table-cell>
          <table:table-cell table:formula="of:=[.A28]*10^-3" office:value-type="float" office:value="30.116" calcext:value-type="float">
            <text:p>30.116</text:p>
          </table:table-cell>
          <table:table-cell table:formula="of:=[.B28]*10^-3" office:value-type="float" office:value="45.611" calcext:value-type="float">
            <text:p>45.611</text:p>
          </table:table-cell>
          <table:table-cell table:formula="of:=[.C28]*10^-3" office:value-type="float" office:value="39.473" calcext:value-type="float">
            <text:p>39.473</text:p>
          </table:table-cell>
        </table:table-row>
        <table:table-row table:style-name="ro1">
          <table:table-cell office:value-type="float" office:value="31116" calcext:value-type="float">
            <text:p>31116</text:p>
          </table:table-cell>
          <table:table-cell office:value-type="float" office:value="45428" calcext:value-type="float">
            <text:p>45428</text:p>
          </table:table-cell>
          <table:table-cell office:value-type="float" office:value="37817" calcext:value-type="float">
            <text:p>37817</text:p>
          </table:table-cell>
          <table:table-cell table:formula="of:=[.J30]-[.J29]" office:value-type="float" office:value="1.001" calcext:value-type="float">
            <text:p>1.001</text:p>
          </table:table-cell>
          <table:table-cell table:formula="of:=[.K30]-[.K29]" office:value-type="float" office:value="1.379" calcext:value-type="float">
            <text:p>1.379</text:p>
          </table:table-cell>
          <table:table-cell table:formula="of:=[.L30]-[.L29]" office:value-type="float" office:value="2.485" calcext:value-type="float">
            <text:p>2.485</text:p>
          </table:table-cell>
          <table:table-cell table:formula="of:=[.J30]^2-[.J29]^2" office:value-type="float" office:value="63.2962329999997" calcext:value-type="float">
            <text:p>63.2962</text:p>
          </table:table-cell>
          <table:table-cell table:formula="of:=[.K30]^2-[.K29]^2" office:value-type="float" office:value="127.192065" calcext:value-type="float">
            <text:p>127.1921</text:p>
          </table:table-cell>
          <table:table-cell table:formula="of:=[.G29]+[.H29]" office:value-type="float" office:value="190.488297999999" calcext:value-type="float">
            <text:p>190.4883</text:p>
          </table:table-cell>
          <table:table-cell table:formula="of:=[.A29]*10^-3" office:value-type="float" office:value="31.116" calcext:value-type="float">
            <text:p>31.116</text:p>
          </table:table-cell>
          <table:table-cell table:formula="of:=[.B29]*10^-3" office:value-type="float" office:value="45.428" calcext:value-type="float">
            <text:p>45.428</text:p>
          </table:table-cell>
          <table:table-cell table:formula="of:=[.C29]*10^-3" office:value-type="float" office:value="37.817" calcext:value-type="float">
            <text:p>37.817</text:p>
          </table:table-cell>
        </table:table-row>
        <table:table-row table:style-name="ro1">
          <table:table-cell office:value-type="float" office:value="32117" calcext:value-type="float">
            <text:p>32117</text:p>
          </table:table-cell>
          <table:table-cell office:value-type="float" office:value="46807" calcext:value-type="float">
            <text:p>46807</text:p>
          </table:table-cell>
          <table:table-cell office:value-type="float" office:value="40302" calcext:value-type="float">
            <text:p>40302</text:p>
          </table:table-cell>
          <table:table-cell table:formula="of:=[.J31]-[.J30]" office:value-type="float" office:value="1" calcext:value-type="float">
            <text:p>1</text:p>
          </table:table-cell>
          <table:table-cell table:formula="of:=[.K31]-[.K30]" office:value-type="float" office:value="0.827999999999996" calcext:value-type="float">
            <text:p>0.828</text:p>
          </table:table-cell>
          <table:table-cell table:formula="of:=[.L31]-[.L30]" office:value-type="float" office:value="-0.829000000000001" calcext:value-type="float">
            <text:p>-0.829</text:p>
          </table:table-cell>
          <table:table-cell table:formula="of:=[.J31]^2-[.J30]^2" office:value-type="float" office:value="65.2340000000002" calcext:value-type="float">
            <text:p>65.234</text:p>
          </table:table-cell>
          <table:table-cell table:formula="of:=[.K31]^2-[.K30]^2" office:value-type="float" office:value="78.1979759999995" calcext:value-type="float">
            <text:p>78.198</text:p>
          </table:table-cell>
          <table:table-cell table:formula="of:=[.G30]+[.H30]" office:value-type="float" office:value="143.431976" calcext:value-type="float">
            <text:p>143.432</text:p>
          </table:table-cell>
          <table:table-cell table:formula="of:=[.A30]*10^-3" office:value-type="float" office:value="32.117" calcext:value-type="float">
            <text:p>32.117</text:p>
          </table:table-cell>
          <table:table-cell table:formula="of:=[.B30]*10^-3" office:value-type="float" office:value="46.807" calcext:value-type="float">
            <text:p>46.807</text:p>
          </table:table-cell>
          <table:table-cell table:formula="of:=[.C30]*10^-3" office:value-type="float" office:value="40.302" calcext:value-type="float">
            <text:p>40.302</text:p>
          </table:table-cell>
        </table:table-row>
        <table:table-row table:style-name="ro1">
          <table:table-cell office:value-type="float" office:value="33117" calcext:value-type="float">
            <text:p>33117</text:p>
          </table:table-cell>
          <table:table-cell office:value-type="float" office:value="47635" calcext:value-type="float">
            <text:p>47635</text:p>
          </table:table-cell>
          <table:table-cell office:value-type="float" office:value="39473" calcext:value-type="float">
            <text:p>39473</text:p>
          </table:table-cell>
          <table:table-cell table:formula="of:=[.J32]-[.J31]" office:value-type="float" office:value="1.001" calcext:value-type="float">
            <text:p>1.001</text:p>
          </table:table-cell>
          <table:table-cell table:formula="of:=[.K32]-[.K31]" office:value-type="float" office:value="-0.827999999999996" calcext:value-type="float">
            <text:p>-0.828</text:p>
          </table:table-cell>
          <table:table-cell table:formula="of:=[.L32]-[.L31]" office:value-type="float" office:value="0.553000000000004" calcext:value-type="float">
            <text:p>0.553</text:p>
          </table:table-cell>
          <table:table-cell table:formula="of:=[.J32]^2-[.J31]^2" office:value-type="float" office:value="67.3022350000003" calcext:value-type="float">
            <text:p>67.3022</text:p>
          </table:table-cell>
          <table:table-cell table:formula="of:=[.K32]^2-[.K31]^2" office:value-type="float" office:value="-78.1979759999995" calcext:value-type="float">
            <text:p>-78.198</text:p>
          </table:table-cell>
          <table:table-cell table:formula="of:=[.G31]+[.H31]" office:value-type="float" office:value="-10.8957409999991" calcext:value-type="float">
            <text:p>-10.8957</text:p>
          </table:table-cell>
          <table:table-cell table:formula="of:=[.A31]*10^-3" office:value-type="float" office:value="33.117" calcext:value-type="float">
            <text:p>33.117</text:p>
          </table:table-cell>
          <table:table-cell table:formula="of:=[.B31]*10^-3" office:value-type="float" office:value="47.635" calcext:value-type="float">
            <text:p>47.635</text:p>
          </table:table-cell>
          <table:table-cell table:formula="of:=[.C31]*10^-3" office:value-type="float" office:value="39.473" calcext:value-type="float">
            <text:p>39.473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float" office:value="46807" calcext:value-type="float">
            <text:p>46807</text:p>
          </table:table-cell>
          <table:table-cell office:value-type="float" office:value="40026" calcext:value-type="float">
            <text:p>40026</text:p>
          </table:table-cell>
          <table:table-cell table:formula="of:=[.J33]-[.J32]" office:value-type="float" office:value="1" calcext:value-type="float">
            <text:p>1</text:p>
          </table:table-cell>
          <table:table-cell table:formula="of:=[.K33]-[.K32]" office:value-type="float" office:value="-0.552" calcext:value-type="float">
            <text:p>-0.552</text:p>
          </table:table-cell>
          <table:table-cell table:formula="of:=[.L33]-[.L32]" office:value-type="float" office:value="1.84" calcext:value-type="float">
            <text:p>1.84</text:p>
          </table:table-cell>
          <table:table-cell table:formula="of:=[.J33]^2-[.J32]^2" office:value-type="float" office:value="69.2359999999999" calcext:value-type="float">
            <text:p>69.236</text:p>
          </table:table-cell>
          <table:table-cell table:formula="of:=[.K33]^2-[.K32]^2" office:value-type="float" office:value="-51.3702239999998" calcext:value-type="float">
            <text:p>-51.3702</text:p>
          </table:table-cell>
          <table:table-cell table:formula="of:=[.G32]+[.H32]" office:value-type="float" office:value="17.8657760000001" calcext:value-type="float">
            <text:p>17.8658</text:p>
          </table:table-cell>
          <table:table-cell table:formula="of:=[.A32]*10^-3" office:value-type="float" office:value="34.118" calcext:value-type="float">
            <text:p>34.118</text:p>
          </table:table-cell>
          <table:table-cell table:formula="of:=[.B32]*10^-3" office:value-type="float" office:value="46.807" calcext:value-type="float">
            <text:p>46.807</text:p>
          </table:table-cell>
          <table:table-cell table:formula="of:=[.C32]*10^-3" office:value-type="float" office:value="40.026" calcext:value-type="float">
            <text:p>40.026</text:p>
          </table:table-cell>
        </table:table-row>
        <table:table-row table:style-name="ro1">
          <table:table-cell office:value-type="float" office:value="35118" calcext:value-type="float">
            <text:p>35118</text:p>
          </table:table-cell>
          <table:table-cell office:value-type="float" office:value="46255" calcext:value-type="float">
            <text:p>46255</text:p>
          </table:table-cell>
          <table:table-cell office:value-type="float" office:value="41866" calcext:value-type="float">
            <text:p>41866</text:p>
          </table:table-cell>
          <table:table-cell table:formula="of:=[.J34]-[.J33]" office:value-type="float" office:value="1.001" calcext:value-type="float">
            <text:p>1.001</text:p>
          </table:table-cell>
          <table:table-cell table:formula="of:=[.K34]-[.K33]" office:value-type="float" office:value="1.104" calcext:value-type="float">
            <text:p>1.104</text:p>
          </table:table-cell>
          <table:table-cell table:formula="of:=[.L34]-[.L33]" office:value-type="float" office:value="0.368000000000002" calcext:value-type="float">
            <text:p>0.368</text:p>
          </table:table-cell>
          <table:table-cell table:formula="of:=[.J34]^2-[.J33]^2" office:value-type="float" office:value="71.308237" calcext:value-type="float">
            <text:p>71.3082</text:p>
          </table:table-cell>
          <table:table-cell table:formula="of:=[.K34]^2-[.K33]^2" office:value-type="float" office:value="103.349856" calcext:value-type="float">
            <text:p>103.3499</text:p>
          </table:table-cell>
          <table:table-cell table:formula="of:=[.G33]+[.H33]" office:value-type="float" office:value="174.658093" calcext:value-type="float">
            <text:p>174.6581</text:p>
          </table:table-cell>
          <table:table-cell table:formula="of:=[.A33]*10^-3" office:value-type="float" office:value="35.118" calcext:value-type="float">
            <text:p>35.118</text:p>
          </table:table-cell>
          <table:table-cell table:formula="of:=[.B33]*10^-3" office:value-type="float" office:value="46.255" calcext:value-type="float">
            <text:p>46.255</text:p>
          </table:table-cell>
          <table:table-cell table:formula="of:=[.C33]*10^-3" office:value-type="float" office:value="41.866" calcext:value-type="float">
            <text:p>41.866</text:p>
          </table:table-cell>
        </table:table-row>
        <table:table-row table:style-name="ro1">
          <table:table-cell office:value-type="float" office:value="36119" calcext:value-type="float">
            <text:p>36119</text:p>
          </table:table-cell>
          <table:table-cell office:value-type="float" office:value="47359" calcext:value-type="float">
            <text:p>47359</text:p>
          </table:table-cell>
          <table:table-cell office:value-type="float" office:value="42234" calcext:value-type="float">
            <text:p>42234</text:p>
          </table:table-cell>
          <table:table-cell table:formula="of:=[.J35]-[.J34]" office:value-type="float" office:value="1" calcext:value-type="float">
            <text:p>1</text:p>
          </table:table-cell>
          <table:table-cell table:formula="of:=[.K35]-[.K34]" office:value-type="float" office:value="1.839" calcext:value-type="float">
            <text:p>1.839</text:p>
          </table:table-cell>
          <table:table-cell table:formula="of:=[.L35]-[.L34]" office:value-type="float" office:value="-1.012" calcext:value-type="float">
            <text:p>-1.012</text:p>
          </table:table-cell>
          <table:table-cell table:formula="of:=[.J35]^2-[.J34]^2" office:value-type="float" office:value="73.2379999999998" calcext:value-type="float">
            <text:p>73.238</text:p>
          </table:table-cell>
          <table:table-cell table:formula="of:=[.K35]^2-[.K34]^2" office:value-type="float" office:value="177.568323" calcext:value-type="float">
            <text:p>177.5683</text:p>
          </table:table-cell>
          <table:table-cell table:formula="of:=[.G34]+[.H34]" office:value-type="float" office:value="250.806323" calcext:value-type="float">
            <text:p>250.8063</text:p>
          </table:table-cell>
          <table:table-cell table:formula="of:=[.A34]*10^-3" office:value-type="float" office:value="36.119" calcext:value-type="float">
            <text:p>36.119</text:p>
          </table:table-cell>
          <table:table-cell table:formula="of:=[.B34]*10^-3" office:value-type="float" office:value="47.359" calcext:value-type="float">
            <text:p>47.359</text:p>
          </table:table-cell>
          <table:table-cell table:formula="of:=[.C34]*10^-3" office:value-type="float" office:value="42.234" calcext:value-type="float">
            <text:p>42.234</text:p>
          </table:table-cell>
        </table:table-row>
        <table:table-row table:style-name="ro1">
          <table:table-cell office:value-type="float" office:value="37119" calcext:value-type="float">
            <text:p>37119</text:p>
          </table:table-cell>
          <table:table-cell office:value-type="float" office:value="49198" calcext:value-type="float">
            <text:p>49198</text:p>
          </table:table-cell>
          <table:table-cell office:value-type="float" office:value="41222" calcext:value-type="float">
            <text:p>41222</text:p>
          </table:table-cell>
          <table:table-cell table:formula="of:=[.J36]-[.J35]" office:value-type="float" office:value="1.001" calcext:value-type="float">
            <text:p>1.001</text:p>
          </table:table-cell>
          <table:table-cell table:formula="of:=[.K36]-[.K35]" office:value-type="float" office:value="-0.460000000000001" calcext:value-type="float">
            <text:p>-0.46</text:p>
          </table:table-cell>
          <table:table-cell table:formula="of:=[.L36]-[.L35]" office:value-type="float" office:value="0.368000000000002" calcext:value-type="float">
            <text:p>0.368</text:p>
          </table:table-cell>
          <table:table-cell table:formula="of:=[.J36]^2-[.J35]^2" office:value-type="float" office:value="75.314239" calcext:value-type="float">
            <text:p>75.3142</text:p>
          </table:table-cell>
          <table:table-cell table:formula="of:=[.K36]^2-[.K35]^2" office:value-type="float" office:value="-45.0505600000001" calcext:value-type="float">
            <text:p>-45.0506</text:p>
          </table:table-cell>
          <table:table-cell table:formula="of:=[.G35]+[.H35]" office:value-type="float" office:value="30.2636789999999" calcext:value-type="float">
            <text:p>30.2637</text:p>
          </table:table-cell>
          <table:table-cell table:formula="of:=[.A35]*10^-3" office:value-type="float" office:value="37.119" calcext:value-type="float">
            <text:p>37.119</text:p>
          </table:table-cell>
          <table:table-cell table:formula="of:=[.B35]*10^-3" office:value-type="float" office:value="49.198" calcext:value-type="float">
            <text:p>49.198</text:p>
          </table:table-cell>
          <table:table-cell table:formula="of:=[.C35]*10^-3" office:value-type="float" office:value="41.222" calcext:value-type="float">
            <text:p>41.222</text:p>
          </table:table-cell>
        </table:table-row>
        <table:table-row table:style-name="ro1">
          <table:table-cell office:value-type="float" office:value="38120" calcext:value-type="float">
            <text:p>38120</text:p>
          </table:table-cell>
          <table:table-cell office:value-type="float" office:value="48738" calcext:value-type="float">
            <text:p>48738</text:p>
          </table:table-cell>
          <table:table-cell office:value-type="float" office:value="41590" calcext:value-type="float">
            <text:p>41590</text:p>
          </table:table-cell>
          <table:table-cell table:formula="of:=[.J37]-[.J36]" office:value-type="float" office:value="1" calcext:value-type="float">
            <text:p>1</text:p>
          </table:table-cell>
          <table:table-cell table:formula="of:=[.K37]-[.K36]" office:value-type="float" office:value="-0.552" calcext:value-type="float">
            <text:p>-0.552</text:p>
          </table:table-cell>
          <table:table-cell table:formula="of:=[.L37]-[.L36]" office:value-type="float" office:value="-2.209" calcext:value-type="float">
            <text:p>-2.209</text:p>
          </table:table-cell>
          <table:table-cell table:formula="of:=[.J37]^2-[.J36]^2" office:value-type="float" office:value="77.2399999999998" calcext:value-type="float">
            <text:p>77.24</text:p>
          </table:table-cell>
          <table:table-cell table:formula="of:=[.K37]^2-[.K36]^2" office:value-type="float" office:value="-53.5020479999998" calcext:value-type="float">
            <text:p>-53.502</text:p>
          </table:table-cell>
          <table:table-cell table:formula="of:=[.G36]+[.H36]" office:value-type="float" office:value="23.7379519999999" calcext:value-type="float">
            <text:p>23.738</text:p>
          </table:table-cell>
          <table:table-cell table:formula="of:=[.A36]*10^-3" office:value-type="float" office:value="38.12" calcext:value-type="float">
            <text:p>38.12</text:p>
          </table:table-cell>
          <table:table-cell table:formula="of:=[.B36]*10^-3" office:value-type="float" office:value="48.738" calcext:value-type="float">
            <text:p>48.738</text:p>
          </table:table-cell>
          <table:table-cell table:formula="of:=[.C36]*10^-3" office:value-type="float" office:value="41.59" calcext:value-type="float">
            <text:p>41.59</text:p>
          </table:table-cell>
        </table:table-row>
        <table:table-row table:style-name="ro1">
          <table:table-cell office:value-type="float" office:value="39120" calcext:value-type="float">
            <text:p>39120</text:p>
          </table:table-cell>
          <table:table-cell office:value-type="float" office:value="48186" calcext:value-type="float">
            <text:p>48186</text:p>
          </table:table-cell>
          <table:table-cell office:value-type="float" office:value="39381" calcext:value-type="float">
            <text:p>39381</text:p>
          </table:table-cell>
          <table:table-cell table:formula="of:=[.J38]-[.J37]" office:value-type="float" office:value="1.001" calcext:value-type="float">
            <text:p>1.001</text:p>
          </table:table-cell>
          <table:table-cell table:formula="of:=[.K38]-[.K37]" office:value-type="float" office:value="1.38" calcext:value-type="float">
            <text:p>1.38</text:p>
          </table:table-cell>
          <table:table-cell table:formula="of:=[.L38]-[.L37]" office:value-type="float" office:value="0.829000000000001" calcext:value-type="float">
            <text:p>0.829</text:p>
          </table:table-cell>
          <table:table-cell table:formula="of:=[.J38]^2-[.J37]^2" office:value-type="float" office:value="79.3202410000006" calcext:value-type="float">
            <text:p>79.3202</text:p>
          </table:table-cell>
          <table:table-cell table:formula="of:=[.K38]^2-[.K37]^2" office:value-type="float" office:value="134.89776" calcext:value-type="float">
            <text:p>134.8978</text:p>
          </table:table-cell>
          <table:table-cell table:formula="of:=[.G37]+[.H37]" office:value-type="float" office:value="214.218001" calcext:value-type="float">
            <text:p>214.218</text:p>
          </table:table-cell>
          <table:table-cell table:formula="of:=[.A37]*10^-3" office:value-type="float" office:value="39.12" calcext:value-type="float">
            <text:p>39.12</text:p>
          </table:table-cell>
          <table:table-cell table:formula="of:=[.B37]*10^-3" office:value-type="float" office:value="48.186" calcext:value-type="float">
            <text:p>48.186</text:p>
          </table:table-cell>
          <table:table-cell table:formula="of:=[.C37]*10^-3" office:value-type="float" office:value="39.381" calcext:value-type="float">
            <text:p>39.381</text:p>
          </table:table-cell>
        </table:table-row>
        <table:table-row table:style-name="ro1">
          <table:table-cell office:value-type="float" office:value="40121" calcext:value-type="float">
            <text:p>40121</text:p>
          </table:table-cell>
          <table:table-cell office:value-type="float" office:value="49566" calcext:value-type="float">
            <text:p>49566</text:p>
          </table:table-cell>
          <table:table-cell office:value-type="float" office:value="40210" calcext:value-type="float">
            <text:p>40210</text:p>
          </table:table-cell>
          <table:table-cell table:formula="of:=[.J39]-[.J38]" office:value-type="float" office:value="1" calcext:value-type="float">
            <text:p>1</text:p>
          </table:table-cell>
          <table:table-cell table:formula="of:=[.K39]-[.K38]" office:value-type="float" office:value="-0.643999999999998" calcext:value-type="float">
            <text:p>-0.644</text:p>
          </table:table-cell>
          <table:table-cell table:formula="of:=[.L39]-[.L38]" office:value-type="float" office:value="-0.0919999999999988" calcext:value-type="float">
            <text:p>-0.092</text:p>
          </table:table-cell>
          <table:table-cell table:formula="of:=[.J39]^2-[.J38]^2" office:value-type="float" office:value="81.242" calcext:value-type="float">
            <text:p>81.242</text:p>
          </table:table-cell>
          <table:table-cell table:formula="of:=[.K39]^2-[.K38]^2" office:value-type="float" office:value="-63.4262719999997" calcext:value-type="float">
            <text:p>-63.4263</text:p>
          </table:table-cell>
          <table:table-cell table:formula="of:=[.G38]+[.H38]" office:value-type="float" office:value="17.8157280000003" calcext:value-type="float">
            <text:p>17.8157</text:p>
          </table:table-cell>
          <table:table-cell table:formula="of:=[.A38]*10^-3" office:value-type="float" office:value="40.121" calcext:value-type="float">
            <text:p>40.121</text:p>
          </table:table-cell>
          <table:table-cell table:formula="of:=[.B38]*10^-3" office:value-type="float" office:value="49.566" calcext:value-type="float">
            <text:p>49.566</text:p>
          </table:table-cell>
          <table:table-cell table:formula="of:=[.C38]*10^-3" office:value-type="float" office:value="40.21" calcext:value-type="float">
            <text:p>40.21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float" office:value="48922" calcext:value-type="float">
            <text:p>48922</text:p>
          </table:table-cell>
          <table:table-cell office:value-type="float" office:value="40118" calcext:value-type="float">
            <text:p>40118</text:p>
          </table:table-cell>
          <table:table-cell table:formula="of:=[.J40]-[.J39]" office:value-type="float" office:value="1.001" calcext:value-type="float">
            <text:p>1.001</text:p>
          </table:table-cell>
          <table:table-cell table:formula="of:=[.K40]-[.K39]" office:value-type="float" office:value="-0.184000000000005" calcext:value-type="float">
            <text:p>-0.184</text:p>
          </table:table-cell>
          <table:table-cell table:formula="of:=[.L40]-[.L39]" office:value-type="float" office:value="1.656" calcext:value-type="float">
            <text:p>1.656</text:p>
          </table:table-cell>
          <table:table-cell table:formula="of:=[.J40]^2-[.J39]^2" office:value-type="float" office:value="83.3262429999997" calcext:value-type="float">
            <text:p>83.3262</text:p>
          </table:table-cell>
          <table:table-cell table:formula="of:=[.K40]^2-[.K39]^2" office:value-type="float" office:value="-17.9694400000003" calcext:value-type="float">
            <text:p>-17.9694</text:p>
          </table:table-cell>
          <table:table-cell table:formula="of:=[.G39]+[.H39]" office:value-type="float" office:value="65.3568029999994" calcext:value-type="float">
            <text:p>65.3568</text:p>
          </table:table-cell>
          <table:table-cell table:formula="of:=[.A39]*10^-3" office:value-type="float" office:value="41.121" calcext:value-type="float">
            <text:p>41.121</text:p>
          </table:table-cell>
          <table:table-cell table:formula="of:=[.B39]*10^-3" office:value-type="float" office:value="48.922" calcext:value-type="float">
            <text:p>48.922</text:p>
          </table:table-cell>
          <table:table-cell table:formula="of:=[.C39]*10^-3" office:value-type="float" office:value="40.118" calcext:value-type="float">
            <text:p>40.118</text:p>
          </table:table-cell>
        </table:table-row>
        <table:table-row table:style-name="ro1">
          <table:table-cell office:value-type="float" office:value="42122" calcext:value-type="float">
            <text:p>42122</text:p>
          </table:table-cell>
          <table:table-cell office:value-type="float" office:value="48738" calcext:value-type="float">
            <text:p>48738</text:p>
          </table:table-cell>
          <table:table-cell office:value-type="float" office:value="41774" calcext:value-type="float">
            <text:p>41774</text:p>
          </table:table-cell>
          <table:table-cell table:formula="of:=[.J41]-[.J40]" office:value-type="float" office:value="1" calcext:value-type="float">
            <text:p>1</text:p>
          </table:table-cell>
          <table:table-cell table:formula="of:=[.K41]-[.K40]" office:value-type="float" office:value="0.828000000000003" calcext:value-type="float">
            <text:p>0.828</text:p>
          </table:table-cell>
          <table:table-cell table:formula="of:=[.L41]-[.L40]" office:value-type="float" office:value="1.104" calcext:value-type="float">
            <text:p>1.104</text:p>
          </table:table-cell>
          <table:table-cell table:formula="of:=[.J41]^2-[.J40]^2" office:value-type="float" office:value="85.2439999999999" calcext:value-type="float">
            <text:p>85.244</text:p>
          </table:table-cell>
          <table:table-cell table:formula="of:=[.K41]^2-[.K40]^2" office:value-type="float" office:value="81.395712" calcext:value-type="float">
            <text:p>81.3957</text:p>
          </table:table-cell>
          <table:table-cell table:formula="of:=[.G40]+[.H40]" office:value-type="float" office:value="166.639712" calcext:value-type="float">
            <text:p>166.6397</text:p>
          </table:table-cell>
          <table:table-cell table:formula="of:=[.A40]*10^-3" office:value-type="float" office:value="42.122" calcext:value-type="float">
            <text:p>42.122</text:p>
          </table:table-cell>
          <table:table-cell table:formula="of:=[.B40]*10^-3" office:value-type="float" office:value="48.738" calcext:value-type="float">
            <text:p>48.738</text:p>
          </table:table-cell>
          <table:table-cell table:formula="of:=[.C40]*10^-3" office:value-type="float" office:value="41.774" calcext:value-type="float">
            <text:p>41.774</text:p>
          </table:table-cell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float" office:value="49566" calcext:value-type="float">
            <text:p>49566</text:p>
          </table:table-cell>
          <table:table-cell office:value-type="float" office:value="42878" calcext:value-type="float">
            <text:p>42878</text:p>
          </table:table-cell>
          <table:table-cell table:formula="of:=[.J42]-[.J41]" office:value-type="float" office:value="1.002" calcext:value-type="float">
            <text:p>1.002</text:p>
          </table:table-cell>
          <table:table-cell table:formula="of:=[.K42]-[.K41]" office:value-type="float" office:value="-0.643999999999998" calcext:value-type="float">
            <text:p>-0.644</text:p>
          </table:table-cell>
          <table:table-cell table:formula="of:=[.L42]-[.L41]" office:value-type="float" office:value="-0.552" calcext:value-type="float">
            <text:p>-0.552</text:p>
          </table:table-cell>
          <table:table-cell table:formula="of:=[.J42]^2-[.J41]^2" office:value-type="float" office:value="87.4204920000002" calcext:value-type="float">
            <text:p>87.4205</text:p>
          </table:table-cell>
          <table:table-cell table:formula="of:=[.K42]^2-[.K41]^2" office:value-type="float" office:value="-63.4262719999997" calcext:value-type="float">
            <text:p>-63.4263</text:p>
          </table:table-cell>
          <table:table-cell table:formula="of:=[.G41]+[.H41]" office:value-type="float" office:value="23.9942200000005" calcext:value-type="float">
            <text:p>23.9942</text:p>
          </table:table-cell>
          <table:table-cell table:formula="of:=[.A41]*10^-3" office:value-type="float" office:value="43.122" calcext:value-type="float">
            <text:p>43.122</text:p>
          </table:table-cell>
          <table:table-cell table:formula="of:=[.B41]*10^-3" office:value-type="float" office:value="49.566" calcext:value-type="float">
            <text:p>49.566</text:p>
          </table:table-cell>
          <table:table-cell table:formula="of:=[.C41]*10^-3" office:value-type="float" office:value="42.878" calcext:value-type="float">
            <text:p>42.878</text:p>
          </table:table-cell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float" office:value="48922" calcext:value-type="float">
            <text:p>48922</text:p>
          </table:table-cell>
          <table:table-cell office:value-type="float" office:value="42326" calcext:value-type="float">
            <text:p>42326</text:p>
          </table:table-cell>
          <table:table-cell table:formula="of:=[.J43]-[.J42]" office:value-type="float" office:value="1" calcext:value-type="float">
            <text:p>1</text:p>
          </table:table-cell>
          <table:table-cell table:formula="of:=[.K43]-[.K42]" office:value-type="float" office:value="-1.28700000000001" calcext:value-type="float">
            <text:p>-1.287</text:p>
          </table:table-cell>
          <table:table-cell table:formula="of:=[.L43]-[.L42]" office:value-type="float" office:value="0.0919999999999988" calcext:value-type="float">
            <text:p>0.092</text:p>
          </table:table-cell>
          <table:table-cell table:formula="of:=[.J43]^2-[.J42]^2" office:value-type="float" office:value="89.2480000000001" calcext:value-type="float">
            <text:p>89.248</text:p>
          </table:table-cell>
          <table:table-cell table:formula="of:=[.K43]^2-[.K42]^2" office:value-type="float" office:value="-124.268859000001" calcext:value-type="float">
            <text:p>-124.2689</text:p>
          </table:table-cell>
          <table:table-cell table:formula="of:=[.G42]+[.H42]" office:value-type="float" office:value="-35.0208590000007" calcext:value-type="float">
            <text:p>-35.0209</text:p>
          </table:table-cell>
          <table:table-cell table:formula="of:=[.A42]*10^-3" office:value-type="float" office:value="44.124" calcext:value-type="float">
            <text:p>44.124</text:p>
          </table:table-cell>
          <table:table-cell table:formula="of:=[.B42]*10^-3" office:value-type="float" office:value="48.922" calcext:value-type="float">
            <text:p>48.922</text:p>
          </table:table-cell>
          <table:table-cell table:formula="of:=[.C42]*10^-3" office:value-type="float" office:value="42.326" calcext:value-type="float">
            <text:p>42.326</text:p>
          </table:table-cell>
        </table:table-row>
        <table:table-row table:style-name="ro1">
          <table:table-cell office:value-type="float" office:value="45124" calcext:value-type="float">
            <text:p>45124</text:p>
          </table:table-cell>
          <table:table-cell office:value-type="float" office:value="47635" calcext:value-type="float">
            <text:p>47635</text:p>
          </table:table-cell>
          <table:table-cell office:value-type="float" office:value="42418" calcext:value-type="float">
            <text:p>42418</text:p>
          </table:table-cell>
          <table:table-cell table:formula="of:=[.J44]-[.J43]" office:value-type="float" office:value="1" calcext:value-type="float">
            <text:p>1</text:p>
          </table:table-cell>
          <table:table-cell table:formula="of:=[.K44]-[.K43]" office:value-type="float" office:value="-0.643999999999998" calcext:value-type="float">
            <text:p>-0.644</text:p>
          </table:table-cell>
          <table:table-cell table:formula="of:=[.L44]-[.L43]" office:value-type="float" office:value="2.208" calcext:value-type="float">
            <text:p>2.208</text:p>
          </table:table-cell>
          <table:table-cell table:formula="of:=[.J44]^2-[.J43]^2" office:value-type="float" office:value="91.248" calcext:value-type="float">
            <text:p>91.248</text:p>
          </table:table-cell>
          <table:table-cell table:formula="of:=[.K44]^2-[.K43]^2" office:value-type="float" office:value="-60.9391439999995" calcext:value-type="float">
            <text:p>-60.9391</text:p>
          </table:table-cell>
          <table:table-cell table:formula="of:=[.G43]+[.H43]" office:value-type="float" office:value="30.3088560000006" calcext:value-type="float">
            <text:p>30.3089</text:p>
          </table:table-cell>
          <table:table-cell table:formula="of:=[.A43]*10^-3" office:value-type="float" office:value="45.124" calcext:value-type="float">
            <text:p>45.124</text:p>
          </table:table-cell>
          <table:table-cell table:formula="of:=[.B43]*10^-3" office:value-type="float" office:value="47.635" calcext:value-type="float">
            <text:p>47.635</text:p>
          </table:table-cell>
          <table:table-cell table:formula="of:=[.C43]*10^-3" office:value-type="float" office:value="42.418" calcext:value-type="float">
            <text:p>42.418</text:p>
          </table:table-cell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float" office:value="46991" calcext:value-type="float">
            <text:p>46991</text:p>
          </table:table-cell>
          <table:table-cell office:value-type="float" office:value="44626" calcext:value-type="float">
            <text:p>44626</text:p>
          </table:table-cell>
          <table:table-cell table:formula="of:=[.J45]-[.J44]" office:value-type="float" office:value="1.001" calcext:value-type="float">
            <text:p>1.001</text:p>
          </table:table-cell>
          <table:table-cell table:formula="of:=[.K45]-[.K44]" office:value-type="float" office:value="1.931" calcext:value-type="float">
            <text:p>1.931</text:p>
          </table:table-cell>
          <table:table-cell table:formula="of:=[.L45]-[.L44]" office:value-type="float" office:value="-0.643999999999998" calcext:value-type="float">
            <text:p>-0.644</text:p>
          </table:table-cell>
          <table:table-cell table:formula="of:=[.J45]^2-[.J44]^2" office:value-type="float" office:value="93.3422489999998" calcext:value-type="float">
            <text:p>93.3422</text:p>
          </table:table-cell>
          <table:table-cell table:formula="of:=[.K45]^2-[.K44]^2" office:value-type="float" office:value="185.208003" calcext:value-type="float">
            <text:p>185.208</text:p>
          </table:table-cell>
          <table:table-cell table:formula="of:=[.G44]+[.H44]" office:value-type="float" office:value="278.550252" calcext:value-type="float">
            <text:p>278.5503</text:p>
          </table:table-cell>
          <table:table-cell table:formula="of:=[.A44]*10^-3" office:value-type="float" office:value="46.124" calcext:value-type="float">
            <text:p>46.124</text:p>
          </table:table-cell>
          <table:table-cell table:formula="of:=[.B44]*10^-3" office:value-type="float" office:value="46.991" calcext:value-type="float">
            <text:p>46.991</text:p>
          </table:table-cell>
          <table:table-cell table:formula="of:=[.C44]*10^-3" office:value-type="float" office:value="44.626" calcext:value-type="float">
            <text:p>44.626</text:p>
          </table:table-cell>
        </table:table-row>
        <table:table-row table:style-name="ro1">
          <table:table-cell office:value-type="float" office:value="47125" calcext:value-type="float">
            <text:p>47125</text:p>
          </table:table-cell>
          <table:table-cell office:value-type="float" office:value="48922" calcext:value-type="float">
            <text:p>48922</text:p>
          </table:table-cell>
          <table:table-cell office:value-type="float" office:value="43982" calcext:value-type="float">
            <text:p>43982</text:p>
          </table:table-cell>
          <table:table-cell table:formula="of:=[.J46]-[.J45]" office:value-type="float" office:value="1" calcext:value-type="float">
            <text:p>1</text:p>
          </table:table-cell>
          <table:table-cell table:formula="of:=[.K46]-[.K45]" office:value-type="float" office:value="1.104" calcext:value-type="float">
            <text:p>1.104</text:p>
          </table:table-cell>
          <table:table-cell table:formula="of:=[.L46]-[.L45]" office:value-type="float" office:value="1.564" calcext:value-type="float">
            <text:p>1.564</text:p>
          </table:table-cell>
          <table:table-cell table:formula="of:=[.J46]^2-[.J45]^2" office:value-type="float" office:value="95.25" calcext:value-type="float">
            <text:p>95.25</text:p>
          </table:table-cell>
          <table:table-cell table:formula="of:=[.K46]^2-[.K45]^2" office:value-type="float" office:value="109.238592" calcext:value-type="float">
            <text:p>109.2386</text:p>
          </table:table-cell>
          <table:table-cell table:formula="of:=[.G45]+[.H45]" office:value-type="float" office:value="204.488592" calcext:value-type="float">
            <text:p>204.4886</text:p>
          </table:table-cell>
          <table:table-cell table:formula="of:=[.A45]*10^-3" office:value-type="float" office:value="47.125" calcext:value-type="float">
            <text:p>47.125</text:p>
          </table:table-cell>
          <table:table-cell table:formula="of:=[.B45]*10^-3" office:value-type="float" office:value="48.922" calcext:value-type="float">
            <text:p>48.922</text:p>
          </table:table-cell>
          <table:table-cell table:formula="of:=[.C45]*10^-3" office:value-type="float" office:value="43.982" calcext:value-type="float">
            <text:p>43.982</text:p>
          </table:table-cell>
        </table:table-row>
        <table:table-row table:style-name="ro1">
          <table:table-cell office:value-type="float" office:value="48125" calcext:value-type="float">
            <text:p>48125</text:p>
          </table:table-cell>
          <table:table-cell office:value-type="float" office:value="50026" calcext:value-type="float">
            <text:p>50026</text:p>
          </table:table-cell>
          <table:table-cell office:value-type="float" office:value="45546" calcext:value-type="float">
            <text:p>45546</text:p>
          </table:table-cell>
          <table:table-cell table:formula="of:=[.J47]-[.J46]" office:value-type="float" office:value="1.001" calcext:value-type="float">
            <text:p>1.001</text:p>
          </table:table-cell>
          <table:table-cell table:formula="of:=[.K47]-[.K46]" office:value-type="float" office:value="-1.104" calcext:value-type="float">
            <text:p>-1.104</text:p>
          </table:table-cell>
          <table:table-cell table:formula="of:=[.L47]-[.L46]" office:value-type="float" office:value="-1.196" calcext:value-type="float">
            <text:p>-1.196</text:p>
          </table:table-cell>
          <table:table-cell table:formula="of:=[.J47]^2-[.J46]^2" office:value-type="float" office:value="97.3482509999999" calcext:value-type="float">
            <text:p>97.3483</text:p>
          </table:table-cell>
          <table:table-cell table:formula="of:=[.K47]^2-[.K46]^2" office:value-type="float" office:value="-109.238592" calcext:value-type="float">
            <text:p>-109.2386</text:p>
          </table:table-cell>
          <table:table-cell table:formula="of:=[.G46]+[.H46]" office:value-type="float" office:value="-11.8903410000003" calcext:value-type="float">
            <text:p>-11.8903</text:p>
          </table:table-cell>
          <table:table-cell table:formula="of:=[.A46]*10^-3" office:value-type="float" office:value="48.125" calcext:value-type="float">
            <text:p>48.125</text:p>
          </table:table-cell>
          <table:table-cell table:formula="of:=[.B46]*10^-3" office:value-type="float" office:value="50.026" calcext:value-type="float">
            <text:p>50.026</text:p>
          </table:table-cell>
          <table:table-cell table:formula="of:=[.C46]*10^-3" office:value-type="float" office:value="45.546" calcext:value-type="float">
            <text:p>45.546</text:p>
          </table:table-cell>
        </table:table-row>
        <table:table-row table:style-name="ro1">
          <table:table-cell office:value-type="float" office:value="49126" calcext:value-type="float">
            <text:p>49126</text:p>
          </table:table-cell>
          <table:table-cell office:value-type="float" office:value="48922" calcext:value-type="float">
            <text:p>48922</text:p>
          </table:table-cell>
          <table:table-cell office:value-type="float" office:value="44350" calcext:value-type="float">
            <text:p>44350</text:p>
          </table:table-cell>
          <table:table-cell table:formula="of:=[.J48]-[.J47]" office:value-type="float" office:value="1" calcext:value-type="float">
            <text:p>1</text:p>
          </table:table-cell>
          <table:table-cell table:formula="of:=[.K48]-[.K47]" office:value-type="float" office:value="0.275999999999996" calcext:value-type="float">
            <text:p>0.276</text:p>
          </table:table-cell>
          <table:table-cell table:formula="of:=[.L48]-[.L47]" office:value-type="float" office:value="-0.552" calcext:value-type="float">
            <text:p>-0.552</text:p>
          </table:table-cell>
          <table:table-cell table:formula="of:=[.J48]^2-[.J47]^2" office:value-type="float" office:value="99.252" calcext:value-type="float">
            <text:p>99.252</text:p>
          </table:table-cell>
          <table:table-cell table:formula="of:=[.K48]^2-[.K47]^2" office:value-type="float" office:value="27.0811199999998" calcext:value-type="float">
            <text:p>27.0811</text:p>
          </table:table-cell>
          <table:table-cell table:formula="of:=[.G47]+[.H47]" office:value-type="float" office:value="126.33312" calcext:value-type="float">
            <text:p>126.3331</text:p>
          </table:table-cell>
          <table:table-cell table:formula="of:=[.A47]*10^-3" office:value-type="float" office:value="49.126" calcext:value-type="float">
            <text:p>49.126</text:p>
          </table:table-cell>
          <table:table-cell table:formula="of:=[.B47]*10^-3" office:value-type="float" office:value="48.922" calcext:value-type="float">
            <text:p>48.922</text:p>
          </table:table-cell>
          <table:table-cell table:formula="of:=[.C47]*10^-3" office:value-type="float" office:value="44.35" calcext:value-type="float">
            <text:p>44.35</text:p>
          </table:table-cell>
        </table:table-row>
        <table:table-row table:style-name="ro1">
          <table:table-cell office:value-type="float" office:value="50126" calcext:value-type="float">
            <text:p>50126</text:p>
          </table:table-cell>
          <table:table-cell office:value-type="float" office:value="49198" calcext:value-type="float">
            <text:p>49198</text:p>
          </table:table-cell>
          <table:table-cell office:value-type="float" office:value="43798" calcext:value-type="float">
            <text:p>43798</text:p>
          </table:table-cell>
          <table:table-cell table:formula="of:=[.J49]-[.J48]" office:value-type="float" office:value="1.001" calcext:value-type="float">
            <text:p>1.001</text:p>
          </table:table-cell>
          <table:table-cell table:formula="of:=[.K49]-[.K48]" office:value-type="float" office:value="1.655" calcext:value-type="float">
            <text:p>1.655</text:p>
          </table:table-cell>
          <table:table-cell table:formula="of:=[.L49]-[.L48]" office:value-type="float" office:value="0.275999999999996" calcext:value-type="float">
            <text:p>0.276</text:p>
          </table:table-cell>
          <table:table-cell table:formula="of:=[.J49]^2-[.J48]^2" office:value-type="float" office:value="101.354253" calcext:value-type="float">
            <text:p>101.3543</text:p>
          </table:table-cell>
          <table:table-cell table:formula="of:=[.K49]^2-[.K48]^2" office:value-type="float" office:value="165.584405" calcext:value-type="float">
            <text:p>165.5844</text:p>
          </table:table-cell>
          <table:table-cell table:formula="of:=[.G48]+[.H48]" office:value-type="float" office:value="266.938658" calcext:value-type="float">
            <text:p>266.9387</text:p>
          </table:table-cell>
          <table:table-cell table:formula="of:=[.A48]*10^-3" office:value-type="float" office:value="50.126" calcext:value-type="float">
            <text:p>50.126</text:p>
          </table:table-cell>
          <table:table-cell table:formula="of:=[.B48]*10^-3" office:value-type="float" office:value="49.198" calcext:value-type="float">
            <text:p>49.198</text:p>
          </table:table-cell>
          <table:table-cell table:formula="of:=[.C48]*10^-3" office:value-type="float" office:value="43.798" calcext:value-type="float">
            <text:p>43.798</text:p>
          </table:table-cell>
        </table:table-row>
        <table:table-row table:style-name="ro1">
          <table:table-cell office:value-type="float" office:value="51127" calcext:value-type="float">
            <text:p>51127</text:p>
          </table:table-cell>
          <table:table-cell office:value-type="float" office:value="50853" calcext:value-type="float">
            <text:p>50853</text:p>
          </table:table-cell>
          <table:table-cell office:value-type="float" office:value="44074" calcext:value-type="float">
            <text:p>44074</text:p>
          </table:table-cell>
          <table:table-cell table:formula="of:=[.J50]-[.J49]" office:value-type="float" office:value="1" calcext:value-type="float">
            <text:p>1</text:p>
          </table:table-cell>
          <table:table-cell table:formula="of:=[.K50]-[.K49]" office:value-type="float" office:value="-1.747" calcext:value-type="float">
            <text:p>-1.747</text:p>
          </table:table-cell>
          <table:table-cell table:formula="of:=[.L50]-[.L49]" office:value-type="float" office:value="-2.02399999999999" calcext:value-type="float">
            <text:p>-2.024</text:p>
          </table:table-cell>
          <table:table-cell table:formula="of:=[.J50]^2-[.J49]^2" office:value-type="float" office:value="103.254" calcext:value-type="float">
            <text:p>103.254</text:p>
          </table:table-cell>
          <table:table-cell table:formula="of:=[.K50]^2-[.K49]^2" office:value-type="float" office:value="-174.628373" calcext:value-type="float">
            <text:p>-174.6284</text:p>
          </table:table-cell>
          <table:table-cell table:formula="of:=[.G49]+[.H49]" office:value-type="float" office:value="-71.3743730000001" calcext:value-type="float">
            <text:p>-71.3744</text:p>
          </table:table-cell>
          <table:table-cell table:formula="of:=[.A49]*10^-3" office:value-type="float" office:value="51.127" calcext:value-type="float">
            <text:p>51.127</text:p>
          </table:table-cell>
          <table:table-cell table:formula="of:=[.B49]*10^-3" office:value-type="float" office:value="50.853" calcext:value-type="float">
            <text:p>50.853</text:p>
          </table:table-cell>
          <table:table-cell table:formula="of:=[.C49]*10^-3" office:value-type="float" office:value="44.074" calcext:value-type="float">
            <text:p>44.074</text:p>
          </table:table-cell>
        </table:table-row>
        <table:table-row table:style-name="ro1">
          <table:table-cell office:value-type="float" office:value="52127" calcext:value-type="float">
            <text:p>52127</text:p>
          </table:table-cell>
          <table:table-cell office:value-type="float" office:value="49106" calcext:value-type="float">
            <text:p>49106</text:p>
          </table:table-cell>
          <table:table-cell office:value-type="float" office:value="42050" calcext:value-type="float">
            <text:p>42050</text:p>
          </table:table-cell>
          <table:table-cell table:formula="of:=[.J51]-[.J50]" office:value-type="float" office:value="1.001" calcext:value-type="float">
            <text:p>1.001</text:p>
          </table:table-cell>
          <table:table-cell table:formula="of:=[.K51]-[.K50]" office:value-type="float" office:value="-0.183999999999998" calcext:value-type="float">
            <text:p>-0.184</text:p>
          </table:table-cell>
          <table:table-cell table:formula="of:=[.L51]-[.L50]" office:value-type="float" office:value="0.459999999999994" calcext:value-type="float">
            <text:p>0.46</text:p>
          </table:table-cell>
          <table:table-cell table:formula="of:=[.J51]^2-[.J50]^2" office:value-type="float" office:value="105.360255" calcext:value-type="float">
            <text:p>105.3603</text:p>
          </table:table-cell>
          <table:table-cell table:formula="of:=[.K51]^2-[.K50]^2" office:value-type="float" office:value="-18.0371519999999" calcext:value-type="float">
            <text:p>-18.0372</text:p>
          </table:table-cell>
          <table:table-cell table:formula="of:=[.G50]+[.H50]" office:value-type="float" office:value="87.3231030000002" calcext:value-type="float">
            <text:p>87.3231</text:p>
          </table:table-cell>
          <table:table-cell table:formula="of:=[.A50]*10^-3" office:value-type="float" office:value="52.127" calcext:value-type="float">
            <text:p>52.127</text:p>
          </table:table-cell>
          <table:table-cell table:formula="of:=[.B50]*10^-3" office:value-type="float" office:value="49.106" calcext:value-type="float">
            <text:p>49.106</text:p>
          </table:table-cell>
          <table:table-cell table:formula="of:=[.C50]*10^-3" office:value-type="float" office:value="42.05" calcext:value-type="float">
            <text:p>42.05</text:p>
          </table:table-cell>
        </table:table-row>
        <table:table-row table:style-name="ro1">
          <table:table-cell office:value-type="float" office:value="53128" calcext:value-type="float">
            <text:p>53128</text:p>
          </table:table-cell>
          <table:table-cell office:value-type="float" office:value="48922" calcext:value-type="float">
            <text:p>48922</text:p>
          </table:table-cell>
          <table:table-cell office:value-type="float" office:value="42510" calcext:value-type="float">
            <text:p>42510</text:p>
          </table:table-cell>
          <table:table-cell table:formula="of:=[.J52]-[.J51]" office:value-type="float" office:value="1" calcext:value-type="float">
            <text:p>1</text:p>
          </table:table-cell>
          <table:table-cell table:formula="of:=[.K52]-[.K51]" office:value-type="float" office:value="0.367999999999995" calcext:value-type="float">
            <text:p>0.368</text:p>
          </table:table-cell>
          <table:table-cell table:formula="of:=[.L52]-[.L51]" office:value-type="float" office:value="-1.012" calcext:value-type="float">
            <text:p>-1.012</text:p>
          </table:table-cell>
          <table:table-cell table:formula="of:=[.J52]^2-[.J51]^2" office:value-type="float" office:value="107.256" calcext:value-type="float">
            <text:p>107.256</text:p>
          </table:table-cell>
          <table:table-cell table:formula="of:=[.K52]^2-[.K51]^2" office:value-type="float" office:value="36.1420159999998" calcext:value-type="float">
            <text:p>36.142</text:p>
          </table:table-cell>
          <table:table-cell table:formula="of:=[.G51]+[.H51]" office:value-type="float" office:value="143.398016" calcext:value-type="float">
            <text:p>143.398</text:p>
          </table:table-cell>
          <table:table-cell table:formula="of:=[.A51]*10^-3" office:value-type="float" office:value="53.128" calcext:value-type="float">
            <text:p>53.128</text:p>
          </table:table-cell>
          <table:table-cell table:formula="of:=[.B51]*10^-3" office:value-type="float" office:value="48.922" calcext:value-type="float">
            <text:p>48.922</text:p>
          </table:table-cell>
          <table:table-cell table:formula="of:=[.C51]*10^-3" office:value-type="float" office:value="42.51" calcext:value-type="float">
            <text:p>42.51</text:p>
          </table:table-cell>
        </table:table-row>
        <table:table-row table:style-name="ro1">
          <table:table-cell office:value-type="float" office:value="54128" calcext:value-type="float">
            <text:p>54128</text:p>
          </table:table-cell>
          <table:table-cell office:value-type="float" office:value="49290" calcext:value-type="float">
            <text:p>49290</text:p>
          </table:table-cell>
          <table:table-cell office:value-type="float" office:value="41498" calcext:value-type="float">
            <text:p>41498</text:p>
          </table:table-cell>
          <table:table-cell table:formula="of:=[.J53]-[.J52]" office:value-type="float" office:value="1.001" calcext:value-type="float">
            <text:p>1.001</text:p>
          </table:table-cell>
          <table:table-cell table:formula="of:=[.K53]-[.K52]" office:value-type="float" office:value="1.747" calcext:value-type="float">
            <text:p>1.747</text:p>
          </table:table-cell>
          <table:table-cell table:formula="of:=[.L53]-[.L52]" office:value-type="float" office:value="-0.552" calcext:value-type="float">
            <text:p>-0.552</text:p>
          </table:table-cell>
          <table:table-cell table:formula="of:=[.J53]^2-[.J52]^2" office:value-type="float" office:value="109.366257" calcext:value-type="float">
            <text:p>109.3663</text:p>
          </table:table-cell>
          <table:table-cell table:formula="of:=[.K53]^2-[.K52]^2" office:value-type="float" office:value="175.271269" calcext:value-type="float">
            <text:p>175.2713</text:p>
          </table:table-cell>
          <table:table-cell table:formula="of:=[.G52]+[.H52]" office:value-type="float" office:value="284.637526" calcext:value-type="float">
            <text:p>284.6375</text:p>
          </table:table-cell>
          <table:table-cell table:formula="of:=[.A52]*10^-3" office:value-type="float" office:value="54.128" calcext:value-type="float">
            <text:p>54.128</text:p>
          </table:table-cell>
          <table:table-cell table:formula="of:=[.B52]*10^-3" office:value-type="float" office:value="49.29" calcext:value-type="float">
            <text:p>49.29</text:p>
          </table:table-cell>
          <table:table-cell table:formula="of:=[.C52]*10^-3" office:value-type="float" office:value="41.498" calcext:value-type="float">
            <text:p>41.498</text:p>
          </table:table-cell>
        </table:table-row>
        <table:table-row table:style-name="ro1">
          <table:table-cell office:value-type="float" office:value="55129" calcext:value-type="float">
            <text:p>55129</text:p>
          </table:table-cell>
          <table:table-cell office:value-type="float" office:value="51037" calcext:value-type="float">
            <text:p>51037</text:p>
          </table:table-cell>
          <table:table-cell office:value-type="float" office:value="40946" calcext:value-type="float">
            <text:p>40946</text:p>
          </table:table-cell>
          <table:table-cell table:formula="of:=[.J54]-[.J53]" office:value-type="float" office:value="1" calcext:value-type="float">
            <text:p>1</text:p>
          </table:table-cell>
          <table:table-cell table:formula="of:=[.K54]-[.K53]" office:value-type="float" office:value="0.460000000000001" calcext:value-type="float">
            <text:p>0.46</text:p>
          </table:table-cell>
          <table:table-cell table:formula="of:=[.L54]-[.L53]" office:value-type="float" office:value="-0.275999999999996" calcext:value-type="float">
            <text:p>-0.276</text:p>
          </table:table-cell>
          <table:table-cell table:formula="of:=[.J54]^2-[.J53]^2" office:value-type="float" office:value="111.258" calcext:value-type="float">
            <text:p>111.258</text:p>
          </table:table-cell>
          <table:table-cell table:formula="of:=[.K54]^2-[.K53]^2" office:value-type="float" office:value="47.1656400000002" calcext:value-type="float">
            <text:p>47.1656</text:p>
          </table:table-cell>
          <table:table-cell table:formula="of:=[.G53]+[.H53]" office:value-type="float" office:value="158.42364" calcext:value-type="float">
            <text:p>158.4236</text:p>
          </table:table-cell>
          <table:table-cell table:formula="of:=[.A53]*10^-3" office:value-type="float" office:value="55.129" calcext:value-type="float">
            <text:p>55.129</text:p>
          </table:table-cell>
          <table:table-cell table:formula="of:=[.B53]*10^-3" office:value-type="float" office:value="51.037" calcext:value-type="float">
            <text:p>51.037</text:p>
          </table:table-cell>
          <table:table-cell table:formula="of:=[.C53]*10^-3" office:value-type="float" office:value="40.946" calcext:value-type="float">
            <text:p>40.946</text:p>
          </table:table-cell>
        </table:table-row>
        <table:table-row table:style-name="ro1">
          <table:table-cell office:value-type="float" office:value="56129" calcext:value-type="float">
            <text:p>56129</text:p>
          </table:table-cell>
          <table:table-cell office:value-type="float" office:value="51497" calcext:value-type="float">
            <text:p>51497</text:p>
          </table:table-cell>
          <table:table-cell office:value-type="float" office:value="40670" calcext:value-type="float">
            <text:p>40670</text:p>
          </table:table-cell>
          <table:table-cell table:formula="of:=[.J55]-[.J54]" office:value-type="float" office:value="1.001" calcext:value-type="float">
            <text:p>1.001</text:p>
          </table:table-cell>
          <table:table-cell table:formula="of:=[.K55]-[.K54]" office:value-type="float" office:value="0" calcext:value-type="float">
            <text:p>0</text:p>
          </table:table-cell>
          <table:table-cell table:formula="of:=[.L55]-[.L54]" office:value-type="float" office:value="-1.013" calcext:value-type="float">
            <text:p>-1.013</text:p>
          </table:table-cell>
          <table:table-cell table:formula="of:=[.J55]^2-[.J54]^2" office:value-type="float" office:value="113.372259000001" calcext:value-type="float">
            <text:p>113.3723</text:p>
          </table:table-cell>
          <table:table-cell table:formula="of:=[.K55]^2-[.K54]^2" office:value-type="float" office:value="0" calcext:value-type="float">
            <text:p>0</text:p>
          </table:table-cell>
          <table:table-cell table:formula="of:=[.G54]+[.H54]" office:value-type="float" office:value="113.372259000001" calcext:value-type="float">
            <text:p>113.3723</text:p>
          </table:table-cell>
          <table:table-cell table:formula="of:=[.A54]*10^-3" office:value-type="float" office:value="56.129" calcext:value-type="float">
            <text:p>56.129</text:p>
          </table:table-cell>
          <table:table-cell table:formula="of:=[.B54]*10^-3" office:value-type="float" office:value="51.497" calcext:value-type="float">
            <text:p>51.497</text:p>
          </table:table-cell>
          <table:table-cell table:formula="of:=[.C54]*10^-3" office:value-type="float" office:value="40.67" calcext:value-type="float">
            <text:p>40.67</text:p>
          </table:table-cell>
        </table:table-row>
        <table:table-row table:style-name="ro1">
          <table:table-cell office:value-type="float" office:value="57130" calcext:value-type="float">
            <text:p>57130</text:p>
          </table:table-cell>
          <table:table-cell office:value-type="float" office:value="51497" calcext:value-type="float">
            <text:p>51497</text:p>
          </table:table-cell>
          <table:table-cell office:value-type="float" office:value="39657" calcext:value-type="float">
            <text:p>39657</text:p>
          </table:table-cell>
          <table:table-cell table:formula="of:=[.J56]-[.J55]" office:value-type="float" office:value="1" calcext:value-type="float">
            <text:p>1</text:p>
          </table:table-cell>
          <table:table-cell table:formula="of:=[.K56]-[.K55]" office:value-type="float" office:value="-1.471" calcext:value-type="float">
            <text:p>-1.471</text:p>
          </table:table-cell>
          <table:table-cell table:formula="of:=[.L56]-[.L55]" office:value-type="float" office:value="-0.736000000000004" calcext:value-type="float">
            <text:p>-0.736</text:p>
          </table:table-cell>
          <table:table-cell table:formula="of:=[.J56]^2-[.J55]^2" office:value-type="float" office:value="115.26" calcext:value-type="float">
            <text:p>115.26</text:p>
          </table:table-cell>
          <table:table-cell table:formula="of:=[.K56]^2-[.K55]^2" office:value-type="float" office:value="-149.340333" calcext:value-type="float">
            <text:p>-149.3403</text:p>
          </table:table-cell>
          <table:table-cell table:formula="of:=[.G55]+[.H55]" office:value-type="float" office:value="-34.0803329999994" calcext:value-type="float">
            <text:p>-34.0803</text:p>
          </table:table-cell>
          <table:table-cell table:formula="of:=[.A55]*10^-3" office:value-type="float" office:value="57.13" calcext:value-type="float">
            <text:p>57.13</text:p>
          </table:table-cell>
          <table:table-cell table:formula="of:=[.B55]*10^-3" office:value-type="float" office:value="51.497" calcext:value-type="float">
            <text:p>51.497</text:p>
          </table:table-cell>
          <table:table-cell table:formula="of:=[.C55]*10^-3" office:value-type="float" office:value="39.657" calcext:value-type="float">
            <text:p>39.657</text:p>
          </table:table-cell>
        </table:table-row>
        <table:table-row table:style-name="ro1">
          <table:table-cell office:value-type="float" office:value="58130" calcext:value-type="float">
            <text:p>58130</text:p>
          </table:table-cell>
          <table:table-cell office:value-type="float" office:value="50026" calcext:value-type="float">
            <text:p>50026</text:p>
          </table:table-cell>
          <table:table-cell office:value-type="float" office:value="38921" calcext:value-type="float">
            <text:p>38921</text:p>
          </table:table-cell>
          <table:table-cell table:formula="of:=[.J57]-[.J56]" office:value-type="float" office:value="1" calcext:value-type="float">
            <text:p>1</text:p>
          </table:table-cell>
          <table:table-cell table:formula="of:=[.K57]-[.K56]" office:value-type="float" office:value="1.379" calcext:value-type="float">
            <text:p>1.379</text:p>
          </table:table-cell>
          <table:table-cell table:formula="of:=[.L57]-[.L56]" office:value-type="float" office:value="0.460000000000001" calcext:value-type="float">
            <text:p>0.46</text:p>
          </table:table-cell>
          <table:table-cell table:formula="of:=[.J57]^2-[.J56]^2" office:value-type="float" office:value="117.26" calcext:value-type="float">
            <text:p>117.26</text:p>
          </table:table-cell>
          <table:table-cell table:formula="of:=[.K57]^2-[.K56]^2" office:value-type="float" office:value="139.873349" calcext:value-type="float">
            <text:p>139.8733</text:p>
          </table:table-cell>
          <table:table-cell table:formula="of:=[.G56]+[.H56]" office:value-type="float" office:value="257.133348999999" calcext:value-type="float">
            <text:p>257.1333</text:p>
          </table:table-cell>
          <table:table-cell table:formula="of:=[.A56]*10^-3" office:value-type="float" office:value="58.13" calcext:value-type="float">
            <text:p>58.13</text:p>
          </table:table-cell>
          <table:table-cell table:formula="of:=[.B56]*10^-3" office:value-type="float" office:value="50.026" calcext:value-type="float">
            <text:p>50.026</text:p>
          </table:table-cell>
          <table:table-cell table:formula="of:=[.C56]*10^-3" office:value-type="float" office:value="38.921" calcext:value-type="float">
            <text:p>38.921</text:p>
          </table:table-cell>
        </table:table-row>
        <table:table-row table:style-name="ro1">
          <table:table-cell office:value-type="float" office:value="59130" calcext:value-type="float">
            <text:p>59130</text:p>
          </table:table-cell>
          <table:table-cell office:value-type="float" office:value="51405" calcext:value-type="float">
            <text:p>51405</text:p>
          </table:table-cell>
          <table:table-cell office:value-type="float" office:value="39381" calcext:value-type="float">
            <text:p>39381</text:p>
          </table:table-cell>
          <table:table-cell table:formula="of:=[.J58]-[.J57]" office:value-type="float" office:value="1.001" calcext:value-type="float">
            <text:p>1.001</text:p>
          </table:table-cell>
          <table:table-cell table:formula="of:=[.K58]-[.K57]" office:value-type="float" office:value="0.276000000000003" calcext:value-type="float">
            <text:p>0.276</text:p>
          </table:table-cell>
          <table:table-cell table:formula="of:=[.L58]-[.L57]" office:value-type="float" office:value="-1.104" calcext:value-type="float">
            <text:p>-1.104</text:p>
          </table:table-cell>
          <table:table-cell table:formula="of:=[.J58]^2-[.J57]^2" office:value-type="float" office:value="119.380261" calcext:value-type="float">
            <text:p>119.3803</text:p>
          </table:table-cell>
          <table:table-cell table:formula="of:=[.K58]^2-[.K57]^2" office:value-type="float" office:value="28.4517360000004" calcext:value-type="float">
            <text:p>28.4517</text:p>
          </table:table-cell>
          <table:table-cell table:formula="of:=[.G57]+[.H57]" office:value-type="float" office:value="147.831997" calcext:value-type="float">
            <text:p>147.832</text:p>
          </table:table-cell>
          <table:table-cell table:formula="of:=[.A57]*10^-3" office:value-type="float" office:value="59.13" calcext:value-type="float">
            <text:p>59.13</text:p>
          </table:table-cell>
          <table:table-cell table:formula="of:=[.B57]*10^-3" office:value-type="float" office:value="51.405" calcext:value-type="float">
            <text:p>51.405</text:p>
          </table:table-cell>
          <table:table-cell table:formula="of:=[.C57]*10^-3" office:value-type="float" office:value="39.381" calcext:value-type="float">
            <text:p>39.381</text:p>
          </table:table-cell>
        </table:table-row>
        <table:table-row table:style-name="ro1">
          <table:table-cell office:value-type="float" office:value="60131" calcext:value-type="float">
            <text:p>60131</text:p>
          </table:table-cell>
          <table:table-cell office:value-type="float" office:value="51681" calcext:value-type="float">
            <text:p>51681</text:p>
          </table:table-cell>
          <table:table-cell office:value-type="float" office:value="38277" calcext:value-type="float">
            <text:p>38277</text:p>
          </table:table-cell>
          <table:table-cell table:formula="of:=[.J59]-[.J58]" office:value-type="float" office:value="1" calcext:value-type="float">
            <text:p>1</text:p>
          </table:table-cell>
          <table:table-cell table:formula="of:=[.K59]-[.K58]" office:value-type="float" office:value="-1.38" calcext:value-type="float">
            <text:p>-1.38</text:p>
          </table:table-cell>
          <table:table-cell table:formula="of:=[.L59]-[.L58]" office:value-type="float" office:value="1.012" calcext:value-type="float">
            <text:p>1.012</text:p>
          </table:table-cell>
          <table:table-cell table:formula="of:=[.J59]^2-[.J58]^2" office:value-type="float" office:value="121.262" calcext:value-type="float">
            <text:p>121.262</text:p>
          </table:table-cell>
          <table:table-cell table:formula="of:=[.K59]^2-[.K58]^2" office:value-type="float" office:value="-140.73516" calcext:value-type="float">
            <text:p>-140.7352</text:p>
          </table:table-cell>
          <table:table-cell table:formula="of:=[.G58]+[.H58]" office:value-type="float" office:value="-19.47316" calcext:value-type="float">
            <text:p>-19.4732</text:p>
          </table:table-cell>
          <table:table-cell table:formula="of:=[.A58]*10^-3" office:value-type="float" office:value="60.131" calcext:value-type="float">
            <text:p>60.131</text:p>
          </table:table-cell>
          <table:table-cell table:formula="of:=[.B58]*10^-3" office:value-type="float" office:value="51.681" calcext:value-type="float">
            <text:p>51.681</text:p>
          </table:table-cell>
          <table:table-cell table:formula="of:=[.C58]*10^-3" office:value-type="float" office:value="38.277" calcext:value-type="float">
            <text:p>38.277</text:p>
          </table:table-cell>
        </table:table-row>
        <table:table-row table:style-name="ro1">
          <table:table-cell office:value-type="float" office:value="61131" calcext:value-type="float">
            <text:p>61131</text:p>
          </table:table-cell>
          <table:table-cell office:value-type="float" office:value="50301" calcext:value-type="float">
            <text:p>50301</text:p>
          </table:table-cell>
          <table:table-cell office:value-type="float" office:value="39289" calcext:value-type="float">
            <text:p>39289</text:p>
          </table:table-cell>
          <table:table-cell table:formula="of:=[.J60]-[.J59]" office:value-type="float" office:value="1.002" calcext:value-type="float">
            <text:p>1.002</text:p>
          </table:table-cell>
          <table:table-cell table:formula="of:=[.K60]-[.K59]" office:value-type="float" office:value="-1.103" calcext:value-type="float">
            <text:p>-1.103</text:p>
          </table:table-cell>
          <table:table-cell table:formula="of:=[.L60]-[.L59]" office:value-type="float" office:value="-0.828000000000003" calcext:value-type="float">
            <text:p>-0.828</text:p>
          </table:table-cell>
          <table:table-cell table:formula="of:=[.J60]^2-[.J59]^2" office:value-type="float" office:value="123.510528" calcext:value-type="float">
            <text:p>123.5105</text:p>
          </table:table-cell>
          <table:table-cell table:formula="of:=[.K60]^2-[.K59]^2" office:value-type="float" office:value="-109.747397" calcext:value-type="float">
            <text:p>-109.7474</text:p>
          </table:table-cell>
          <table:table-cell table:formula="of:=[.G59]+[.H59]" office:value-type="float" office:value="13.7631310000002" calcext:value-type="float">
            <text:p>13.7631</text:p>
          </table:table-cell>
          <table:table-cell table:formula="of:=[.A59]*10^-3" office:value-type="float" office:value="61.131" calcext:value-type="float">
            <text:p>61.131</text:p>
          </table:table-cell>
          <table:table-cell table:formula="of:=[.B59]*10^-3" office:value-type="float" office:value="50.301" calcext:value-type="float">
            <text:p>50.301</text:p>
          </table:table-cell>
          <table:table-cell table:formula="of:=[.C59]*10^-3" office:value-type="float" office:value="39.289" calcext:value-type="float">
            <text:p>39.289</text:p>
          </table:table-cell>
        </table:table-row>
        <table:table-row table:style-name="ro1">
          <table:table-cell office:value-type="float" office:value="62133" calcext:value-type="float">
            <text:p>62133</text:p>
          </table:table-cell>
          <table:table-cell office:value-type="float" office:value="49198" calcext:value-type="float">
            <text:p>49198</text:p>
          </table:table-cell>
          <table:table-cell office:value-type="float" office:value="38461" calcext:value-type="float">
            <text:p>38461</text:p>
          </table:table-cell>
          <table:table-cell table:formula="of:=[.J61]-[.J60]" office:value-type="float" office:value="1" calcext:value-type="float">
            <text:p>1</text:p>
          </table:table-cell>
          <table:table-cell table:formula="of:=[.K61]-[.K60]" office:value-type="float" office:value="-1.38" calcext:value-type="float">
            <text:p>-1.38</text:p>
          </table:table-cell>
          <table:table-cell table:formula="of:=[.L61]-[.L60]" office:value-type="float" office:value="0.644000000000005" calcext:value-type="float">
            <text:p>0.644</text:p>
          </table:table-cell>
          <table:table-cell table:formula="of:=[.J61]^2-[.J60]^2" office:value-type="float" office:value="125.266" calcext:value-type="float">
            <text:p>125.266</text:p>
          </table:table-cell>
          <table:table-cell table:formula="of:=[.K61]^2-[.K60]^2" office:value-type="float" office:value="-133.88208" calcext:value-type="float">
            <text:p>-133.8821</text:p>
          </table:table-cell>
          <table:table-cell table:formula="of:=[.G60]+[.H60]" office:value-type="float" office:value="-8.61608000000024" calcext:value-type="float">
            <text:p>-8.6161</text:p>
          </table:table-cell>
          <table:table-cell table:formula="of:=[.A60]*10^-3" office:value-type="float" office:value="62.133" calcext:value-type="float">
            <text:p>62.133</text:p>
          </table:table-cell>
          <table:table-cell table:formula="of:=[.B60]*10^-3" office:value-type="float" office:value="49.198" calcext:value-type="float">
            <text:p>49.198</text:p>
          </table:table-cell>
          <table:table-cell table:formula="of:=[.C60]*10^-3" office:value-type="float" office:value="38.461" calcext:value-type="float">
            <text:p>38.461</text:p>
          </table:table-cell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float" office:value="47818" calcext:value-type="float">
            <text:p>47818</text:p>
          </table:table-cell>
          <table:table-cell office:value-type="float" office:value="39105" calcext:value-type="float">
            <text:p>39105</text:p>
          </table:table-cell>
          <table:table-cell table:formula="of:=[.J62]-[.J61]" office:value-type="float" office:value="1.001" calcext:value-type="float">
            <text:p>1.001</text:p>
          </table:table-cell>
          <table:table-cell table:formula="of:=[.K62]-[.K61]" office:value-type="float" office:value="0.828000000000003" calcext:value-type="float">
            <text:p>0.828</text:p>
          </table:table-cell>
          <table:table-cell table:formula="of:=[.L62]-[.L61]" office:value-type="float" office:value="-1.012" calcext:value-type="float">
            <text:p>-1.012</text:p>
          </table:table-cell>
          <table:table-cell table:formula="of:=[.J62]^2-[.J61]^2" office:value-type="float" office:value="127.394266999999" calcext:value-type="float">
            <text:p>127.3943</text:p>
          </table:table-cell>
          <table:table-cell table:formula="of:=[.K62]^2-[.K61]^2" office:value-type="float" office:value="79.8721920000003" calcext:value-type="float">
            <text:p>79.8722</text:p>
          </table:table-cell>
          <table:table-cell table:formula="of:=[.G61]+[.H61]" office:value-type="float" office:value="207.266458999999" calcext:value-type="float">
            <text:p>207.2665</text:p>
          </table:table-cell>
          <table:table-cell table:formula="of:=[.A61]*10^-3" office:value-type="float" office:value="63.133" calcext:value-type="float">
            <text:p>63.133</text:p>
          </table:table-cell>
          <table:table-cell table:formula="of:=[.B61]*10^-3" office:value-type="float" office:value="47.818" calcext:value-type="float">
            <text:p>47.818</text:p>
          </table:table-cell>
          <table:table-cell table:formula="of:=[.C61]*10^-3" office:value-type="float" office:value="39.105" calcext:value-type="float">
            <text:p>39.105</text:p>
          </table:table-cell>
        </table:table-row>
        <table:table-row table:style-name="ro1">
          <table:table-cell office:value-type="float" office:value="64134" calcext:value-type="float">
            <text:p>64134</text:p>
          </table:table-cell>
          <table:table-cell office:value-type="float" office:value="48646" calcext:value-type="float">
            <text:p>48646</text:p>
          </table:table-cell>
          <table:table-cell office:value-type="float" office:value="38093" calcext:value-type="float">
            <text:p>38093</text:p>
          </table:table-cell>
          <table:table-cell table:formula="of:=[.J63]-[.J62]" office:value-type="float" office:value="1" calcext:value-type="float">
            <text:p>1</text:p>
          </table:table-cell>
          <table:table-cell table:formula="of:=[.K63]-[.K62]" office:value-type="float" office:value="-0.0919999999999988" calcext:value-type="float">
            <text:p>-0.092</text:p>
          </table:table-cell>
          <table:table-cell table:formula="of:=[.L63]-[.L62]" office:value-type="float" office:value="2.025" calcext:value-type="float">
            <text:p>2.025</text:p>
          </table:table-cell>
          <table:table-cell table:formula="of:=[.J63]^2-[.J62]^2" office:value-type="float" office:value="129.268" calcext:value-type="float">
            <text:p>129.268</text:p>
          </table:table-cell>
          <table:table-cell table:formula="of:=[.K63]^2-[.K62]^2" office:value-type="float" office:value="-8.94239999999991" calcext:value-type="float">
            <text:p>-8.9424</text:p>
          </table:table-cell>
          <table:table-cell table:formula="of:=[.G62]+[.H62]" office:value-type="float" office:value="120.3256" calcext:value-type="float">
            <text:p>120.3256</text:p>
          </table:table-cell>
          <table:table-cell table:formula="of:=[.A62]*10^-3" office:value-type="float" office:value="64.134" calcext:value-type="float">
            <text:p>64.134</text:p>
          </table:table-cell>
          <table:table-cell table:formula="of:=[.B62]*10^-3" office:value-type="float" office:value="48.646" calcext:value-type="float">
            <text:p>48.646</text:p>
          </table:table-cell>
          <table:table-cell table:formula="of:=[.C62]*10^-3" office:value-type="float" office:value="38.093" calcext:value-type="float">
            <text:p>38.093</text:p>
          </table:table-cell>
        </table:table-row>
        <table:table-row table:style-name="ro1">
          <table:table-cell office:value-type="float" office:value="65134" calcext:value-type="float">
            <text:p>65134</text:p>
          </table:table-cell>
          <table:table-cell office:value-type="float" office:value="48554" calcext:value-type="float">
            <text:p>48554</text:p>
          </table:table-cell>
          <table:table-cell office:value-type="float" office:value="40118" calcext:value-type="float">
            <text:p>40118</text:p>
          </table:table-cell>
          <table:table-cell table:formula="of:=[.J64]-[.J63]" office:value-type="float" office:value="1.001" calcext:value-type="float">
            <text:p>1.001</text:p>
          </table:table-cell>
          <table:table-cell table:formula="of:=[.K64]-[.K63]" office:value-type="float" office:value="-0.919000000000004" calcext:value-type="float">
            <text:p>-0.919</text:p>
          </table:table-cell>
          <table:table-cell table:formula="of:=[.L64]-[.L63]" office:value-type="float" office:value="-0.277000000000001" calcext:value-type="float">
            <text:p>-0.277</text:p>
          </table:table-cell>
          <table:table-cell table:formula="of:=[.J64]^2-[.J63]^2" office:value-type="float" office:value="131.400269000001" calcext:value-type="float">
            <text:p>131.4003</text:p>
          </table:table-cell>
          <table:table-cell table:formula="of:=[.K64]^2-[.K63]^2" office:value-type="float" office:value="-88.3976910000006" calcext:value-type="float">
            <text:p>-88.3977</text:p>
          </table:table-cell>
          <table:table-cell table:formula="of:=[.G63]+[.H63]" office:value-type="float" office:value="43.0025780000001" calcext:value-type="float">
            <text:p>43.0026</text:p>
          </table:table-cell>
          <table:table-cell table:formula="of:=[.A63]*10^-3" office:value-type="float" office:value="65.134" calcext:value-type="float">
            <text:p>65.134</text:p>
          </table:table-cell>
          <table:table-cell table:formula="of:=[.B63]*10^-3" office:value-type="float" office:value="48.554" calcext:value-type="float">
            <text:p>48.554</text:p>
          </table:table-cell>
          <table:table-cell table:formula="of:=[.C63]*10^-3" office:value-type="float" office:value="40.118" calcext:value-type="float">
            <text:p>40.118</text:p>
          </table:table-cell>
        </table:table-row>
        <table:table-row table:style-name="ro1">
          <table:table-cell office:value-type="float" office:value="66135" calcext:value-type="float">
            <text:p>66135</text:p>
          </table:table-cell>
          <table:table-cell office:value-type="float" office:value="47635" calcext:value-type="float">
            <text:p>47635</text:p>
          </table:table-cell>
          <table:table-cell office:value-type="float" office:value="39841" calcext:value-type="float">
            <text:p>39841</text:p>
          </table:table-cell>
          <table:table-cell table:formula="of:=[.J65]-[.J64]" office:value-type="float" office:value="1" calcext:value-type="float">
            <text:p>1</text:p>
          </table:table-cell>
          <table:table-cell table:formula="of:=[.K65]-[.K64]" office:value-type="float" office:value="-1.38" calcext:value-type="float">
            <text:p>-1.38</text:p>
          </table:table-cell>
          <table:table-cell table:formula="of:=[.L65]-[.L64]" office:value-type="float" office:value="0.277000000000001" calcext:value-type="float">
            <text:p>0.277</text:p>
          </table:table-cell>
          <table:table-cell table:formula="of:=[.J65]^2-[.J64]^2" office:value-type="float" office:value="133.27" calcext:value-type="float">
            <text:p>133.27</text:p>
          </table:table-cell>
          <table:table-cell table:formula="of:=[.K65]^2-[.K64]^2" office:value-type="float" office:value="-129.568199999999" calcext:value-type="float">
            <text:p>-129.5682</text:p>
          </table:table-cell>
          <table:table-cell table:formula="of:=[.G64]+[.H64]" office:value-type="float" office:value="3.70180000000119" calcext:value-type="float">
            <text:p>3.7018</text:p>
          </table:table-cell>
          <table:table-cell table:formula="of:=[.A64]*10^-3" office:value-type="float" office:value="66.135" calcext:value-type="float">
            <text:p>66.135</text:p>
          </table:table-cell>
          <table:table-cell table:formula="of:=[.B64]*10^-3" office:value-type="float" office:value="47.635" calcext:value-type="float">
            <text:p>47.635</text:p>
          </table:table-cell>
          <table:table-cell table:formula="of:=[.C64]*10^-3" office:value-type="float" office:value="39.841" calcext:value-type="float">
            <text:p>39.841</text:p>
          </table:table-cell>
        </table:table-row>
        <table:table-row table:style-name="ro1">
          <table:table-cell office:value-type="float" office:value="67135" calcext:value-type="float">
            <text:p>67135</text:p>
          </table:table-cell>
          <table:table-cell office:value-type="float" office:value="46255" calcext:value-type="float">
            <text:p>46255</text:p>
          </table:table-cell>
          <table:table-cell office:value-type="float" office:value="40118" calcext:value-type="float">
            <text:p>40118</text:p>
          </table:table-cell>
          <table:table-cell table:formula="of:=[.J66]-[.J65]" office:value-type="float" office:value="1.00099999999999" calcext:value-type="float">
            <text:p>1.001</text:p>
          </table:table-cell>
          <table:table-cell table:formula="of:=[.K66]-[.K65]" office:value-type="float" office:value="0.183999999999998" calcext:value-type="float">
            <text:p>0.184</text:p>
          </table:table-cell>
          <table:table-cell table:formula="of:=[.L66]-[.L65]" office:value-type="float" office:value="3.036" calcext:value-type="float">
            <text:p>3.036</text:p>
          </table:table-cell>
          <table:table-cell table:formula="of:=[.J66]^2-[.J65]^2" office:value-type="float" office:value="135.406270999999" calcext:value-type="float">
            <text:p>135.4063</text:p>
          </table:table-cell>
          <table:table-cell table:formula="of:=[.K66]^2-[.K65]^2" office:value-type="float" office:value="17.0556959999994" calcext:value-type="float">
            <text:p>17.0557</text:p>
          </table:table-cell>
          <table:table-cell table:formula="of:=[.G65]+[.H65]" office:value-type="float" office:value="152.461966999998" calcext:value-type="float">
            <text:p>152.462</text:p>
          </table:table-cell>
          <table:table-cell table:formula="of:=[.A65]*10^-3" office:value-type="float" office:value="67.135" calcext:value-type="float">
            <text:p>67.135</text:p>
          </table:table-cell>
          <table:table-cell table:formula="of:=[.B65]*10^-3" office:value-type="float" office:value="46.255" calcext:value-type="float">
            <text:p>46.255</text:p>
          </table:table-cell>
          <table:table-cell table:formula="of:=[.C65]*10^-3" office:value-type="float" office:value="40.118" calcext:value-type="float">
            <text:p>40.118</text:p>
          </table:table-cell>
        </table:table-row>
        <table:table-row table:style-name="ro1">
          <table:table-cell office:value-type="float" office:value="68136" calcext:value-type="float">
            <text:p>68136</text:p>
          </table:table-cell>
          <table:table-cell office:value-type="float" office:value="46439" calcext:value-type="float">
            <text:p>46439</text:p>
          </table:table-cell>
          <table:table-cell office:value-type="float" office:value="43154" calcext:value-type="float">
            <text:p>43154</text:p>
          </table:table-cell>
          <table:table-cell table:formula="of:=[.J67]-[.J66]" office:value-type="float" office:value="1" calcext:value-type="float">
            <text:p>1</text:p>
          </table:table-cell>
          <table:table-cell table:formula="of:=[.K67]-[.K66]" office:value-type="float" office:value="0" calcext:value-type="float">
            <text:p>0</text:p>
          </table:table-cell>
          <table:table-cell table:formula="of:=[.L67]-[.L66]" office:value-type="float" office:value="-0.368000000000002" calcext:value-type="float">
            <text:p>-0.368</text:p>
          </table:table-cell>
          <table:table-cell table:formula="of:=[.J67]^2-[.J66]^2" office:value-type="float" office:value="137.272" calcext:value-type="float">
            <text:p>137.272</text:p>
          </table:table-cell>
          <table:table-cell table:formula="of:=[.K67]^2-[.K66]^2" office:value-type="float" office:value="0" calcext:value-type="float">
            <text:p>0</text:p>
          </table:table-cell>
          <table:table-cell table:formula="of:=[.G66]+[.H66]" office:value-type="float" office:value="137.272" calcext:value-type="float">
            <text:p>137.272</text:p>
          </table:table-cell>
          <table:table-cell table:formula="of:=[.A66]*10^-3" office:value-type="float" office:value="68.136" calcext:value-type="float">
            <text:p>68.136</text:p>
          </table:table-cell>
          <table:table-cell table:formula="of:=[.B66]*10^-3" office:value-type="float" office:value="46.439" calcext:value-type="float">
            <text:p>46.439</text:p>
          </table:table-cell>
          <table:table-cell table:formula="of:=[.C66]*10^-3" office:value-type="float" office:value="43.154" calcext:value-type="float">
            <text:p>43.154</text:p>
          </table:table-cell>
        </table:table-row>
        <table:table-row table:style-name="ro1">
          <table:table-cell office:value-type="float" office:value="69136" calcext:value-type="float">
            <text:p>69136</text:p>
          </table:table-cell>
          <table:table-cell office:value-type="float" office:value="46439" calcext:value-type="float">
            <text:p>46439</text:p>
          </table:table-cell>
          <table:table-cell office:value-type="float" office:value="42786" calcext:value-type="float">
            <text:p>42786</text:p>
          </table:table-cell>
          <table:table-cell table:formula="of:=[.J68]-[.J67]" office:value-type="float" office:value="1" calcext:value-type="float">
            <text:p>1</text:p>
          </table:table-cell>
          <table:table-cell table:formula="of:=[.K68]-[.K67]" office:value-type="float" office:value="0.460000000000001" calcext:value-type="float">
            <text:p>0.46</text:p>
          </table:table-cell>
          <table:table-cell table:formula="of:=[.L68]-[.L67]" office:value-type="float" office:value="0.735999999999997" calcext:value-type="float">
            <text:p>0.736</text:p>
          </table:table-cell>
          <table:table-cell table:formula="of:=[.J68]^2-[.J67]^2" office:value-type="float" office:value="139.272" calcext:value-type="float">
            <text:p>139.272</text:p>
          </table:table-cell>
          <table:table-cell table:formula="of:=[.K68]^2-[.K67]^2" office:value-type="float" office:value="42.9354800000001" calcext:value-type="float">
            <text:p>42.9355</text:p>
          </table:table-cell>
          <table:table-cell table:formula="of:=[.G67]+[.H67]" office:value-type="float" office:value="182.20748" calcext:value-type="float">
            <text:p>182.2075</text:p>
          </table:table-cell>
          <table:table-cell table:formula="of:=[.A67]*10^-3" office:value-type="float" office:value="69.136" calcext:value-type="float">
            <text:p>69.136</text:p>
          </table:table-cell>
          <table:table-cell table:formula="of:=[.B67]*10^-3" office:value-type="float" office:value="46.439" calcext:value-type="float">
            <text:p>46.439</text:p>
          </table:table-cell>
          <table:table-cell table:formula="of:=[.C67]*10^-3" office:value-type="float" office:value="42.786" calcext:value-type="float">
            <text:p>42.786</text:p>
          </table:table-cell>
        </table:table-row>
        <table:table-row table:style-name="ro1">
          <table:table-cell office:value-type="float" office:value="70136" calcext:value-type="float">
            <text:p>70136</text:p>
          </table:table-cell>
          <table:table-cell office:value-type="float" office:value="46899" calcext:value-type="float">
            <text:p>46899</text:p>
          </table:table-cell>
          <table:table-cell office:value-type="float" office:value="43522" calcext:value-type="float">
            <text:p>43522</text:p>
          </table:table-cell>
          <table:table-cell table:formula="of:=[.J69]-[.J68]" office:value-type="float" office:value="1.001" calcext:value-type="float">
            <text:p>1.001</text:p>
          </table:table-cell>
          <table:table-cell table:formula="of:=[.K69]-[.K68]" office:value-type="float" office:value="-2.207" calcext:value-type="float">
            <text:p>-2.207</text:p>
          </table:table-cell>
          <table:table-cell table:formula="of:=[.L69]-[.L68]" office:value-type="float" office:value="2.024" calcext:value-type="float">
            <text:p>2.024</text:p>
          </table:table-cell>
          <table:table-cell table:formula="of:=[.J69]^2-[.J68]^2" office:value-type="float" office:value="141.414273" calcext:value-type="float">
            <text:p>141.4143</text:p>
          </table:table-cell>
          <table:table-cell table:formula="of:=[.K69]^2-[.K68]^2" office:value-type="float" office:value="-202.141337" calcext:value-type="float">
            <text:p>-202.1413</text:p>
          </table:table-cell>
          <table:table-cell table:formula="of:=[.G68]+[.H68]" office:value-type="float" office:value="-60.7270639999995" calcext:value-type="float">
            <text:p>-60.7271</text:p>
          </table:table-cell>
          <table:table-cell table:formula="of:=[.A68]*10^-3" office:value-type="float" office:value="70.136" calcext:value-type="float">
            <text:p>70.136</text:p>
          </table:table-cell>
          <table:table-cell table:formula="of:=[.B68]*10^-3" office:value-type="float" office:value="46.899" calcext:value-type="float">
            <text:p>46.899</text:p>
          </table:table-cell>
          <table:table-cell table:formula="of:=[.C68]*10^-3" office:value-type="float" office:value="43.522" calcext:value-type="float">
            <text:p>43.522</text:p>
          </table:table-cell>
        </table:table-row>
        <table:table-row table:style-name="ro1">
          <table:table-cell office:value-type="float" office:value="71137" calcext:value-type="float">
            <text:p>71137</text:p>
          </table:table-cell>
          <table:table-cell office:value-type="float" office:value="44692" calcext:value-type="float">
            <text:p>44692</text:p>
          </table:table-cell>
          <table:table-cell office:value-type="float" office:value="45546" calcext:value-type="float">
            <text:p>45546</text:p>
          </table:table-cell>
          <table:table-cell table:formula="of:=[.J70]-[.J69]" office:value-type="float" office:value="1" calcext:value-type="float">
            <text:p>1</text:p>
          </table:table-cell>
          <table:table-cell table:formula="of:=[.K70]-[.K69]" office:value-type="float" office:value="-0.460000000000001" calcext:value-type="float">
            <text:p>-0.46</text:p>
          </table:table-cell>
          <table:table-cell table:formula="of:=[.L70]-[.L69]" office:value-type="float" office:value="0.368000000000002" calcext:value-type="float">
            <text:p>0.368</text:p>
          </table:table-cell>
          <table:table-cell table:formula="of:=[.J70]^2-[.J69]^2" office:value-type="float" office:value="143.274" calcext:value-type="float">
            <text:p>143.274</text:p>
          </table:table-cell>
          <table:table-cell table:formula="of:=[.K70]^2-[.K69]^2" office:value-type="float" office:value="-40.9050400000001" calcext:value-type="float">
            <text:p>-40.905</text:p>
          </table:table-cell>
          <table:table-cell table:formula="of:=[.G69]+[.H69]" office:value-type="float" office:value="102.36896" calcext:value-type="float">
            <text:p>102.369</text:p>
          </table:table-cell>
          <table:table-cell table:formula="of:=[.A69]*10^-3" office:value-type="float" office:value="71.137" calcext:value-type="float">
            <text:p>71.137</text:p>
          </table:table-cell>
          <table:table-cell table:formula="of:=[.B69]*10^-3" office:value-type="float" office:value="44.692" calcext:value-type="float">
            <text:p>44.692</text:p>
          </table:table-cell>
          <table:table-cell table:formula="of:=[.C69]*10^-3" office:value-type="float" office:value="45.546" calcext:value-type="float">
            <text:p>45.546</text:p>
          </table:table-cell>
        </table:table-row>
        <table:table-row table:style-name="ro1">
          <table:table-cell office:value-type="float" office:value="72137" calcext:value-type="float">
            <text:p>72137</text:p>
          </table:table-cell>
          <table:table-cell office:value-type="float" office:value="44232" calcext:value-type="float">
            <text:p>44232</text:p>
          </table:table-cell>
          <table:table-cell office:value-type="float" office:value="45914" calcext:value-type="float">
            <text:p>45914</text:p>
          </table:table-cell>
          <table:table-cell table:formula="of:=[.J71]-[.J70]" office:value-type="float" office:value="1.001" calcext:value-type="float">
            <text:p>1.001</text:p>
          </table:table-cell>
          <table:table-cell table:formula="of:=[.K71]-[.K70]" office:value-type="float" office:value="-0.367999999999995" calcext:value-type="float">
            <text:p>-0.368</text:p>
          </table:table-cell>
          <table:table-cell table:formula="of:=[.L71]-[.L70]" office:value-type="float" office:value="0.920000000000002" calcext:value-type="float">
            <text:p>0.92</text:p>
          </table:table-cell>
          <table:table-cell table:formula="of:=[.J71]^2-[.J70]^2" office:value-type="float" office:value="145.420275" calcext:value-type="float">
            <text:p>145.4203</text:p>
          </table:table-cell>
          <table:table-cell table:formula="of:=[.K71]^2-[.K70]^2" office:value-type="float" office:value="-32.4193279999997" calcext:value-type="float">
            <text:p>-32.4193</text:p>
          </table:table-cell>
          <table:table-cell table:formula="of:=[.G70]+[.H70]" office:value-type="float" office:value="113.000947000001" calcext:value-type="float">
            <text:p>113.0009</text:p>
          </table:table-cell>
          <table:table-cell table:formula="of:=[.A70]*10^-3" office:value-type="float" office:value="72.137" calcext:value-type="float">
            <text:p>72.137</text:p>
          </table:table-cell>
          <table:table-cell table:formula="of:=[.B70]*10^-3" office:value-type="float" office:value="44.232" calcext:value-type="float">
            <text:p>44.232</text:p>
          </table:table-cell>
          <table:table-cell table:formula="of:=[.C70]*10^-3" office:value-type="float" office:value="45.914" calcext:value-type="float">
            <text:p>45.914</text:p>
          </table:table-cell>
        </table:table-row>
        <table:table-row table:style-name="ro1">
          <table:table-cell office:value-type="float" office:value="73138" calcext:value-type="float">
            <text:p>73138</text:p>
          </table:table-cell>
          <table:table-cell office:value-type="float" office:value="43864" calcext:value-type="float">
            <text:p>43864</text:p>
          </table:table-cell>
          <table:table-cell office:value-type="float" office:value="46834" calcext:value-type="float">
            <text:p>46834</text:p>
          </table:table-cell>
          <table:table-cell table:formula="of:=[.J72]-[.J71]" office:value-type="float" office:value="1" calcext:value-type="float">
            <text:p>1</text:p>
          </table:table-cell>
          <table:table-cell table:formula="of:=[.K72]-[.K71]" office:value-type="float" office:value="0.0919999999999988" calcext:value-type="float">
            <text:p>0.092</text:p>
          </table:table-cell>
          <table:table-cell table:formula="of:=[.L72]-[.L71]" office:value-type="float" office:value="-0.368000000000002" calcext:value-type="float">
            <text:p>-0.368</text:p>
          </table:table-cell>
          <table:table-cell table:formula="of:=[.J72]^2-[.J71]^2" office:value-type="float" office:value="147.276" calcext:value-type="float">
            <text:p>147.276</text:p>
          </table:table-cell>
          <table:table-cell table:formula="of:=[.K72]^2-[.K71]^2" office:value-type="float" office:value="8.07943999999998" calcext:value-type="float">
            <text:p>8.0794</text:p>
          </table:table-cell>
          <table:table-cell table:formula="of:=[.G71]+[.H71]" office:value-type="float" office:value="155.35544" calcext:value-type="float">
            <text:p>155.3554</text:p>
          </table:table-cell>
          <table:table-cell table:formula="of:=[.A71]*10^-3" office:value-type="float" office:value="73.138" calcext:value-type="float">
            <text:p>73.138</text:p>
          </table:table-cell>
          <table:table-cell table:formula="of:=[.B71]*10^-3" office:value-type="float" office:value="43.864" calcext:value-type="float">
            <text:p>43.864</text:p>
          </table:table-cell>
          <table:table-cell table:formula="of:=[.C71]*10^-3" office:value-type="float" office:value="46.834" calcext:value-type="float">
            <text:p>46.834</text:p>
          </table:table-cell>
        </table:table-row>
        <table:table-row table:style-name="ro1">
          <table:table-cell office:value-type="float" office:value="74138" calcext:value-type="float">
            <text:p>74138</text:p>
          </table:table-cell>
          <table:table-cell office:value-type="float" office:value="43956" calcext:value-type="float">
            <text:p>43956</text:p>
          </table:table-cell>
          <table:table-cell office:value-type="float" office:value="46466" calcext:value-type="float">
            <text:p>46466</text:p>
          </table:table-cell>
          <table:table-cell table:formula="of:=[.J73]-[.J72]" office:value-type="float" office:value="1.00099999999999" calcext:value-type="float">
            <text:p>1.001</text:p>
          </table:table-cell>
          <table:table-cell table:formula="of:=[.K73]-[.K72]" office:value-type="float" office:value="0" calcext:value-type="float">
            <text:p>0</text:p>
          </table:table-cell>
          <table:table-cell table:formula="of:=[.L73]-[.L72]" office:value-type="float" office:value="-0.460000000000001" calcext:value-type="float">
            <text:p>-0.46</text:p>
          </table:table-cell>
          <table:table-cell table:formula="of:=[.J73]^2-[.J72]^2" office:value-type="float" office:value="149.426276999999" calcext:value-type="float">
            <text:p>149.4263</text:p>
          </table:table-cell>
          <table:table-cell table:formula="of:=[.K73]^2-[.K72]^2" office:value-type="float" office:value="0" calcext:value-type="float">
            <text:p>0</text:p>
          </table:table-cell>
          <table:table-cell table:formula="of:=[.G72]+[.H72]" office:value-type="float" office:value="149.426276999999" calcext:value-type="float">
            <text:p>149.4263</text:p>
          </table:table-cell>
          <table:table-cell table:formula="of:=[.A72]*10^-3" office:value-type="float" office:value="74.138" calcext:value-type="float">
            <text:p>74.138</text:p>
          </table:table-cell>
          <table:table-cell table:formula="of:=[.B72]*10^-3" office:value-type="float" office:value="43.956" calcext:value-type="float">
            <text:p>43.956</text:p>
          </table:table-cell>
          <table:table-cell table:formula="of:=[.C72]*10^-3" office:value-type="float" office:value="46.466" calcext:value-type="float">
            <text:p>46.466</text:p>
          </table:table-cell>
        </table:table-row>
        <table:table-row table:style-name="ro1">
          <table:table-cell office:value-type="float" office:value="75139" calcext:value-type="float">
            <text:p>75139</text:p>
          </table:table-cell>
          <table:table-cell office:value-type="float" office:value="43956" calcext:value-type="float">
            <text:p>43956</text:p>
          </table:table-cell>
          <table:table-cell office:value-type="float" office:value="46006" calcext:value-type="float">
            <text:p>46006</text:p>
          </table:table-cell>
          <table:table-cell table:formula="of:=[.J74]-[.J73]" office:value-type="float" office:value="1" calcext:value-type="float">
            <text:p>1</text:p>
          </table:table-cell>
          <table:table-cell table:formula="of:=[.K74]-[.K73]" office:value-type="float" office:value="0.735999999999997" calcext:value-type="float">
            <text:p>0.736</text:p>
          </table:table-cell>
          <table:table-cell table:formula="of:=[.L74]-[.L73]" office:value-type="float" office:value="1.197" calcext:value-type="float">
            <text:p>1.197</text:p>
          </table:table-cell>
          <table:table-cell table:formula="of:=[.J74]^2-[.J73]^2" office:value-type="float" office:value="151.278" calcext:value-type="float">
            <text:p>151.278</text:p>
          </table:table-cell>
          <table:table-cell table:formula="of:=[.K74]^2-[.K73]^2" office:value-type="float" office:value="65.2449279999999" calcext:value-type="float">
            <text:p>65.2449</text:p>
          </table:table-cell>
          <table:table-cell table:formula="of:=[.G73]+[.H73]" office:value-type="float" office:value="216.522928" calcext:value-type="float">
            <text:p>216.5229</text:p>
          </table:table-cell>
          <table:table-cell table:formula="of:=[.A73]*10^-3" office:value-type="float" office:value="75.139" calcext:value-type="float">
            <text:p>75.139</text:p>
          </table:table-cell>
          <table:table-cell table:formula="of:=[.B73]*10^-3" office:value-type="float" office:value="43.956" calcext:value-type="float">
            <text:p>43.956</text:p>
          </table:table-cell>
          <table:table-cell table:formula="of:=[.C73]*10^-3" office:value-type="float" office:value="46.006" calcext:value-type="float">
            <text:p>46.006</text:p>
          </table:table-cell>
        </table:table-row>
        <table:table-row table:style-name="ro1">
          <table:table-cell office:value-type="float" office:value="76139" calcext:value-type="float">
            <text:p>76139</text:p>
          </table:table-cell>
          <table:table-cell office:value-type="float" office:value="44692" calcext:value-type="float">
            <text:p>44692</text:p>
          </table:table-cell>
          <table:table-cell office:value-type="float" office:value="47203" calcext:value-type="float">
            <text:p>47203</text:p>
          </table:table-cell>
          <table:table-cell table:formula="of:=[.J75]-[.J74]" office:value-type="float" office:value="1.001" calcext:value-type="float">
            <text:p>1.001</text:p>
          </table:table-cell>
          <table:table-cell table:formula="of:=[.K75]-[.K74]" office:value-type="float" office:value="-1.471" calcext:value-type="float">
            <text:p>-1.471</text:p>
          </table:table-cell>
          <table:table-cell table:formula="of:=[.L75]-[.L74]" office:value-type="float" office:value="-1.289" calcext:value-type="float">
            <text:p>-1.289</text:p>
          </table:table-cell>
          <table:table-cell table:formula="of:=[.J75]^2-[.J74]^2" office:value-type="float" office:value="153.432279000001" calcext:value-type="float">
            <text:p>153.4323</text:p>
          </table:table-cell>
          <table:table-cell table:formula="of:=[.K75]^2-[.K74]^2" office:value-type="float" office:value="-129.320023" calcext:value-type="float">
            <text:p>-129.32</text:p>
          </table:table-cell>
          <table:table-cell table:formula="of:=[.G74]+[.H74]" office:value-type="float" office:value="24.1122560000008" calcext:value-type="float">
            <text:p>24.1123</text:p>
          </table:table-cell>
          <table:table-cell table:formula="of:=[.A74]*10^-3" office:value-type="float" office:value="76.139" calcext:value-type="float">
            <text:p>76.139</text:p>
          </table:table-cell>
          <table:table-cell table:formula="of:=[.B74]*10^-3" office:value-type="float" office:value="44.692" calcext:value-type="float">
            <text:p>44.692</text:p>
          </table:table-cell>
          <table:table-cell table:formula="of:=[.C74]*10^-3" office:value-type="float" office:value="47.203" calcext:value-type="float">
            <text:p>47.203</text:p>
          </table:table-cell>
        </table:table-row>
        <table:table-row table:style-name="ro1">
          <table:table-cell office:value-type="float" office:value="77140" calcext:value-type="float">
            <text:p>77140</text:p>
          </table:table-cell>
          <table:table-cell office:value-type="float" office:value="43221" calcext:value-type="float">
            <text:p>43221</text:p>
          </table:table-cell>
          <table:table-cell office:value-type="float" office:value="45914" calcext:value-type="float">
            <text:p>45914</text:p>
          </table:table-cell>
          <table:table-cell table:formula="of:=[.J76]-[.J75]" office:value-type="float" office:value="1" calcext:value-type="float">
            <text:p>1</text:p>
          </table:table-cell>
          <table:table-cell table:formula="of:=[.K76]-[.K75]" office:value-type="float" office:value="0.274999999999999" calcext:value-type="float">
            <text:p>0.275</text:p>
          </table:table-cell>
          <table:table-cell table:formula="of:=[.L76]-[.L75]" office:value-type="float" office:value="-0.460000000000001" calcext:value-type="float">
            <text:p>-0.46</text:p>
          </table:table-cell>
          <table:table-cell table:formula="of:=[.J76]^2-[.J75]^2" office:value-type="float" office:value="155.28" calcext:value-type="float">
            <text:p>155.28</text:p>
          </table:table-cell>
          <table:table-cell table:formula="of:=[.K76]^2-[.K75]^2" office:value-type="float" office:value="23.8471749999999" calcext:value-type="float">
            <text:p>23.8472</text:p>
          </table:table-cell>
          <table:table-cell table:formula="of:=[.G75]+[.H75]" office:value-type="float" office:value="179.127175" calcext:value-type="float">
            <text:p>179.1272</text:p>
          </table:table-cell>
          <table:table-cell table:formula="of:=[.A75]*10^-3" office:value-type="float" office:value="77.14" calcext:value-type="float">
            <text:p>77.14</text:p>
          </table:table-cell>
          <table:table-cell table:formula="of:=[.B75]*10^-3" office:value-type="float" office:value="43.221" calcext:value-type="float">
            <text:p>43.221</text:p>
          </table:table-cell>
          <table:table-cell table:formula="of:=[.C75]*10^-3" office:value-type="float" office:value="45.914" calcext:value-type="float">
            <text:p>45.914</text:p>
          </table:table-cell>
        </table:table-row>
        <table:table-row table:style-name="ro1">
          <table:table-cell office:value-type="float" office:value="78140" calcext:value-type="float">
            <text:p>78140</text:p>
          </table:table-cell>
          <table:table-cell office:value-type="float" office:value="43496" calcext:value-type="float">
            <text:p>43496</text:p>
          </table:table-cell>
          <table:table-cell office:value-type="float" office:value="45454" calcext:value-type="float">
            <text:p>45454</text:p>
          </table:table-cell>
          <table:table-cell table:formula="of:=[.J77]-[.J76]" office:value-type="float" office:value="1.002" calcext:value-type="float">
            <text:p>1.002</text:p>
          </table:table-cell>
          <table:table-cell table:formula="of:=[.K77]-[.K76]" office:value-type="float" office:value="0.368000000000002" calcext:value-type="float">
            <text:p>0.368</text:p>
          </table:table-cell>
          <table:table-cell table:formula="of:=[.L77]-[.L76]" office:value-type="float" office:value="1.104" calcext:value-type="float">
            <text:p>1.104</text:p>
          </table:table-cell>
          <table:table-cell table:formula="of:=[.J77]^2-[.J76]^2" office:value-type="float" office:value="157.596563999999" calcext:value-type="float">
            <text:p>157.5966</text:p>
          </table:table-cell>
          <table:table-cell table:formula="of:=[.K77]^2-[.K76]^2" office:value-type="float" office:value="32.1484800000001" calcext:value-type="float">
            <text:p>32.1485</text:p>
          </table:table-cell>
          <table:table-cell table:formula="of:=[.G76]+[.H76]" office:value-type="float" office:value="189.745044" calcext:value-type="float">
            <text:p>189.745</text:p>
          </table:table-cell>
          <table:table-cell table:formula="of:=[.A76]*10^-3" office:value-type="float" office:value="78.14" calcext:value-type="float">
            <text:p>78.14</text:p>
          </table:table-cell>
          <table:table-cell table:formula="of:=[.B76]*10^-3" office:value-type="float" office:value="43.496" calcext:value-type="float">
            <text:p>43.496</text:p>
          </table:table-cell>
          <table:table-cell table:formula="of:=[.C76]*10^-3" office:value-type="float" office:value="45.454" calcext:value-type="float">
            <text:p>45.454</text:p>
          </table:table-cell>
        </table:table-row>
        <table:table-row table:style-name="ro1">
          <table:table-cell office:value-type="float" office:value="79142" calcext:value-type="float">
            <text:p>79142</text:p>
          </table:table-cell>
          <table:table-cell office:value-type="float" office:value="43864" calcext:value-type="float">
            <text:p>43864</text:p>
          </table:table-cell>
          <table:table-cell office:value-type="float" office:value="46558" calcext:value-type="float">
            <text:p>46558</text:p>
          </table:table-cell>
          <table:table-cell table:formula="of:=[.J78]-[.J77]" office:value-type="float" office:value="1" calcext:value-type="float">
            <text:p>1</text:p>
          </table:table-cell>
          <table:table-cell table:formula="of:=[.K78]-[.K77]" office:value-type="float" office:value="-1.655" calcext:value-type="float">
            <text:p>-1.655</text:p>
          </table:table-cell>
          <table:table-cell table:formula="of:=[.L78]-[.L77]" office:value-type="float" office:value="0.460000000000001" calcext:value-type="float">
            <text:p>0.46</text:p>
          </table:table-cell>
          <table:table-cell table:formula="of:=[.J78]^2-[.J77]^2" office:value-type="float" office:value="159.284" calcext:value-type="float">
            <text:p>159.284</text:p>
          </table:table-cell>
          <table:table-cell table:formula="of:=[.K78]^2-[.K77]^2" office:value-type="float" office:value="-142.450815" calcext:value-type="float">
            <text:p>-142.4508</text:p>
          </table:table-cell>
          <table:table-cell table:formula="of:=[.G77]+[.H77]" office:value-type="float" office:value="16.8331849999997" calcext:value-type="float">
            <text:p>16.8332</text:p>
          </table:table-cell>
          <table:table-cell table:formula="of:=[.A77]*10^-3" office:value-type="float" office:value="79.142" calcext:value-type="float">
            <text:p>79.142</text:p>
          </table:table-cell>
          <table:table-cell table:formula="of:=[.B77]*10^-3" office:value-type="float" office:value="43.864" calcext:value-type="float">
            <text:p>43.864</text:p>
          </table:table-cell>
          <table:table-cell table:formula="of:=[.C77]*10^-3" office:value-type="float" office:value="46.558" calcext:value-type="float">
            <text:p>46.558</text:p>
          </table:table-cell>
        </table:table-row>
        <table:table-row table:style-name="ro1">
          <table:table-cell office:value-type="float" office:value="80142" calcext:value-type="float">
            <text:p>80142</text:p>
          </table:table-cell>
          <table:table-cell office:value-type="float" office:value="42209" calcext:value-type="float">
            <text:p>42209</text:p>
          </table:table-cell>
          <table:table-cell office:value-type="float" office:value="47018" calcext:value-type="float">
            <text:p>47018</text:p>
          </table:table-cell>
          <table:table-cell table:formula="of:=[.J79]-[.J78]" office:value-type="float" office:value="1" calcext:value-type="float">
            <text:p>1</text:p>
          </table:table-cell>
          <table:table-cell table:formula="of:=[.K79]-[.K78]" office:value-type="float" office:value="-0.828000000000003" calcext:value-type="float">
            <text:p>-0.828</text:p>
          </table:table-cell>
          <table:table-cell table:formula="of:=[.L79]-[.L78]" office:value-type="float" office:value="0.185000000000002" calcext:value-type="float">
            <text:p>0.185</text:p>
          </table:table-cell>
          <table:table-cell table:formula="of:=[.J79]^2-[.J78]^2" office:value-type="float" office:value="161.284000000001" calcext:value-type="float">
            <text:p>161.284</text:p>
          </table:table-cell>
          <table:table-cell table:formula="of:=[.K79]^2-[.K78]^2" office:value-type="float" office:value="-69.2125200000003" calcext:value-type="float">
            <text:p>-69.2125</text:p>
          </table:table-cell>
          <table:table-cell table:formula="of:=[.G78]+[.H78]" office:value-type="float" office:value="92.0714800000003" calcext:value-type="float">
            <text:p>92.0715</text:p>
          </table:table-cell>
          <table:table-cell table:formula="of:=[.A78]*10^-3" office:value-type="float" office:value="80.142" calcext:value-type="float">
            <text:p>80.142</text:p>
          </table:table-cell>
          <table:table-cell table:formula="of:=[.B78]*10^-3" office:value-type="float" office:value="42.209" calcext:value-type="float">
            <text:p>42.209</text:p>
          </table:table-cell>
          <table:table-cell table:formula="of:=[.C78]*10^-3" office:value-type="float" office:value="47.018" calcext:value-type="float">
            <text:p>47.018</text:p>
          </table:table-cell>
        </table:table-row>
        <table:table-row table:style-name="ro1">
          <table:table-cell office:value-type="float" office:value="81142" calcext:value-type="float">
            <text:p>81142</text:p>
          </table:table-cell>
          <table:table-cell office:value-type="float" office:value="41381" calcext:value-type="float">
            <text:p>41381</text:p>
          </table:table-cell>
          <table:table-cell office:value-type="float" office:value="47203" calcext:value-type="float">
            <text:p>47203</text:p>
          </table:table-cell>
          <table:table-cell table:formula="of:=[.J80]-[.J79]" office:value-type="float" office:value="1.001" calcext:value-type="float">
            <text:p>1.001</text:p>
          </table:table-cell>
          <table:table-cell table:formula="of:=[.K80]-[.K79]" office:value-type="float" office:value="-0.734999999999999" calcext:value-type="float">
            <text:p>-0.735</text:p>
          </table:table-cell>
          <table:table-cell table:formula="of:=[.L80]-[.L79]" office:value-type="float" office:value="0.183999999999998" calcext:value-type="float">
            <text:p>0.184</text:p>
          </table:table-cell>
          <table:table-cell table:formula="of:=[.J80]^2-[.J79]^2" office:value-type="float" office:value="163.448285" calcext:value-type="float">
            <text:p>163.4483</text:p>
          </table:table-cell>
          <table:table-cell table:formula="of:=[.K80]^2-[.K79]^2" office:value-type="float" office:value="-60.289845" calcext:value-type="float">
            <text:p>-60.2898</text:p>
          </table:table-cell>
          <table:table-cell table:formula="of:=[.G79]+[.H79]" office:value-type="float" office:value="103.15844" calcext:value-type="float">
            <text:p>103.1584</text:p>
          </table:table-cell>
          <table:table-cell table:formula="of:=[.A79]*10^-3" office:value-type="float" office:value="81.142" calcext:value-type="float">
            <text:p>81.142</text:p>
          </table:table-cell>
          <table:table-cell table:formula="of:=[.B79]*10^-3" office:value-type="float" office:value="41.381" calcext:value-type="float">
            <text:p>41.381</text:p>
          </table:table-cell>
          <table:table-cell table:formula="of:=[.C79]*10^-3" office:value-type="float" office:value="47.203" calcext:value-type="float">
            <text:p>47.203</text:p>
          </table:table-cell>
        </table:table-row>
        <table:table-row table:style-name="ro1">
          <table:table-cell office:value-type="float" office:value="82143" calcext:value-type="float">
            <text:p>82143</text:p>
          </table:table-cell>
          <table:table-cell office:value-type="float" office:value="40646" calcext:value-type="float">
            <text:p>40646</text:p>
          </table:table-cell>
          <table:table-cell office:value-type="float" office:value="47387" calcext:value-type="float">
            <text:p>47387</text:p>
          </table:table-cell>
          <table:table-cell table:formula="of:=[.J81]-[.J80]" office:value-type="float" office:value="1" calcext:value-type="float">
            <text:p>1</text:p>
          </table:table-cell>
          <table:table-cell table:formula="of:=[.K81]-[.K80]" office:value-type="float" office:value="1.655" calcext:value-type="float">
            <text:p>1.655</text:p>
          </table:table-cell>
          <table:table-cell table:formula="of:=[.L81]-[.L80]" office:value-type="float" office:value="-1.841" calcext:value-type="float">
            <text:p>-1.841</text:p>
          </table:table-cell>
          <table:table-cell table:formula="of:=[.J81]^2-[.J80]^2" office:value-type="float" office:value="165.286" calcext:value-type="float">
            <text:p>165.286</text:p>
          </table:table-cell>
          <table:table-cell table:formula="of:=[.K81]^2-[.K80]^2" office:value-type="float" office:value="137.277285" calcext:value-type="float">
            <text:p>137.2773</text:p>
          </table:table-cell>
          <table:table-cell table:formula="of:=[.G80]+[.H80]" office:value-type="float" office:value="302.563285" calcext:value-type="float">
            <text:p>302.5633</text:p>
          </table:table-cell>
          <table:table-cell table:formula="of:=[.A80]*10^-3" office:value-type="float" office:value="82.143" calcext:value-type="float">
            <text:p>82.143</text:p>
          </table:table-cell>
          <table:table-cell table:formula="of:=[.B80]*10^-3" office:value-type="float" office:value="40.646" calcext:value-type="float">
            <text:p>40.646</text:p>
          </table:table-cell>
          <table:table-cell table:formula="of:=[.C80]*10^-3" office:value-type="float" office:value="47.387" calcext:value-type="float">
            <text:p>47.387</text:p>
          </table:table-cell>
        </table:table-row>
        <table:table-row table:style-name="ro1">
          <table:table-cell office:value-type="float" office:value="83143" calcext:value-type="float">
            <text:p>83143</text:p>
          </table:table-cell>
          <table:table-cell office:value-type="float" office:value="42301" calcext:value-type="float">
            <text:p>42301</text:p>
          </table:table-cell>
          <table:table-cell office:value-type="float" office:value="45546" calcext:value-type="float">
            <text:p>45546</text:p>
          </table:table-cell>
          <table:table-cell table:formula="of:=[.J82]-[.J81]" office:value-type="float" office:value="1.001" calcext:value-type="float">
            <text:p>1.001</text:p>
          </table:table-cell>
          <table:table-cell table:formula="of:=[.K82]-[.K81]" office:value-type="float" office:value="-1.195" calcext:value-type="float">
            <text:p>-1.195</text:p>
          </table:table-cell>
          <table:table-cell table:formula="of:=[.L82]-[.L81]" office:value-type="float" office:value="-1.472" calcext:value-type="float">
            <text:p>-1.472</text:p>
          </table:table-cell>
          <table:table-cell table:formula="of:=[.J82]^2-[.J81]^2" office:value-type="float" office:value="167.454287000001" calcext:value-type="float">
            <text:p>167.4543</text:p>
          </table:table-cell>
          <table:table-cell table:formula="of:=[.K82]^2-[.K81]^2" office:value-type="float" office:value="-99.6713650000002" calcext:value-type="float">
            <text:p>-99.6714</text:p>
          </table:table-cell>
          <table:table-cell table:formula="of:=[.G81]+[.H81]" office:value-type="float" office:value="67.7829220000012" calcext:value-type="float">
            <text:p>67.7829</text:p>
          </table:table-cell>
          <table:table-cell table:formula="of:=[.A81]*10^-3" office:value-type="float" office:value="83.143" calcext:value-type="float">
            <text:p>83.143</text:p>
          </table:table-cell>
          <table:table-cell table:formula="of:=[.B81]*10^-3" office:value-type="float" office:value="42.301" calcext:value-type="float">
            <text:p>42.301</text:p>
          </table:table-cell>
          <table:table-cell table:formula="of:=[.C81]*10^-3" office:value-type="float" office:value="45.546" calcext:value-type="float">
            <text:p>45.546</text:p>
          </table:table-cell>
        </table:table-row>
        <table:table-row table:style-name="ro1">
          <table:table-cell office:value-type="float" office:value="84144" calcext:value-type="float">
            <text:p>84144</text:p>
          </table:table-cell>
          <table:table-cell office:value-type="float" office:value="41106" calcext:value-type="float">
            <text:p>41106</text:p>
          </table:table-cell>
          <table:table-cell office:value-type="float" office:value="44074" calcext:value-type="float">
            <text:p>44074</text:p>
          </table:table-cell>
          <table:table-cell table:formula="of:=[.J83]-[.J82]" office:value-type="float" office:value="1" calcext:value-type="float">
            <text:p>1</text:p>
          </table:table-cell>
          <table:table-cell table:formula="of:=[.K83]-[.K82]" office:value-type="float" office:value="-0.828000000000003" calcext:value-type="float">
            <text:p>-0.828</text:p>
          </table:table-cell>
          <table:table-cell table:formula="of:=[.L83]-[.L82]" office:value-type="float" office:value="0" calcext:value-type="float">
            <text:p>0</text:p>
          </table:table-cell>
          <table:table-cell table:formula="of:=[.J83]^2-[.J82]^2" office:value-type="float" office:value="169.288" calcext:value-type="float">
            <text:p>169.288</text:p>
          </table:table-cell>
          <table:table-cell table:formula="of:=[.K83]^2-[.K82]^2" office:value-type="float" office:value="-67.3859520000001" calcext:value-type="float">
            <text:p>-67.386</text:p>
          </table:table-cell>
          <table:table-cell table:formula="of:=[.G82]+[.H82]" office:value-type="float" office:value="101.902047999999" calcext:value-type="float">
            <text:p>101.902</text:p>
          </table:table-cell>
          <table:table-cell table:formula="of:=[.A82]*10^-3" office:value-type="float" office:value="84.144" calcext:value-type="float">
            <text:p>84.144</text:p>
          </table:table-cell>
          <table:table-cell table:formula="of:=[.B82]*10^-3" office:value-type="float" office:value="41.106" calcext:value-type="float">
            <text:p>41.106</text:p>
          </table:table-cell>
          <table:table-cell table:formula="of:=[.C82]*10^-3" office:value-type="float" office:value="44.074" calcext:value-type="float">
            <text:p>44.074</text:p>
          </table:table-cell>
        </table:table-row>
        <table:table-row table:style-name="ro1">
          <table:table-cell office:value-type="float" office:value="85144" calcext:value-type="float">
            <text:p>85144</text:p>
          </table:table-cell>
          <table:table-cell office:value-type="float" office:value="40278" calcext:value-type="float">
            <text:p>40278</text:p>
          </table:table-cell>
          <table:table-cell office:value-type="float" office:value="44074" calcext:value-type="float">
            <text:p>44074</text:p>
          </table:table-cell>
          <table:table-cell table:formula="of:=[.J84]-[.J83]" office:value-type="float" office:value="1.00099999999999" calcext:value-type="float">
            <text:p>1.001</text:p>
          </table:table-cell>
          <table:table-cell table:formula="of:=[.K84]-[.K83]" office:value-type="float" office:value="-0.552" calcext:value-type="float">
            <text:p>-0.552</text:p>
          </table:table-cell>
          <table:table-cell table:formula="of:=[.L84]-[.L83]" office:value-type="float" office:value="-0.367999999999995" calcext:value-type="float">
            <text:p>-0.368</text:p>
          </table:table-cell>
          <table:table-cell table:formula="of:=[.J84]^2-[.J83]^2" office:value-type="float" office:value="171.460288999999" calcext:value-type="float">
            <text:p>171.4603</text:p>
          </table:table-cell>
          <table:table-cell table:formula="of:=[.K84]^2-[.K83]^2" office:value-type="float" office:value="-44.162208" calcext:value-type="float">
            <text:p>-44.1622</text:p>
          </table:table-cell>
          <table:table-cell table:formula="of:=[.G83]+[.H83]" office:value-type="float" office:value="127.298080999999" calcext:value-type="float">
            <text:p>127.2981</text:p>
          </table:table-cell>
          <table:table-cell table:formula="of:=[.A83]*10^-3" office:value-type="float" office:value="85.144" calcext:value-type="float">
            <text:p>85.144</text:p>
          </table:table-cell>
          <table:table-cell table:formula="of:=[.B83]*10^-3" office:value-type="float" office:value="40.278" calcext:value-type="float">
            <text:p>40.278</text:p>
          </table:table-cell>
          <table:table-cell table:formula="of:=[.C83]*10^-3" office:value-type="float" office:value="44.074" calcext:value-type="float">
            <text:p>44.074</text:p>
          </table:table-cell>
        </table:table-row>
        <table:table-row table:style-name="ro1">
          <table:table-cell office:value-type="float" office:value="86145" calcext:value-type="float">
            <text:p>86145</text:p>
          </table:table-cell>
          <table:table-cell office:value-type="float" office:value="39726" calcext:value-type="float">
            <text:p>39726</text:p>
          </table:table-cell>
          <table:table-cell office:value-type="float" office:value="43706" calcext:value-type="float">
            <text:p>43706</text:p>
          </table:table-cell>
          <table:table-cell table:formula="of:=[.J85]-[.J84]" office:value-type="float" office:value="1" calcext:value-type="float">
            <text:p>1</text:p>
          </table:table-cell>
          <table:table-cell table:formula="of:=[.K85]-[.K84]" office:value-type="float" office:value="1.471" calcext:value-type="float">
            <text:p>1.471</text:p>
          </table:table-cell>
          <table:table-cell table:formula="of:=[.L85]-[.L84]" office:value-type="float" office:value="0.643999999999998" calcext:value-type="float">
            <text:p>0.644</text:p>
          </table:table-cell>
          <table:table-cell table:formula="of:=[.J85]^2-[.J84]^2" office:value-type="float" office:value="173.29" calcext:value-type="float">
            <text:p>173.29</text:p>
          </table:table-cell>
          <table:table-cell table:formula="of:=[.K85]^2-[.K84]^2" office:value-type="float" office:value="119.037733" calcext:value-type="float">
            <text:p>119.0377</text:p>
          </table:table-cell>
          <table:table-cell table:formula="of:=[.G84]+[.H84]" office:value-type="float" office:value="292.327733" calcext:value-type="float">
            <text:p>292.3277</text:p>
          </table:table-cell>
          <table:table-cell table:formula="of:=[.A84]*10^-3" office:value-type="float" office:value="86.145" calcext:value-type="float">
            <text:p>86.145</text:p>
          </table:table-cell>
          <table:table-cell table:formula="of:=[.B84]*10^-3" office:value-type="float" office:value="39.726" calcext:value-type="float">
            <text:p>39.726</text:p>
          </table:table-cell>
          <table:table-cell table:formula="of:=[.C84]*10^-3" office:value-type="float" office:value="43.706" calcext:value-type="float">
            <text:p>43.706</text:p>
          </table:table-cell>
        </table:table-row>
        <table:table-row table:style-name="ro1">
          <table:table-cell office:value-type="float" office:value="87145" calcext:value-type="float">
            <text:p>87145</text:p>
          </table:table-cell>
          <table:table-cell office:value-type="float" office:value="41197" calcext:value-type="float">
            <text:p>41197</text:p>
          </table:table-cell>
          <table:table-cell office:value-type="float" office:value="44350" calcext:value-type="float">
            <text:p>44350</text:p>
          </table:table-cell>
          <table:table-cell table:formula="of:=[.J86]-[.J85]" office:value-type="float" office:value="1.001" calcext:value-type="float">
            <text:p>1.001</text:p>
          </table:table-cell>
          <table:table-cell table:formula="of:=[.K86]-[.K85]" office:value-type="float" office:value="-0.643000000000001" calcext:value-type="float">
            <text:p>-0.643</text:p>
          </table:table-cell>
          <table:table-cell table:formula="of:=[.L86]-[.L85]" office:value-type="float" office:value="-1.196" calcext:value-type="float">
            <text:p>-1.196</text:p>
          </table:table-cell>
          <table:table-cell table:formula="of:=[.J86]^2-[.J85]^2" office:value-type="float" office:value="175.466291000001" calcext:value-type="float">
            <text:p>175.4663</text:p>
          </table:table-cell>
          <table:table-cell table:formula="of:=[.K86]^2-[.K85]^2" office:value-type="float" office:value="-52.565893" calcext:value-type="float">
            <text:p>-52.5659</text:p>
          </table:table-cell>
          <table:table-cell table:formula="of:=[.G85]+[.H85]" office:value-type="float" office:value="122.900398000001" calcext:value-type="float">
            <text:p>122.9004</text:p>
          </table:table-cell>
          <table:table-cell table:formula="of:=[.A85]*10^-3" office:value-type="float" office:value="87.145" calcext:value-type="float">
            <text:p>87.145</text:p>
          </table:table-cell>
          <table:table-cell table:formula="of:=[.B85]*10^-3" office:value-type="float" office:value="41.197" calcext:value-type="float">
            <text:p>41.197</text:p>
          </table:table-cell>
          <table:table-cell table:formula="of:=[.C85]*10^-3" office:value-type="float" office:value="44.35" calcext:value-type="float">
            <text:p>44.35</text:p>
          </table:table-cell>
        </table:table-row>
        <table:table-row table:style-name="ro1">
          <table:table-cell office:value-type="float" office:value="88146" calcext:value-type="float">
            <text:p>88146</text:p>
          </table:table-cell>
          <table:table-cell office:value-type="float" office:value="40554" calcext:value-type="float">
            <text:p>40554</text:p>
          </table:table-cell>
          <table:table-cell office:value-type="float" office:value="43154" calcext:value-type="float">
            <text:p>43154</text:p>
          </table:table-cell>
          <table:table-cell table:formula="of:=[.J87]-[.J86]" office:value-type="float" office:value="1" calcext:value-type="float">
            <text:p>1</text:p>
          </table:table-cell>
          <table:table-cell table:formula="of:=[.K87]-[.K86]" office:value-type="float" office:value="0.368000000000002" calcext:value-type="float">
            <text:p>0.368</text:p>
          </table:table-cell>
          <table:table-cell table:formula="of:=[.L87]-[.L86]" office:value-type="float" office:value="0.643999999999998" calcext:value-type="float">
            <text:p>0.644</text:p>
          </table:table-cell>
          <table:table-cell table:formula="of:=[.J87]^2-[.J86]^2" office:value-type="float" office:value="177.292" calcext:value-type="float">
            <text:p>177.292</text:p>
          </table:table-cell>
          <table:table-cell table:formula="of:=[.K87]^2-[.K86]^2" office:value-type="float" office:value="29.9831680000002" calcext:value-type="float">
            <text:p>29.9832</text:p>
          </table:table-cell>
          <table:table-cell table:formula="of:=[.G86]+[.H86]" office:value-type="float" office:value="207.275168000001" calcext:value-type="float">
            <text:p>207.2752</text:p>
          </table:table-cell>
          <table:table-cell table:formula="of:=[.A86]*10^-3" office:value-type="float" office:value="88.146" calcext:value-type="float">
            <text:p>88.146</text:p>
          </table:table-cell>
          <table:table-cell table:formula="of:=[.B86]*10^-3" office:value-type="float" office:value="40.554" calcext:value-type="float">
            <text:p>40.554</text:p>
          </table:table-cell>
          <table:table-cell table:formula="of:=[.C86]*10^-3" office:value-type="float" office:value="43.154" calcext:value-type="float">
            <text:p>43.154</text:p>
          </table:table-cell>
        </table:table-row>
        <table:table-row table:style-name="ro1">
          <table:table-cell office:value-type="float" office:value="89146" calcext:value-type="float">
            <text:p>89146</text:p>
          </table:table-cell>
          <table:table-cell office:value-type="float" office:value="40922" calcext:value-type="float">
            <text:p>40922</text:p>
          </table:table-cell>
          <table:table-cell office:value-type="float" office:value="43798" calcext:value-type="float">
            <text:p>43798</text:p>
          </table:table-cell>
          <table:table-cell table:formula="of:=[.J88]-[.J87]" office:value-type="float" office:value="1.001" calcext:value-type="float">
            <text:p>1.001</text:p>
          </table:table-cell>
          <table:table-cell table:formula="of:=[.K88]-[.K87]" office:value-type="float" office:value="-0.276000000000003" calcext:value-type="float">
            <text:p>-0.276</text:p>
          </table:table-cell>
          <table:table-cell table:formula="of:=[.L88]-[.L87]" office:value-type="float" office:value="0.183999999999998" calcext:value-type="float">
            <text:p>0.184</text:p>
          </table:table-cell>
          <table:table-cell table:formula="of:=[.J88]^2-[.J87]^2" office:value-type="float" office:value="179.472293000001" calcext:value-type="float">
            <text:p>179.4723</text:p>
          </table:table-cell>
          <table:table-cell table:formula="of:=[.K88]^2-[.K87]^2" office:value-type="float" office:value="-22.5127680000003" calcext:value-type="float">
            <text:p>-22.5128</text:p>
          </table:table-cell>
          <table:table-cell table:formula="of:=[.G87]+[.H87]" office:value-type="float" office:value="156.959525" calcext:value-type="float">
            <text:p>156.9595</text:p>
          </table:table-cell>
          <table:table-cell table:formula="of:=[.A87]*10^-3" office:value-type="float" office:value="89.146" calcext:value-type="float">
            <text:p>89.146</text:p>
          </table:table-cell>
          <table:table-cell table:formula="of:=[.B87]*10^-3" office:value-type="float" office:value="40.922" calcext:value-type="float">
            <text:p>40.922</text:p>
          </table:table-cell>
          <table:table-cell table:formula="of:=[.C87]*10^-3" office:value-type="float" office:value="43.798" calcext:value-type="float">
            <text:p>43.798</text:p>
          </table:table-cell>
        </table:table-row>
        <table:table-row table:style-name="ro1">
          <table:table-cell office:value-type="float" office:value="90147" calcext:value-type="float">
            <text:p>90147</text:p>
          </table:table-cell>
          <table:table-cell office:value-type="float" office:value="40646" calcext:value-type="float">
            <text:p>40646</text:p>
          </table:table-cell>
          <table:table-cell office:value-type="float" office:value="43982" calcext:value-type="float">
            <text:p>43982</text:p>
          </table:table-cell>
          <table:table-cell table:formula="of:=[.J89]-[.J88]" office:value-type="float" office:value="1" calcext:value-type="float">
            <text:p>1</text:p>
          </table:table-cell>
          <table:table-cell table:formula="of:=[.K89]-[.K88]" office:value-type="float" office:value="0.183999999999998" calcext:value-type="float">
            <text:p>0.184</text:p>
          </table:table-cell>
          <table:table-cell table:formula="of:=[.L89]-[.L88]" office:value-type="float" office:value="-1.472" calcext:value-type="float">
            <text:p>-1.472</text:p>
          </table:table-cell>
          <table:table-cell table:formula="of:=[.J89]^2-[.J88]^2" office:value-type="float" office:value="181.293999999999" calcext:value-type="float">
            <text:p>181.294</text:p>
          </table:table-cell>
          <table:table-cell table:formula="of:=[.K89]^2-[.K88]^2" office:value-type="float" office:value="14.9915839999999" calcext:value-type="float">
            <text:p>14.9916</text:p>
          </table:table-cell>
          <table:table-cell table:formula="of:=[.G88]+[.H88]" office:value-type="float" office:value="196.285583999999" calcext:value-type="float">
            <text:p>196.2856</text:p>
          </table:table-cell>
          <table:table-cell table:formula="of:=[.A88]*10^-3" office:value-type="float" office:value="90.147" calcext:value-type="float">
            <text:p>90.147</text:p>
          </table:table-cell>
          <table:table-cell table:formula="of:=[.B88]*10^-3" office:value-type="float" office:value="40.646" calcext:value-type="float">
            <text:p>40.646</text:p>
          </table:table-cell>
          <table:table-cell table:formula="of:=[.C88]*10^-3" office:value-type="float" office:value="43.982" calcext:value-type="float">
            <text:p>43.982</text:p>
          </table:table-cell>
        </table:table-row>
        <table:table-row table:style-name="ro1">
          <table:table-cell office:value-type="float" office:value="91147" calcext:value-type="float">
            <text:p>91147</text:p>
          </table:table-cell>
          <table:table-cell office:value-type="float" office:value="40830" calcext:value-type="float">
            <text:p>40830</text:p>
          </table:table-cell>
          <table:table-cell office:value-type="float" office:value="42510" calcext:value-type="float">
            <text:p>42510</text:p>
          </table:table-cell>
          <table:table-cell table:formula="of:=[.J90]-[.J89]" office:value-type="float" office:value="1.00099999999999" calcext:value-type="float">
            <text:p>1.001</text:p>
          </table:table-cell>
          <table:table-cell table:formula="of:=[.K90]-[.K89]" office:value-type="float" office:value="-0.643999999999998" calcext:value-type="float">
            <text:p>-0.644</text:p>
          </table:table-cell>
          <table:table-cell table:formula="of:=[.L90]-[.L89]" office:value-type="float" office:value="0.920000000000002" calcext:value-type="float">
            <text:p>0.92</text:p>
          </table:table-cell>
          <table:table-cell table:formula="of:=[.J90]^2-[.J89]^2" office:value-type="float" office:value="183.478294999999" calcext:value-type="float">
            <text:p>183.4783</text:p>
          </table:table-cell>
          <table:table-cell table:formula="of:=[.K90]^2-[.K89]^2" office:value-type="float" office:value="-52.1743039999999" calcext:value-type="float">
            <text:p>-52.1743</text:p>
          </table:table-cell>
          <table:table-cell table:formula="of:=[.G89]+[.H89]" office:value-type="float" office:value="131.303990999999" calcext:value-type="float">
            <text:p>131.304</text:p>
          </table:table-cell>
          <table:table-cell table:formula="of:=[.A89]*10^-3" office:value-type="float" office:value="91.147" calcext:value-type="float">
            <text:p>91.147</text:p>
          </table:table-cell>
          <table:table-cell table:formula="of:=[.B89]*10^-3" office:value-type="float" office:value="40.83" calcext:value-type="float">
            <text:p>40.83</text:p>
          </table:table-cell>
          <table:table-cell table:formula="of:=[.C89]*10^-3" office:value-type="float" office:value="42.51" calcext:value-type="float">
            <text:p>42.51</text:p>
          </table:table-cell>
        </table:table-row>
        <table:table-row table:style-name="ro1">
          <table:table-cell office:value-type="float" office:value="92148" calcext:value-type="float">
            <text:p>92148</text:p>
          </table:table-cell>
          <table:table-cell office:value-type="float" office:value="40186" calcext:value-type="float">
            <text:p>40186</text:p>
          </table:table-cell>
          <table:table-cell office:value-type="float" office:value="43430" calcext:value-type="float">
            <text:p>43430</text:p>
          </table:table-cell>
          <table:table-cell table:formula="of:=[.J91]-[.J90]" office:value-type="float" office:value="1" calcext:value-type="float">
            <text:p>1</text:p>
          </table:table-cell>
          <table:table-cell table:formula="of:=[.K91]-[.K90]" office:value-type="float" office:value="-1.104" calcext:value-type="float">
            <text:p>-1.104</text:p>
          </table:table-cell>
          <table:table-cell table:formula="of:=[.L91]-[.L90]" office:value-type="float" office:value="-2.024" calcext:value-type="float">
            <text:p>-2.024</text:p>
          </table:table-cell>
          <table:table-cell table:formula="of:=[.J91]^2-[.J90]^2" office:value-type="float" office:value="185.296" calcext:value-type="float">
            <text:p>185.296</text:p>
          </table:table-cell>
          <table:table-cell table:formula="of:=[.K91]^2-[.K90]^2" office:value-type="float" office:value="-87.511872" calcext:value-type="float">
            <text:p>-87.5119</text:p>
          </table:table-cell>
          <table:table-cell table:formula="of:=[.G90]+[.H90]" office:value-type="float" office:value="97.7841280000002" calcext:value-type="float">
            <text:p>97.7841</text:p>
          </table:table-cell>
          <table:table-cell table:formula="of:=[.A90]*10^-3" office:value-type="float" office:value="92.148" calcext:value-type="float">
            <text:p>92.148</text:p>
          </table:table-cell>
          <table:table-cell table:formula="of:=[.B90]*10^-3" office:value-type="float" office:value="40.186" calcext:value-type="float">
            <text:p>40.186</text:p>
          </table:table-cell>
          <table:table-cell table:formula="of:=[.C90]*10^-3"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93148" calcext:value-type="float">
            <text:p>93148</text:p>
          </table:table-cell>
          <table:table-cell office:value-type="float" office:value="39082" calcext:value-type="float">
            <text:p>39082</text:p>
          </table:table-cell>
          <table:table-cell office:value-type="float" office:value="41406" calcext:value-type="float">
            <text:p>41406</text:p>
          </table:table-cell>
          <table:table-cell table:formula="of:=[.J92]-[.J91]" office:value-type="float" office:value="1.001" calcext:value-type="float">
            <text:p>1.001</text:p>
          </table:table-cell>
          <table:table-cell table:formula="of:=[.K92]-[.K91]" office:value-type="float" office:value="-0.459000000000003" calcext:value-type="float">
            <text:p>-0.459</text:p>
          </table:table-cell>
          <table:table-cell table:formula="of:=[.L92]-[.L91]" office:value-type="float" office:value="-0.275999999999996" calcext:value-type="float">
            <text:p>-0.276</text:p>
          </table:table-cell>
          <table:table-cell table:formula="of:=[.J92]^2-[.J91]^2" office:value-type="float" office:value="187.484297000001" calcext:value-type="float">
            <text:p>187.4843</text:p>
          </table:table-cell>
          <table:table-cell table:formula="of:=[.K92]^2-[.K91]^2" office:value-type="float" office:value="-35.6665950000001" calcext:value-type="float">
            <text:p>-35.6666</text:p>
          </table:table-cell>
          <table:table-cell table:formula="of:=[.G91]+[.H91]" office:value-type="float" office:value="151.817702000001" calcext:value-type="float">
            <text:p>151.8177</text:p>
          </table:table-cell>
          <table:table-cell table:formula="of:=[.A91]*10^-3" office:value-type="float" office:value="93.148" calcext:value-type="float">
            <text:p>93.148</text:p>
          </table:table-cell>
          <table:table-cell table:formula="of:=[.B91]*10^-3" office:value-type="float" office:value="39.082" calcext:value-type="float">
            <text:p>39.082</text:p>
          </table:table-cell>
          <table:table-cell table:formula="of:=[.C91]*10^-3" office:value-type="float" office:value="41.406" calcext:value-type="float">
            <text:p>41.406</text:p>
          </table:table-cell>
        </table:table-row>
        <table:table-row table:style-name="ro1">
          <table:table-cell office:value-type="float" office:value="94149" calcext:value-type="float">
            <text:p>94149</text:p>
          </table:table-cell>
          <table:table-cell office:value-type="float" office:value="38623" calcext:value-type="float">
            <text:p>38623</text:p>
          </table:table-cell>
          <table:table-cell office:value-type="float" office:value="41130" calcext:value-type="float">
            <text:p>41130</text:p>
          </table:table-cell>
          <table:table-cell table:formula="of:=[.J93]-[.J92]" office:value-type="float" office:value="1" calcext:value-type="float">
            <text:p>1</text:p>
          </table:table-cell>
          <table:table-cell table:formula="of:=[.K93]-[.K92]" office:value-type="float" office:value="0.367000000000004" calcext:value-type="float">
            <text:p>0.367</text:p>
          </table:table-cell>
          <table:table-cell table:formula="of:=[.L93]-[.L92]" office:value-type="float" office:value="-1.012" calcext:value-type="float">
            <text:p>-1.012</text:p>
          </table:table-cell>
          <table:table-cell table:formula="of:=[.J93]^2-[.J92]^2" office:value-type="float" office:value="189.298000000001" calcext:value-type="float">
            <text:p>189.298</text:p>
          </table:table-cell>
          <table:table-cell table:formula="of:=[.K93]^2-[.K92]^2" office:value-type="float" office:value="28.4839710000003" calcext:value-type="float">
            <text:p>28.484</text:p>
          </table:table-cell>
          <table:table-cell table:formula="of:=[.G92]+[.H92]" office:value-type="float" office:value="217.781971000001" calcext:value-type="float">
            <text:p>217.782</text:p>
          </table:table-cell>
          <table:table-cell table:formula="of:=[.A92]*10^-3" office:value-type="float" office:value="94.149" calcext:value-type="float">
            <text:p>94.149</text:p>
          </table:table-cell>
          <table:table-cell table:formula="of:=[.B92]*10^-3" office:value-type="float" office:value="38.623" calcext:value-type="float">
            <text:p>38.623</text:p>
          </table:table-cell>
          <table:table-cell table:formula="of:=[.C92]*10^-3"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95149" calcext:value-type="float">
            <text:p>95149</text:p>
          </table:table-cell>
          <table:table-cell office:value-type="float" office:value="38990" calcext:value-type="float">
            <text:p>38990</text:p>
          </table:table-cell>
          <table:table-cell office:value-type="float" office:value="40118" calcext:value-type="float">
            <text:p>40118</text:p>
          </table:table-cell>
          <table:table-cell table:formula="of:=[.J94]-[.J93]" office:value-type="float" office:value="1.001" calcext:value-type="float">
            <text:p>1.001</text:p>
          </table:table-cell>
          <table:table-cell table:formula="of:=[.K94]-[.K93]" office:value-type="float" office:value="-0.0910000000000011" calcext:value-type="float">
            <text:p>-0.091</text:p>
          </table:table-cell>
          <table:table-cell table:formula="of:=[.L94]-[.L93]" office:value-type="float" office:value="0.552" calcext:value-type="float">
            <text:p>0.552</text:p>
          </table:table-cell>
          <table:table-cell table:formula="of:=[.J94]^2-[.J93]^2" office:value-type="float" office:value="191.490298999999" calcext:value-type="float">
            <text:p>191.4903</text:p>
          </table:table-cell>
          <table:table-cell table:formula="of:=[.K94]^2-[.K93]^2" office:value-type="float" office:value="-7.08789900000011" calcext:value-type="float">
            <text:p>-7.0879</text:p>
          </table:table-cell>
          <table:table-cell table:formula="of:=[.G93]+[.H93]" office:value-type="float" office:value="184.402399999999" calcext:value-type="float">
            <text:p>184.4024</text:p>
          </table:table-cell>
          <table:table-cell table:formula="of:=[.A93]*10^-3" office:value-type="float" office:value="95.149" calcext:value-type="float">
            <text:p>95.149</text:p>
          </table:table-cell>
          <table:table-cell table:formula="of:=[.B93]*10^-3" office:value-type="float" office:value="38.99" calcext:value-type="float">
            <text:p>38.99</text:p>
          </table:table-cell>
          <table:table-cell table:formula="of:=[.C93]*10^-3" office:value-type="float" office:value="40.118" calcext:value-type="float">
            <text:p>40.118</text:p>
          </table:table-cell>
        </table:table-row>
        <table:table-row table:style-name="ro1">
          <table:table-cell office:value-type="float" office:value="96150" calcext:value-type="float">
            <text:p>96150</text:p>
          </table:table-cell>
          <table:table-cell office:value-type="float" office:value="38899" calcext:value-type="float">
            <text:p>38899</text:p>
          </table:table-cell>
          <table:table-cell office:value-type="float" office:value="40670" calcext:value-type="float">
            <text:p>40670</text:p>
          </table:table-cell>
          <table:table-cell table:formula="of:=[.J95]-[.J94]" office:value-type="float" office:value="1.00099999999999" calcext:value-type="float">
            <text:p>1.001</text:p>
          </table:table-cell>
          <table:table-cell table:formula="of:=[.K95]-[.K94]" office:value-type="float" office:value="-1.104" calcext:value-type="float">
            <text:p>-1.104</text:p>
          </table:table-cell>
          <table:table-cell table:formula="of:=[.L95]-[.L94]" office:value-type="float" office:value="1.012" calcext:value-type="float">
            <text:p>1.012</text:p>
          </table:table-cell>
          <table:table-cell table:formula="of:=[.J95]^2-[.J94]^2" office:value-type="float" office:value="193.494300999999" calcext:value-type="float">
            <text:p>193.4943</text:p>
          </table:table-cell>
          <table:table-cell table:formula="of:=[.K95]^2-[.K94]^2" office:value-type="float" office:value="-84.6701760000001" calcext:value-type="float">
            <text:p>-84.6702</text:p>
          </table:table-cell>
          <table:table-cell table:formula="of:=[.G94]+[.H94]" office:value-type="float" office:value="108.824124999999" calcext:value-type="float">
            <text:p>108.8241</text:p>
          </table:table-cell>
          <table:table-cell table:formula="of:=[.A94]*10^-3" office:value-type="float" office:value="96.15" calcext:value-type="float">
            <text:p>96.15</text:p>
          </table:table-cell>
          <table:table-cell table:formula="of:=[.B94]*10^-3" office:value-type="float" office:value="38.899" calcext:value-type="float">
            <text:p>38.899</text:p>
          </table:table-cell>
          <table:table-cell table:formula="of:=[.C94]*10^-3" office:value-type="float" office:value="40.67" calcext:value-type="float">
            <text:p>40.67</text:p>
          </table:table-cell>
        </table:table-row>
        <table:table-row table:style-name="ro1">
          <table:table-cell office:value-type="float" office:value="97151" calcext:value-type="float">
            <text:p>97151</text:p>
          </table:table-cell>
          <table:table-cell office:value-type="float" office:value="37795" calcext:value-type="float">
            <text:p>37795</text:p>
          </table:table-cell>
          <table:table-cell office:value-type="float" office:value="41682" calcext:value-type="float">
            <text:p>41682</text:p>
          </table:table-cell>
          <table:table-cell table:formula="of:=[.J96]-[.J95]" office:value-type="float" office:value="1" calcext:value-type="float">
            <text:p>1</text:p>
          </table:table-cell>
          <table:table-cell table:formula="of:=[.K96]-[.K95]" office:value-type="float" office:value="0.827999999999996" calcext:value-type="float">
            <text:p>0.828</text:p>
          </table:table-cell>
          <table:table-cell table:formula="of:=[.L96]-[.L95]" office:value-type="float" office:value="2.208" calcext:value-type="float">
            <text:p>2.208</text:p>
          </table:table-cell>
          <table:table-cell table:formula="of:=[.J96]^2-[.J95]^2" office:value-type="float" office:value="195.302" calcext:value-type="float">
            <text:p>195.302</text:p>
          </table:table-cell>
          <table:table-cell table:formula="of:=[.K96]^2-[.K95]^2" office:value-type="float" office:value="63.2741039999999" calcext:value-type="float">
            <text:p>63.2741</text:p>
          </table:table-cell>
          <table:table-cell table:formula="of:=[.G95]+[.H95]" office:value-type="float" office:value="258.576104" calcext:value-type="float">
            <text:p>258.5761</text:p>
          </table:table-cell>
          <table:table-cell table:formula="of:=[.A95]*10^-3" office:value-type="float" office:value="97.151" calcext:value-type="float">
            <text:p>97.151</text:p>
          </table:table-cell>
          <table:table-cell table:formula="of:=[.B95]*10^-3" office:value-type="float" office:value="37.795" calcext:value-type="float">
            <text:p>37.795</text:p>
          </table:table-cell>
          <table:table-cell table:formula="of:=[.C95]*10^-3" office:value-type="float" office:value="41.682" calcext:value-type="float">
            <text:p>41.682</text:p>
          </table:table-cell>
        </table:table-row>
        <table:table-row table:style-name="ro1">
          <table:table-cell office:value-type="float" office:value="98151" calcext:value-type="float">
            <text:p>98151</text:p>
          </table:table-cell>
          <table:table-cell office:value-type="float" office:value="38623" calcext:value-type="float">
            <text:p>38623</text:p>
          </table:table-cell>
          <table:table-cell office:value-type="float" office:value="43890" calcext:value-type="float">
            <text:p>43890</text:p>
          </table:table-cell>
          <table:table-cell table:formula="of:=[.J97]-[.J96]" office:value-type="float" office:value="1.001" calcext:value-type="float">
            <text:p>1.001</text:p>
          </table:table-cell>
          <table:table-cell table:formula="of:=[.K97]-[.K96]" office:value-type="float" office:value="2.207" calcext:value-type="float">
            <text:p>2.207</text:p>
          </table:table-cell>
          <table:table-cell table:formula="of:=[.L97]-[.L96]" office:value-type="float" office:value="0.368000000000002" calcext:value-type="float">
            <text:p>0.368</text:p>
          </table:table-cell>
          <table:table-cell table:formula="of:=[.J97]^2-[.J96]^2" office:value-type="float" office:value="197.500303000001" calcext:value-type="float">
            <text:p>197.5003</text:p>
          </table:table-cell>
          <table:table-cell table:formula="of:=[.K97]^2-[.K96]^2" office:value-type="float" office:value="175.352771" calcext:value-type="float">
            <text:p>175.3528</text:p>
          </table:table-cell>
          <table:table-cell table:formula="of:=[.G96]+[.H96]" office:value-type="float" office:value="372.853074000001" calcext:value-type="float">
            <text:p>372.8531</text:p>
          </table:table-cell>
          <table:table-cell table:formula="of:=[.A96]*10^-3" office:value-type="float" office:value="98.151" calcext:value-type="float">
            <text:p>98.151</text:p>
          </table:table-cell>
          <table:table-cell table:formula="of:=[.B96]*10^-3" office:value-type="float" office:value="38.623" calcext:value-type="float">
            <text:p>38.623</text:p>
          </table:table-cell>
          <table:table-cell table:formula="of:=[.C96]*10^-3" office:value-type="float" office:value="43.89" calcext:value-type="float">
            <text:p>43.89</text:p>
          </table:table-cell>
        </table:table-row>
        <table:table-row table:style-name="ro1">
          <table:table-cell office:value-type="float" office:value="99152" calcext:value-type="float">
            <text:p>99152</text:p>
          </table:table-cell>
          <table:table-cell office:value-type="float" office:value="40830" calcext:value-type="float">
            <text:p>40830</text:p>
          </table:table-cell>
          <table:table-cell office:value-type="float" office:value="44258" calcext:value-type="float">
            <text:p>44258</text:p>
          </table:table-cell>
          <table:table-cell table:formula="of:=[.J98]-[.J97]" office:value-type="float" office:value="1" calcext:value-type="float">
            <text:p>1</text:p>
          </table:table-cell>
          <table:table-cell table:formula="of:=[.K98]-[.K97]" office:value-type="float" office:value="0" calcext:value-type="float">
            <text:p>0</text:p>
          </table:table-cell>
          <table:table-cell table:formula="of:=[.L98]-[.L97]" office:value-type="float" office:value="-0.460000000000001" calcext:value-type="float">
            <text:p>-0.46</text:p>
          </table:table-cell>
          <table:table-cell table:formula="of:=[.J98]^2-[.J97]^2" office:value-type="float" office:value="199.304" calcext:value-type="float">
            <text:p>199.304</text:p>
          </table:table-cell>
          <table:table-cell table:formula="of:=[.K98]^2-[.K97]^2" office:value-type="float" office:value="0" calcext:value-type="float">
            <text:p>0</text:p>
          </table:table-cell>
          <table:table-cell table:formula="of:=[.G97]+[.H97]" office:value-type="float" office:value="199.304" calcext:value-type="float">
            <text:p>199.304</text:p>
          </table:table-cell>
          <table:table-cell table:formula="of:=[.A97]*10^-3" office:value-type="float" office:value="99.152" calcext:value-type="float">
            <text:p>99.152</text:p>
          </table:table-cell>
          <table:table-cell table:formula="of:=[.B97]*10^-3" office:value-type="float" office:value="40.83" calcext:value-type="float">
            <text:p>40.83</text:p>
          </table:table-cell>
          <table:table-cell table:formula="of:=[.C97]*10^-3" office:value-type="float" office:value="44.258" calcext:value-type="float">
            <text:p>44.258</text:p>
          </table:table-cell>
        </table:table-row>
        <table:table-row table:style-name="ro1">
          <table:table-cell office:value-type="float" office:value="100152" calcext:value-type="float">
            <text:p>100152</text:p>
          </table:table-cell>
          <table:table-cell office:value-type="float" office:value="40830" calcext:value-type="float">
            <text:p>40830</text:p>
          </table:table-cell>
          <table:table-cell office:value-type="float" office:value="43798" calcext:value-type="float">
            <text:p>43798</text:p>
          </table:table-cell>
          <table:table-cell table:formula="of:=[.J99]-[.J98]" office:value-type="float" office:value="1.001" calcext:value-type="float">
            <text:p>1.001</text:p>
          </table:table-cell>
          <table:table-cell table:formula="of:=[.K99]-[.K98]" office:value-type="float" office:value="0.367000000000004" calcext:value-type="float">
            <text:p>0.367</text:p>
          </table:table-cell>
          <table:table-cell table:formula="of:=[.L99]-[.L98]" office:value-type="float" office:value="0.275999999999996" calcext:value-type="float">
            <text:p>0.276</text:p>
          </table:table-cell>
          <table:table-cell table:formula="of:=[.J99]^2-[.J98]^2" office:value-type="float" office:value="201.506305000001" calcext:value-type="float">
            <text:p>201.5063</text:p>
          </table:table-cell>
          <table:table-cell table:formula="of:=[.K99]^2-[.K98]^2" office:value-type="float" office:value="30.1039090000002" calcext:value-type="float">
            <text:p>30.1039</text:p>
          </table:table-cell>
          <table:table-cell table:formula="of:=[.G98]+[.H98]" office:value-type="float" office:value="231.610214000001" calcext:value-type="float">
            <text:p>231.6102</text:p>
          </table:table-cell>
          <table:table-cell table:formula="of:=[.A98]*10^-3" office:value-type="float" office:value="100.152" calcext:value-type="float">
            <text:p>100.152</text:p>
          </table:table-cell>
          <table:table-cell table:formula="of:=[.B98]*10^-3" office:value-type="float" office:value="40.83" calcext:value-type="float">
            <text:p>40.83</text:p>
          </table:table-cell>
          <table:table-cell table:formula="of:=[.C98]*10^-3" office:value-type="float" office:value="43.798" calcext:value-type="float">
            <text:p>43.798</text:p>
          </table:table-cell>
        </table:table-row>
        <table:table-row table:style-name="ro1">
          <table:table-cell office:value-type="float" office:value="101153" calcext:value-type="float">
            <text:p>101153</text:p>
          </table:table-cell>
          <table:table-cell office:value-type="float" office:value="41197" calcext:value-type="float">
            <text:p>41197</text:p>
          </table:table-cell>
          <table:table-cell office:value-type="float" office:value="44074" calcext:value-type="float">
            <text:p>44074</text:p>
          </table:table-cell>
          <table:table-cell table:formula="of:=[.J100]-[.J99]" office:value-type="float" office:value="1" calcext:value-type="float">
            <text:p>1</text:p>
          </table:table-cell>
          <table:table-cell table:formula="of:=[.K100]-[.K99]" office:value-type="float" office:value="1.564" calcext:value-type="float">
            <text:p>1.564</text:p>
          </table:table-cell>
          <table:table-cell table:formula="of:=[.L100]-[.L99]" office:value-type="float" office:value="-0.459999999999994" calcext:value-type="float">
            <text:p>-0.46</text:p>
          </table:table-cell>
          <table:table-cell table:formula="of:=[.J100]^2-[.J99]^2" office:value-type="float" office:value="203.306" calcext:value-type="float">
            <text:p>203.306</text:p>
          </table:table-cell>
          <table:table-cell table:formula="of:=[.K100]^2-[.K99]^2" office:value-type="float" office:value="131.310312" calcext:value-type="float">
            <text:p>131.3103</text:p>
          </table:table-cell>
          <table:table-cell table:formula="of:=[.G99]+[.H99]" office:value-type="float" office:value="334.616312000001" calcext:value-type="float">
            <text:p>334.6163</text:p>
          </table:table-cell>
          <table:table-cell table:formula="of:=[.A99]*10^-3" office:value-type="float" office:value="101.153" calcext:value-type="float">
            <text:p>101.153</text:p>
          </table:table-cell>
          <table:table-cell table:formula="of:=[.B99]*10^-3" office:value-type="float" office:value="41.197" calcext:value-type="float">
            <text:p>41.197</text:p>
          </table:table-cell>
          <table:table-cell table:formula="of:=[.C99]*10^-3" office:value-type="float" office:value="44.074" calcext:value-type="float">
            <text:p>44.074</text:p>
          </table:table-cell>
        </table:table-row>
        <table:table-row table:style-name="ro1">
          <table:table-cell office:value-type="float" office:value="102153" calcext:value-type="float">
            <text:p>102153</text:p>
          </table:table-cell>
          <table:table-cell office:value-type="float" office:value="42761" calcext:value-type="float">
            <text:p>42761</text:p>
          </table:table-cell>
          <table:table-cell office:value-type="float" office:value="43614" calcext:value-type="float">
            <text:p>43614</text:p>
          </table:table-cell>
          <table:table-cell table:formula="of:=[.J101]-[.J100]" office:value-type="float" office:value="1.00099999999999" calcext:value-type="float">
            <text:p>1.001</text:p>
          </table:table-cell>
          <table:table-cell table:formula="of:=[.K101]-[.K100]" office:value-type="float" office:value="0" calcext:value-type="float">
            <text:p>0</text:p>
          </table:table-cell>
          <table:table-cell table:formula="of:=[.L101]-[.L100]" office:value-type="float" office:value="1.288" calcext:value-type="float">
            <text:p>1.288</text:p>
          </table:table-cell>
          <table:table-cell table:formula="of:=[.J101]^2-[.J100]^2" office:value-type="float" office:value="205.512306999999" calcext:value-type="float">
            <text:p>205.5123</text:p>
          </table:table-cell>
          <table:table-cell table:formula="of:=[.K101]^2-[.K100]^2" office:value-type="float" office:value="0" calcext:value-type="float">
            <text:p>0</text:p>
          </table:table-cell>
          <table:table-cell table:formula="of:=[.G100]+[.H100]" office:value-type="float" office:value="205.512306999999" calcext:value-type="float">
            <text:p>205.5123</text:p>
          </table:table-cell>
          <table:table-cell table:formula="of:=[.A100]*10^-3" office:value-type="float" office:value="102.153" calcext:value-type="float">
            <text:p>102.153</text:p>
          </table:table-cell>
          <table:table-cell table:formula="of:=[.B100]*10^-3" office:value-type="float" office:value="42.761" calcext:value-type="float">
            <text:p>42.761</text:p>
          </table:table-cell>
          <table:table-cell table:formula="of:=[.C100]*10^-3" office:value-type="float" office:value="43.614" calcext:value-type="float">
            <text:p>43.614</text:p>
          </table:table-cell>
        </table:table-row>
        <table:table-row table:style-name="ro1">
          <table:table-cell office:value-type="float" office:value="103154" calcext:value-type="float">
            <text:p>103154</text:p>
          </table:table-cell>
          <table:table-cell office:value-type="float" office:value="42761" calcext:value-type="float">
            <text:p>42761</text:p>
          </table:table-cell>
          <table:table-cell office:value-type="float" office:value="44902" calcext:value-type="float">
            <text:p>44902</text:p>
          </table:table-cell>
          <table:table-cell table:formula="of:=[.J102]-[.J101]" office:value-type="float" office:value="1" calcext:value-type="float">
            <text:p>1</text:p>
          </table:table-cell>
          <table:table-cell table:formula="of:=[.K102]-[.K101]" office:value-type="float" office:value="-0.644000000000005" calcext:value-type="float">
            <text:p>-0.644</text:p>
          </table:table-cell>
          <table:table-cell table:formula="of:=[.L102]-[.L101]" office:value-type="float" office:value="-0.0919999999999988" calcext:value-type="float">
            <text:p>-0.092</text:p>
          </table:table-cell>
          <table:table-cell table:formula="of:=[.J102]^2-[.J101]^2" office:value-type="float" office:value="207.307999999999" calcext:value-type="float">
            <text:p>207.308</text:p>
          </table:table-cell>
          <table:table-cell table:formula="of:=[.K102]^2-[.K101]^2" office:value-type="float" office:value="-54.6614320000003" calcext:value-type="float">
            <text:p>-54.6614</text:p>
          </table:table-cell>
          <table:table-cell table:formula="of:=[.G101]+[.H101]" office:value-type="float" office:value="152.646567999999" calcext:value-type="float">
            <text:p>152.6466</text:p>
          </table:table-cell>
          <table:table-cell table:formula="of:=[.A101]*10^-3" office:value-type="float" office:value="103.154" calcext:value-type="float">
            <text:p>103.154</text:p>
          </table:table-cell>
          <table:table-cell table:formula="of:=[.B101]*10^-3" office:value-type="float" office:value="42.761" calcext:value-type="float">
            <text:p>42.761</text:p>
          </table:table-cell>
          <table:table-cell table:formula="of:=[.C101]*10^-3" office:value-type="float" office:value="44.902" calcext:value-type="float">
            <text:p>44.902</text:p>
          </table:table-cell>
        </table:table-row>
        <table:table-row table:style-name="ro1">
          <table:table-cell office:value-type="float" office:value="104154" calcext:value-type="float">
            <text:p>104154</text:p>
          </table:table-cell>
          <table:table-cell office:value-type="float" office:value="42117" calcext:value-type="float">
            <text:p>42117</text:p>
          </table:table-cell>
          <table:table-cell office:value-type="float" office:value="44810" calcext:value-type="float">
            <text:p>44810</text:p>
          </table:table-cell>
          <table:table-cell table:formula="of:=[.J103]-[.J102]" office:value-type="float" office:value="1.001" calcext:value-type="float">
            <text:p>1.001</text:p>
          </table:table-cell>
          <table:table-cell table:formula="of:=[.K103]-[.K102]" office:value-type="float" office:value="-0.827999999999996" calcext:value-type="float">
            <text:p>-0.828</text:p>
          </table:table-cell>
          <table:table-cell table:formula="of:=[.L103]-[.L102]" office:value-type="float" office:value="-1.104" calcext:value-type="float">
            <text:p>-1.104</text:p>
          </table:table-cell>
          <table:table-cell table:formula="of:=[.J103]^2-[.J102]^2" office:value-type="float" office:value="209.518309000001" calcext:value-type="float">
            <text:p>209.5183</text:p>
          </table:table-cell>
          <table:table-cell table:formula="of:=[.K103]^2-[.K102]^2" office:value-type="float" office:value="-69.0601679999998" calcext:value-type="float">
            <text:p>-69.0602</text:p>
          </table:table-cell>
          <table:table-cell table:formula="of:=[.G102]+[.H102]" office:value-type="float" office:value="140.458141000001" calcext:value-type="float">
            <text:p>140.4581</text:p>
          </table:table-cell>
          <table:table-cell table:formula="of:=[.A102]*10^-3" office:value-type="float" office:value="104.154" calcext:value-type="float">
            <text:p>104.154</text:p>
          </table:table-cell>
          <table:table-cell table:formula="of:=[.B102]*10^-3" office:value-type="float" office:value="42.117" calcext:value-type="float">
            <text:p>42.117</text:p>
          </table:table-cell>
          <table:table-cell table:formula="of:=[.C102]*10^-3" office:value-type="float" office:value="44.81" calcext:value-type="float">
            <text:p>44.81</text:p>
          </table:table-cell>
        </table:table-row>
        <table:table-row table:style-name="ro1">
          <table:table-cell office:value-type="float" office:value="105155" calcext:value-type="float">
            <text:p>105155</text:p>
          </table:table-cell>
          <table:table-cell office:value-type="float" office:value="41289" calcext:value-type="float">
            <text:p>41289</text:p>
          </table:table-cell>
          <table:table-cell office:value-type="float" office:value="43706" calcext:value-type="float">
            <text:p>43706</text:p>
          </table:table-cell>
          <table:table-cell table:formula="of:=[.J104]-[.J103]" office:value-type="float" office:value="1" calcext:value-type="float">
            <text:p>1</text:p>
          </table:table-cell>
          <table:table-cell table:formula="of:=[.K104]-[.K103]" office:value-type="float" office:value="-0.183" calcext:value-type="float">
            <text:p>-0.183</text:p>
          </table:table-cell>
          <table:table-cell table:formula="of:=[.L104]-[.L103]" office:value-type="float" office:value="-0.276000000000003" calcext:value-type="float">
            <text:p>-0.276</text:p>
          </table:table-cell>
          <table:table-cell table:formula="of:=[.J104]^2-[.J103]^2" office:value-type="float" office:value="211.309999999999" calcext:value-type="float">
            <text:p>211.31</text:p>
          </table:table-cell>
          <table:table-cell table:formula="of:=[.K104]^2-[.K103]^2" office:value-type="float" office:value="-15.0782850000001" calcext:value-type="float">
            <text:p>-15.0783</text:p>
          </table:table-cell>
          <table:table-cell table:formula="of:=[.G103]+[.H103]" office:value-type="float" office:value="196.231714999999" calcext:value-type="float">
            <text:p>196.2317</text:p>
          </table:table-cell>
          <table:table-cell table:formula="of:=[.A103]*10^-3" office:value-type="float" office:value="105.155" calcext:value-type="float">
            <text:p>105.155</text:p>
          </table:table-cell>
          <table:table-cell table:formula="of:=[.B103]*10^-3" office:value-type="float" office:value="41.289" calcext:value-type="float">
            <text:p>41.289</text:p>
          </table:table-cell>
          <table:table-cell table:formula="of:=[.C103]*10^-3" office:value-type="float" office:value="43.706" calcext:value-type="float">
            <text:p>43.706</text:p>
          </table:table-cell>
        </table:table-row>
        <table:table-row table:style-name="ro1">
          <table:table-cell office:value-type="float" office:value="106155" calcext:value-type="float">
            <text:p>106155</text:p>
          </table:table-cell>
          <table:table-cell office:value-type="float" office:value="41106" calcext:value-type="float">
            <text:p>41106</text:p>
          </table:table-cell>
          <table:table-cell office:value-type="float" office:value="43430" calcext:value-type="float">
            <text:p>43430</text:p>
          </table:table-cell>
          <table:table-cell table:formula="of:=[.J105]-[.J104]" office:value-type="float" office:value="1.001" calcext:value-type="float">
            <text:p>1.001</text:p>
          </table:table-cell>
          <table:table-cell table:formula="of:=[.K105]-[.K104]" office:value-type="float" office:value="0.826999999999998" calcext:value-type="float">
            <text:p>0.827</text:p>
          </table:table-cell>
          <table:table-cell table:formula="of:=[.L105]-[.L104]" office:value-type="float" office:value="-0.920000000000002" calcext:value-type="float">
            <text:p>-0.92</text:p>
          </table:table-cell>
          <table:table-cell table:formula="of:=[.J105]^2-[.J104]^2" office:value-type="float" office:value="213.524311000001" calcext:value-type="float">
            <text:p>213.5243</text:p>
          </table:table-cell>
          <table:table-cell table:formula="of:=[.K105]^2-[.K104]^2" office:value-type="float" office:value="68.6732529999999" calcext:value-type="float">
            <text:p>68.6733</text:p>
          </table:table-cell>
          <table:table-cell table:formula="of:=[.G104]+[.H104]" office:value-type="float" office:value="282.197564000001" calcext:value-type="float">
            <text:p>282.1976</text:p>
          </table:table-cell>
          <table:table-cell table:formula="of:=[.A104]*10^-3" office:value-type="float" office:value="106.155" calcext:value-type="float">
            <text:p>106.155</text:p>
          </table:table-cell>
          <table:table-cell table:formula="of:=[.B104]*10^-3" office:value-type="float" office:value="41.106" calcext:value-type="float">
            <text:p>41.106</text:p>
          </table:table-cell>
          <table:table-cell table:formula="of:=[.C104]*10^-3"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107156" calcext:value-type="float">
            <text:p>107156</text:p>
          </table:table-cell>
          <table:table-cell office:value-type="float" office:value="41933" calcext:value-type="float">
            <text:p>41933</text:p>
          </table:table-cell>
          <table:table-cell office:value-type="float" office:value="42510" calcext:value-type="float">
            <text:p>42510</text:p>
          </table:table-cell>
          <table:table-cell table:formula="of:=[.J106]-[.J105]" office:value-type="float" office:value="1" calcext:value-type="float">
            <text:p>1</text:p>
          </table:table-cell>
          <table:table-cell table:formula="of:=[.K106]-[.K105]" office:value-type="float" office:value="0.368000000000002" calcext:value-type="float">
            <text:p>0.368</text:p>
          </table:table-cell>
          <table:table-cell table:formula="of:=[.L106]-[.L105]" office:value-type="float" office:value="0.276000000000003" calcext:value-type="float">
            <text:p>0.276</text:p>
          </table:table-cell>
          <table:table-cell table:formula="of:=[.J106]^2-[.J105]^2" office:value-type="float" office:value="215.312000000002" calcext:value-type="float">
            <text:p>215.312</text:p>
          </table:table-cell>
          <table:table-cell table:formula="of:=[.K106]^2-[.K105]^2" office:value-type="float" office:value="30.9981120000002" calcext:value-type="float">
            <text:p>30.9981</text:p>
          </table:table-cell>
          <table:table-cell table:formula="of:=[.G105]+[.H105]" office:value-type="float" office:value="246.310112000002" calcext:value-type="float">
            <text:p>246.3101</text:p>
          </table:table-cell>
          <table:table-cell table:formula="of:=[.A105]*10^-3" office:value-type="float" office:value="107.156" calcext:value-type="float">
            <text:p>107.156</text:p>
          </table:table-cell>
          <table:table-cell table:formula="of:=[.B105]*10^-3" office:value-type="float" office:value="41.933" calcext:value-type="float">
            <text:p>41.933</text:p>
          </table:table-cell>
          <table:table-cell table:formula="of:=[.C105]*10^-3" office:value-type="float" office:value="42.51" calcext:value-type="float">
            <text:p>42.51</text:p>
          </table:table-cell>
        </table:table-row>
        <table:table-row table:style-name="ro1">
          <table:table-cell office:value-type="float" office:value="108156" calcext:value-type="float">
            <text:p>108156</text:p>
          </table:table-cell>
          <table:table-cell office:value-type="float" office:value="42301" calcext:value-type="float">
            <text:p>42301</text:p>
          </table:table-cell>
          <table:table-cell office:value-type="float" office:value="42786" calcext:value-type="float">
            <text:p>42786</text:p>
          </table:table-cell>
          <table:table-cell table:formula="of:=[.J107]-[.J106]" office:value-type="float" office:value="1" calcext:value-type="float">
            <text:p>1</text:p>
          </table:table-cell>
          <table:table-cell table:formula="of:=[.K107]-[.K106]" office:value-type="float" office:value="0.0919999999999988" calcext:value-type="float">
            <text:p>0.092</text:p>
          </table:table-cell>
          <table:table-cell table:formula="of:=[.L107]-[.L106]" office:value-type="float" office:value="0.552" calcext:value-type="float">
            <text:p>0.552</text:p>
          </table:table-cell>
          <table:table-cell table:formula="of:=[.J107]^2-[.J106]^2" office:value-type="float" office:value="217.312" calcext:value-type="float">
            <text:p>217.312</text:p>
          </table:table-cell>
          <table:table-cell table:formula="of:=[.K107]^2-[.K106]^2" office:value-type="float" office:value="7.79184799999985" calcext:value-type="float">
            <text:p>7.7918</text:p>
          </table:table-cell>
          <table:table-cell table:formula="of:=[.G106]+[.H106]" office:value-type="float" office:value="225.103848" calcext:value-type="float">
            <text:p>225.1038</text:p>
          </table:table-cell>
          <table:table-cell table:formula="of:=[.A106]*10^-3" office:value-type="float" office:value="108.156" calcext:value-type="float">
            <text:p>108.156</text:p>
          </table:table-cell>
          <table:table-cell table:formula="of:=[.B106]*10^-3" office:value-type="float" office:value="42.301" calcext:value-type="float">
            <text:p>42.301</text:p>
          </table:table-cell>
          <table:table-cell table:formula="of:=[.C106]*10^-3" office:value-type="float" office:value="42.786" calcext:value-type="float">
            <text:p>42.786</text:p>
          </table:table-cell>
        </table:table-row>
        <table:table-row table:style-name="ro1">
          <table:table-cell office:value-type="float" office:value="109156" calcext:value-type="float">
            <text:p>109156</text:p>
          </table:table-cell>
          <table:table-cell office:value-type="float" office:value="42393" calcext:value-type="float">
            <text:p>42393</text:p>
          </table:table-cell>
          <table:table-cell office:value-type="float" office:value="43338" calcext:value-type="float">
            <text:p>43338</text:p>
          </table:table-cell>
          <table:table-cell table:formula="of:=[.J108]-[.J107]" office:value-type="float" office:value="1.00099999999999" calcext:value-type="float">
            <text:p>1.001</text:p>
          </table:table-cell>
          <table:table-cell table:formula="of:=[.K108]-[.K107]" office:value-type="float" office:value="-1.012" calcext:value-type="float">
            <text:p>-1.012</text:p>
          </table:table-cell>
          <table:table-cell table:formula="of:=[.L108]-[.L107]" office:value-type="float" office:value="0.735999999999997" calcext:value-type="float">
            <text:p>0.736</text:p>
          </table:table-cell>
          <table:table-cell table:formula="of:=[.J108]^2-[.J107]^2" office:value-type="float" office:value="219.532312999998" calcext:value-type="float">
            <text:p>219.5323</text:p>
          </table:table-cell>
          <table:table-cell table:formula="of:=[.K108]^2-[.K107]^2" office:value-type="float" office:value="-84.779288" calcext:value-type="float">
            <text:p>-84.7793</text:p>
          </table:table-cell>
          <table:table-cell table:formula="of:=[.G107]+[.H107]" office:value-type="float" office:value="134.753024999998" calcext:value-type="float">
            <text:p>134.753</text:p>
          </table:table-cell>
          <table:table-cell table:formula="of:=[.A107]*10^-3" office:value-type="float" office:value="109.156" calcext:value-type="float">
            <text:p>109.156</text:p>
          </table:table-cell>
          <table:table-cell table:formula="of:=[.B107]*10^-3" office:value-type="float" office:value="42.393" calcext:value-type="float">
            <text:p>42.393</text:p>
          </table:table-cell>
          <table:table-cell table:formula="of:=[.C107]*10^-3" office:value-type="float" office:value="43.338" calcext:value-type="float">
            <text:p>43.338</text:p>
          </table:table-cell>
        </table:table-row>
        <table:table-row table:style-name="ro1">
          <table:table-cell office:value-type="float" office:value="110157" calcext:value-type="float">
            <text:p>110157</text:p>
          </table:table-cell>
          <table:table-cell office:value-type="float" office:value="41381" calcext:value-type="float">
            <text:p>41381</text:p>
          </table:table-cell>
          <table:table-cell office:value-type="float" office:value="44074" calcext:value-type="float">
            <text:p>44074</text:p>
          </table:table-cell>
          <table:table-cell table:formula="of:=[.J109]-[.J108]" office:value-type="float" office:value="1" calcext:value-type="float">
            <text:p>1</text:p>
          </table:table-cell>
          <table:table-cell table:formula="of:=[.K109]-[.K108]" office:value-type="float" office:value="-0.458999999999996" calcext:value-type="float">
            <text:p>-0.459</text:p>
          </table:table-cell>
          <table:table-cell table:formula="of:=[.L109]-[.L108]" office:value-type="float" office:value="0.184000000000005" calcext:value-type="float">
            <text:p>0.184</text:p>
          </table:table-cell>
          <table:table-cell table:formula="of:=[.J109]^2-[.J108]^2" office:value-type="float" office:value="221.313999999998" calcext:value-type="float">
            <text:p>221.314</text:p>
          </table:table-cell>
          <table:table-cell table:formula="of:=[.K109]^2-[.K108]^2" office:value-type="float" office:value="-37.7770769999997" calcext:value-type="float">
            <text:p>-37.7771</text:p>
          </table:table-cell>
          <table:table-cell table:formula="of:=[.G108]+[.H108]" office:value-type="float" office:value="183.536922999999" calcext:value-type="float">
            <text:p>183.5369</text:p>
          </table:table-cell>
          <table:table-cell table:formula="of:=[.A108]*10^-3" office:value-type="float" office:value="110.157" calcext:value-type="float">
            <text:p>110.157</text:p>
          </table:table-cell>
          <table:table-cell table:formula="of:=[.B108]*10^-3" office:value-type="float" office:value="41.381" calcext:value-type="float">
            <text:p>41.381</text:p>
          </table:table-cell>
          <table:table-cell table:formula="of:=[.C108]*10^-3" office:value-type="float" office:value="44.074" calcext:value-type="float">
            <text:p>44.074</text:p>
          </table:table-cell>
        </table:table-row>
        <table:table-row table:style-name="ro1">
          <table:table-cell office:value-type="float" office:value="111157" calcext:value-type="float">
            <text:p>111157</text:p>
          </table:table-cell>
          <table:table-cell office:value-type="float" office:value="40922" calcext:value-type="float">
            <text:p>40922</text:p>
          </table:table-cell>
          <table:table-cell office:value-type="float" office:value="44258" calcext:value-type="float">
            <text:p>44258</text:p>
          </table:table-cell>
          <table:table-cell table:formula="of:=[.J110]-[.J109]" office:value-type="float" office:value="1.001" calcext:value-type="float">
            <text:p>1.001</text:p>
          </table:table-cell>
          <table:table-cell table:formula="of:=[.K110]-[.K109]" office:value-type="float" office:value="1.10299999999999" calcext:value-type="float">
            <text:p>1.103</text:p>
          </table:table-cell>
          <table:table-cell table:formula="of:=[.L110]-[.L109]" office:value-type="float" office:value="-2.024" calcext:value-type="float">
            <text:p>-2.024</text:p>
          </table:table-cell>
          <table:table-cell table:formula="of:=[.J110]^2-[.J109]^2" office:value-type="float" office:value="223.538315000002" calcext:value-type="float">
            <text:p>223.5383</text:p>
          </table:table-cell>
          <table:table-cell table:formula="of:=[.K110]^2-[.K109]^2" office:value-type="float" office:value="91.4905409999994" calcext:value-type="float">
            <text:p>91.4905</text:p>
          </table:table-cell>
          <table:table-cell table:formula="of:=[.G109]+[.H109]" office:value-type="float" office:value="315.028856000001" calcext:value-type="float">
            <text:p>315.0289</text:p>
          </table:table-cell>
          <table:table-cell table:formula="of:=[.A109]*10^-3" office:value-type="float" office:value="111.157" calcext:value-type="float">
            <text:p>111.157</text:p>
          </table:table-cell>
          <table:table-cell table:formula="of:=[.B109]*10^-3" office:value-type="float" office:value="40.922" calcext:value-type="float">
            <text:p>40.922</text:p>
          </table:table-cell>
          <table:table-cell table:formula="of:=[.C109]*10^-3" office:value-type="float" office:value="44.258" calcext:value-type="float">
            <text:p>44.258</text:p>
          </table:table-cell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float" office:value="42025" calcext:value-type="float">
            <text:p>42025</text:p>
          </table:table-cell>
          <table:table-cell office:value-type="float" office:value="42234" calcext:value-type="float">
            <text:p>42234</text:p>
          </table:table-cell>
          <table:table-cell table:formula="of:=[.J111]-[.J110]" office:value-type="float" office:value="1" calcext:value-type="float">
            <text:p>1</text:p>
          </table:table-cell>
          <table:table-cell table:formula="of:=[.K111]-[.K110]" office:value-type="float" office:value="1.563" calcext:value-type="float">
            <text:p>1.563</text:p>
          </table:table-cell>
          <table:table-cell table:formula="of:=[.L111]-[.L110]" office:value-type="float" office:value="1.932" calcext:value-type="float">
            <text:p>1.932</text:p>
          </table:table-cell>
          <table:table-cell table:formula="of:=[.J111]^2-[.J110]^2" office:value-type="float" office:value="225.316000000001" calcext:value-type="float">
            <text:p>225.316</text:p>
          </table:table-cell>
          <table:table-cell table:formula="of:=[.K111]^2-[.K110]^2" office:value-type="float" office:value="133.813119" calcext:value-type="float">
            <text:p>133.8131</text:p>
          </table:table-cell>
          <table:table-cell table:formula="of:=[.G110]+[.H110]" office:value-type="float" office:value="359.129119000001" calcext:value-type="float">
            <text:p>359.1291</text:p>
          </table:table-cell>
          <table:table-cell table:formula="of:=[.A110]*10^-3" office:value-type="float" office:value="112.158" calcext:value-type="float">
            <text:p>112.158</text:p>
          </table:table-cell>
          <table:table-cell table:formula="of:=[.B110]*10^-3" office:value-type="float" office:value="42.025" calcext:value-type="float">
            <text:p>42.025</text:p>
          </table:table-cell>
          <table:table-cell table:formula="of:=[.C110]*10^-3" office:value-type="float" office:value="42.234" calcext:value-type="float">
            <text:p>42.234</text:p>
          </table:table-cell>
        </table:table-row>
        <table:table-row table:style-name="ro1">
          <table:table-cell office:value-type="float" office:value="113158" calcext:value-type="float">
            <text:p>113158</text:p>
          </table:table-cell>
          <table:table-cell office:value-type="float" office:value="43588" calcext:value-type="float">
            <text:p>43588</text:p>
          </table:table-cell>
          <table:table-cell office:value-type="float" office:value="44166" calcext:value-type="float">
            <text:p>44166</text:p>
          </table:table-cell>
          <table:table-cell table:formula="of:=[.J112]-[.J111]" office:value-type="float" office:value="1.002" calcext:value-type="float">
            <text:p>1.002</text:p>
          </table:table-cell>
          <table:table-cell table:formula="of:=[.K112]-[.K111]" office:value-type="float" office:value="-1.195" calcext:value-type="float">
            <text:p>-1.195</text:p>
          </table:table-cell>
          <table:table-cell table:formula="of:=[.L112]-[.L111]" office:value-type="float" office:value="-0.0920000000000059" calcext:value-type="float">
            <text:p>-0.092</text:p>
          </table:table-cell>
          <table:table-cell table:formula="of:=[.J112]^2-[.J111]^2" office:value-type="float" office:value="227.772635999998" calcext:value-type="float">
            <text:p>227.7726</text:p>
          </table:table-cell>
          <table:table-cell table:formula="of:=[.K112]^2-[.K111]^2" office:value-type="float" office:value="-102.747295" calcext:value-type="float">
            <text:p>-102.7473</text:p>
          </table:table-cell>
          <table:table-cell table:formula="of:=[.G111]+[.H111]" office:value-type="float" office:value="125.025340999998" calcext:value-type="float">
            <text:p>125.0253</text:p>
          </table:table-cell>
          <table:table-cell table:formula="of:=[.A111]*10^-3" office:value-type="float" office:value="113.158" calcext:value-type="float">
            <text:p>113.158</text:p>
          </table:table-cell>
          <table:table-cell table:formula="of:=[.B111]*10^-3" office:value-type="float" office:value="43.588" calcext:value-type="float">
            <text:p>43.588</text:p>
          </table:table-cell>
          <table:table-cell table:formula="of:=[.C111]*10^-3" office:value-type="float" office:value="44.166" calcext:value-type="float">
            <text:p>44.166</text:p>
          </table:table-cell>
        </table:table-row>
        <table:table-row table:style-name="ro1">
          <table:table-cell office:value-type="float" office:value="114160" calcext:value-type="float">
            <text:p>114160</text:p>
          </table:table-cell>
          <table:table-cell office:value-type="float" office:value="42393" calcext:value-type="float">
            <text:p>42393</text:p>
          </table:table-cell>
          <table:table-cell office:value-type="float" office:value="44074" calcext:value-type="float">
            <text:p>44074</text:p>
          </table:table-cell>
          <table:table-cell table:formula="of:=[.J113]-[.J112]" office:value-type="float" office:value="1" calcext:value-type="float">
            <text:p>1</text:p>
          </table:table-cell>
          <table:table-cell table:formula="of:=[.K113]-[.K112]" office:value-type="float" office:value="0.0919999999999988" calcext:value-type="float">
            <text:p>0.092</text:p>
          </table:table-cell>
          <table:table-cell table:formula="of:=[.L113]-[.L112]" office:value-type="float" office:value="-0.735999999999997" calcext:value-type="float">
            <text:p>-0.736</text:p>
          </table:table-cell>
          <table:table-cell table:formula="of:=[.J113]^2-[.J112]^2" office:value-type="float" office:value="229.320000000002" calcext:value-type="float">
            <text:p>229.32</text:p>
          </table:table-cell>
          <table:table-cell table:formula="of:=[.K113]^2-[.K112]^2" office:value-type="float" office:value="7.80877599999985" calcext:value-type="float">
            <text:p>7.8088</text:p>
          </table:table-cell>
          <table:table-cell table:formula="of:=[.G112]+[.H112]" office:value-type="float" office:value="237.128776000001" calcext:value-type="float">
            <text:p>237.1288</text:p>
          </table:table-cell>
          <table:table-cell table:formula="of:=[.A112]*10^-3" office:value-type="float" office:value="114.16" calcext:value-type="float">
            <text:p>114.16</text:p>
          </table:table-cell>
          <table:table-cell table:formula="of:=[.B112]*10^-3" office:value-type="float" office:value="42.393" calcext:value-type="float">
            <text:p>42.393</text:p>
          </table:table-cell>
          <table:table-cell table:formula="of:=[.C112]*10^-3" office:value-type="float" office:value="44.074" calcext:value-type="float">
            <text:p>44.074</text:p>
          </table:table-cell>
        </table:table-row>
        <table:table-row table:style-name="ro1">
          <table:table-cell office:value-type="float" office:value="115160" calcext:value-type="float">
            <text:p>115160</text:p>
          </table:table-cell>
          <table:table-cell office:value-type="float" office:value="42485" calcext:value-type="float">
            <text:p>42485</text:p>
          </table:table-cell>
          <table:table-cell office:value-type="float" office:value="43338" calcext:value-type="float">
            <text:p>43338</text:p>
          </table:table-cell>
          <table:table-cell table:formula="of:=[.J114]-[.J113]" office:value-type="float" office:value="1.001" calcext:value-type="float">
            <text:p>1.001</text:p>
          </table:table-cell>
          <table:table-cell table:formula="of:=[.K114]-[.K113]" office:value-type="float" office:value="-0.920000000000002" calcext:value-type="float">
            <text:p>-0.92</text:p>
          </table:table-cell>
          <table:table-cell table:formula="of:=[.L114]-[.L113]" office:value-type="float" office:value="0.368000000000002" calcext:value-type="float">
            <text:p>0.368</text:p>
          </table:table-cell>
          <table:table-cell table:formula="of:=[.J114]^2-[.J113]^2" office:value-type="float" office:value="231.552321000001" calcext:value-type="float">
            <text:p>231.5523</text:p>
          </table:table-cell>
          <table:table-cell table:formula="of:=[.K114]^2-[.K113]^2" office:value-type="float" office:value="-77.326" calcext:value-type="float">
            <text:p>-77.326</text:p>
          </table:table-cell>
          <table:table-cell table:formula="of:=[.G113]+[.H113]" office:value-type="float" office:value="154.226321000001" calcext:value-type="float">
            <text:p>154.2263</text:p>
          </table:table-cell>
          <table:table-cell table:formula="of:=[.A113]*10^-3" office:value-type="float" office:value="115.16" calcext:value-type="float">
            <text:p>115.16</text:p>
          </table:table-cell>
          <table:table-cell table:formula="of:=[.B113]*10^-3" office:value-type="float" office:value="42.485" calcext:value-type="float">
            <text:p>42.485</text:p>
          </table:table-cell>
          <table:table-cell table:formula="of:=[.C113]*10^-3" office:value-type="float" office:value="43.338" calcext:value-type="float">
            <text:p>43.338</text:p>
          </table:table-cell>
        </table:table-row>
        <table:table-row table:style-name="ro1">
          <table:table-cell office:value-type="float" office:value="116161" calcext:value-type="float">
            <text:p>116161</text:p>
          </table:table-cell>
          <table:table-cell office:value-type="float" office:value="41565" calcext:value-type="float">
            <text:p>41565</text:p>
          </table:table-cell>
          <table:table-cell office:value-type="float" office:value="43706" calcext:value-type="float">
            <text:p>43706</text:p>
          </table:table-cell>
          <table:table-cell table:formula="of:=[.J115]-[.J114]" office:value-type="float" office:value="1" calcext:value-type="float">
            <text:p>1</text:p>
          </table:table-cell>
          <table:table-cell table:formula="of:=[.K115]-[.K114]" office:value-type="float" office:value="-0.275999999999996" calcext:value-type="float">
            <text:p>-0.276</text:p>
          </table:table-cell>
          <table:table-cell table:formula="of:=[.L115]-[.L114]" office:value-type="float" office:value="2.024" calcext:value-type="float">
            <text:p>2.024</text:p>
          </table:table-cell>
          <table:table-cell table:formula="of:=[.J115]^2-[.J114]^2" office:value-type="float" office:value="233.321999999998" calcext:value-type="float">
            <text:p>233.322</text:p>
          </table:table-cell>
          <table:table-cell table:formula="of:=[.K115]^2-[.K114]^2" office:value-type="float" office:value="-22.8677039999998" calcext:value-type="float">
            <text:p>-22.8677</text:p>
          </table:table-cell>
          <table:table-cell table:formula="of:=[.G114]+[.H114]" office:value-type="float" office:value="210.454295999999" calcext:value-type="float">
            <text:p>210.4543</text:p>
          </table:table-cell>
          <table:table-cell table:formula="of:=[.A114]*10^-3" office:value-type="float" office:value="116.161" calcext:value-type="float">
            <text:p>116.161</text:p>
          </table:table-cell>
          <table:table-cell table:formula="of:=[.B114]*10^-3" office:value-type="float" office:value="41.565" calcext:value-type="float">
            <text:p>41.565</text:p>
          </table:table-cell>
          <table:table-cell table:formula="of:=[.C114]*10^-3" office:value-type="float" office:value="43.706" calcext:value-type="float">
            <text:p>43.706</text:p>
          </table:table-cell>
        </table:table-row>
        <table:table-row table:style-name="ro1">
          <table:table-cell office:value-type="float" office:value="117161" calcext:value-type="float">
            <text:p>117161</text:p>
          </table:table-cell>
          <table:table-cell office:value-type="float" office:value="41289" calcext:value-type="float">
            <text:p>41289</text:p>
          </table:table-cell>
          <table:table-cell office:value-type="float" office:value="45730" calcext:value-type="float">
            <text:p>45730</text:p>
          </table:table-cell>
          <table:table-cell table:formula="of:=[.J116]-[.J115]" office:value-type="float" office:value="1.001" calcext:value-type="float">
            <text:p>1.001</text:p>
          </table:table-cell>
          <table:table-cell table:formula="of:=[.K116]-[.K115]" office:value-type="float" office:value="-0.183" calcext:value-type="float">
            <text:p>-0.183</text:p>
          </table:table-cell>
          <table:table-cell table:formula="of:=[.L116]-[.L115]" office:value-type="float" office:value="-1.38" calcext:value-type="float">
            <text:p>-1.38</text:p>
          </table:table-cell>
          <table:table-cell table:formula="of:=[.J116]^2-[.J115]^2" office:value-type="float" office:value="235.558323000001" calcext:value-type="float">
            <text:p>235.5583</text:p>
          </table:table-cell>
          <table:table-cell table:formula="of:=[.K116]^2-[.K115]^2" office:value-type="float" office:value="-15.0782850000001" calcext:value-type="float">
            <text:p>-15.0783</text:p>
          </table:table-cell>
          <table:table-cell table:formula="of:=[.G115]+[.H115]" office:value-type="float" office:value="220.480038000001" calcext:value-type="float">
            <text:p>220.48</text:p>
          </table:table-cell>
          <table:table-cell table:formula="of:=[.A115]*10^-3" office:value-type="float" office:value="117.161" calcext:value-type="float">
            <text:p>117.161</text:p>
          </table:table-cell>
          <table:table-cell table:formula="of:=[.B115]*10^-3" office:value-type="float" office:value="41.289" calcext:value-type="float">
            <text:p>41.289</text:p>
          </table:table-cell>
          <table:table-cell table:formula="of:=[.C115]*10^-3"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118162" calcext:value-type="float">
            <text:p>118162</text:p>
          </table:table-cell>
          <table:table-cell office:value-type="float" office:value="41106" calcext:value-type="float">
            <text:p>41106</text:p>
          </table:table-cell>
          <table:table-cell office:value-type="float" office:value="44350" calcext:value-type="float">
            <text:p>44350</text:p>
          </table:table-cell>
          <table:table-cell table:formula="of:=[.J117]-[.J116]" office:value-type="float" office:value="1" calcext:value-type="float">
            <text:p>1</text:p>
          </table:table-cell>
          <table:table-cell table:formula="of:=[.K117]-[.K116]" office:value-type="float" office:value="0.366999999999997" calcext:value-type="float">
            <text:p>0.367</text:p>
          </table:table-cell>
          <table:table-cell table:formula="of:=[.L117]-[.L116]" office:value-type="float" office:value="1.84" calcext:value-type="float">
            <text:p>1.84</text:p>
          </table:table-cell>
          <table:table-cell table:formula="of:=[.J117]^2-[.J116]^2" office:value-type="float" office:value="237.324000000001" calcext:value-type="float">
            <text:p>237.324</text:p>
          </table:table-cell>
          <table:table-cell table:formula="of:=[.K117]^2-[.K116]^2" office:value-type="float" office:value="30.3064929999998" calcext:value-type="float">
            <text:p>30.3065</text:p>
          </table:table-cell>
          <table:table-cell table:formula="of:=[.G116]+[.H116]" office:value-type="float" office:value="267.630493" calcext:value-type="float">
            <text:p>267.6305</text:p>
          </table:table-cell>
          <table:table-cell table:formula="of:=[.A116]*10^-3" office:value-type="float" office:value="118.162" calcext:value-type="float">
            <text:p>118.162</text:p>
          </table:table-cell>
          <table:table-cell table:formula="of:=[.B116]*10^-3" office:value-type="float" office:value="41.106" calcext:value-type="float">
            <text:p>41.106</text:p>
          </table:table-cell>
          <table:table-cell table:formula="of:=[.C116]*10^-3" office:value-type="float" office:value="44.35" calcext:value-type="float">
            <text:p>44.35</text:p>
          </table:table-cell>
        </table:table-row>
        <table:table-row table:style-name="ro1">
          <table:table-cell office:value-type="float" office:value="119162" calcext:value-type="float">
            <text:p>119162</text:p>
          </table:table-cell>
          <table:table-cell office:value-type="float" office:value="41473" calcext:value-type="float">
            <text:p>41473</text:p>
          </table:table-cell>
          <table:table-cell office:value-type="float" office:value="46190" calcext:value-type="float">
            <text:p>46190</text:p>
          </table:table-cell>
          <table:table-cell table:formula="of:=[.J118]-[.J117]" office:value-type="float" office:value="1" calcext:value-type="float">
            <text:p>1</text:p>
          </table:table-cell>
          <table:table-cell table:formula="of:=[.K118]-[.K117]" office:value-type="float" office:value="-0.366999999999997" calcext:value-type="float">
            <text:p>-0.367</text:p>
          </table:table-cell>
          <table:table-cell table:formula="of:=[.L118]-[.L117]" office:value-type="float" office:value="-0.0919999999999988" calcext:value-type="float">
            <text:p>-0.092</text:p>
          </table:table-cell>
          <table:table-cell table:formula="of:=[.J118]^2-[.J117]^2" office:value-type="float" office:value="239.324000000001" calcext:value-type="float">
            <text:p>239.324</text:p>
          </table:table-cell>
          <table:table-cell table:formula="of:=[.K118]^2-[.K117]^2" office:value-type="float" office:value="-30.3064929999998" calcext:value-type="float">
            <text:p>-30.3065</text:p>
          </table:table-cell>
          <table:table-cell table:formula="of:=[.G117]+[.H117]" office:value-type="float" office:value="209.017507000001" calcext:value-type="float">
            <text:p>209.0175</text:p>
          </table:table-cell>
          <table:table-cell table:formula="of:=[.A117]*10^-3" office:value-type="float" office:value="119.162" calcext:value-type="float">
            <text:p>119.162</text:p>
          </table:table-cell>
          <table:table-cell table:formula="of:=[.B117]*10^-3" office:value-type="float" office:value="41.473" calcext:value-type="float">
            <text:p>41.473</text:p>
          </table:table-cell>
          <table:table-cell table:formula="of:=[.C117]*10^-3" office:value-type="float" office:value="46.19" calcext:value-type="float">
            <text:p>46.19</text:p>
          </table:table-cell>
        </table:table-row>
        <table:table-row table:style-name="ro1">
          <table:table-cell office:value-type="float" office:value="120162" calcext:value-type="float">
            <text:p>120162</text:p>
          </table:table-cell>
          <table:table-cell office:value-type="float" office:value="41106" calcext:value-type="float">
            <text:p>41106</text:p>
          </table:table-cell>
          <table:table-cell office:value-type="float" office:value="46098" calcext:value-type="float">
            <text:p>46098</text:p>
          </table:table-cell>
          <table:table-cell table:formula="of:=[.J119]-[.J118]" office:value-type="float" office:value="1.00099999999999" calcext:value-type="float">
            <text:p>1.001</text:p>
          </table:table-cell>
          <table:table-cell table:formula="of:=[.K119]-[.K118]" office:value-type="float" office:value="2.115" calcext:value-type="float">
            <text:p>2.115</text:p>
          </table:table-cell>
          <table:table-cell table:formula="of:=[.L119]-[.L118]" office:value-type="float" office:value="0.736000000000004" calcext:value-type="float">
            <text:p>0.736</text:p>
          </table:table-cell>
          <table:table-cell table:formula="of:=[.J119]^2-[.J118]^2" office:value-type="float" office:value="241.566324999998" calcext:value-type="float">
            <text:p>241.5663</text:p>
          </table:table-cell>
          <table:table-cell table:formula="of:=[.K119]^2-[.K118]^2" office:value-type="float" office:value="178.351605" calcext:value-type="float">
            <text:p>178.3516</text:p>
          </table:table-cell>
          <table:table-cell table:formula="of:=[.G118]+[.H118]" office:value-type="float" office:value="419.917929999998" calcext:value-type="float">
            <text:p>419.9179</text:p>
          </table:table-cell>
          <table:table-cell table:formula="of:=[.A118]*10^-3" office:value-type="float" office:value="120.162" calcext:value-type="float">
            <text:p>120.162</text:p>
          </table:table-cell>
          <table:table-cell table:formula="of:=[.B118]*10^-3" office:value-type="float" office:value="41.106" calcext:value-type="float">
            <text:p>41.106</text:p>
          </table:table-cell>
          <table:table-cell table:formula="of:=[.C118]*10^-3" office:value-type="float" office:value="46.098" calcext:value-type="float">
            <text:p>46.098</text:p>
          </table:table-cell>
        </table:table-row>
        <table:table-row table:style-name="ro1">
          <table:table-cell office:value-type="float" office:value="121163" calcext:value-type="float">
            <text:p>121163</text:p>
          </table:table-cell>
          <table:table-cell office:value-type="float" office:value="43221" calcext:value-type="float">
            <text:p>43221</text:p>
          </table:table-cell>
          <table:table-cell office:value-type="float" office:value="46834" calcext:value-type="float">
            <text:p>46834</text:p>
          </table:table-cell>
          <table:table-cell table:formula="of:=[.J120]-[.J119]" office:value-type="float" office:value="1" calcext:value-type="float">
            <text:p>1</text:p>
          </table:table-cell>
          <table:table-cell table:formula="of:=[.K120]-[.K119]" office:value-type="float" office:value="-1.10400000000001" calcext:value-type="float">
            <text:p>-1.104</text:p>
          </table:table-cell>
          <table:table-cell table:formula="of:=[.L120]-[.L119]" office:value-type="float" office:value="-0.920000000000002" calcext:value-type="float">
            <text:p>-0.92</text:p>
          </table:table-cell>
          <table:table-cell table:formula="of:=[.J120]^2-[.J119]^2" office:value-type="float" office:value="243.325999999999" calcext:value-type="float">
            <text:p>243.326</text:p>
          </table:table-cell>
          <table:table-cell table:formula="of:=[.K120]^2-[.K119]^2" office:value-type="float" office:value="-94.2131520000005" calcext:value-type="float">
            <text:p>-94.2132</text:p>
          </table:table-cell>
          <table:table-cell table:formula="of:=[.G119]+[.H119]" office:value-type="float" office:value="149.112847999999" calcext:value-type="float">
            <text:p>149.1128</text:p>
          </table:table-cell>
          <table:table-cell table:formula="of:=[.A119]*10^-3" office:value-type="float" office:value="121.163" calcext:value-type="float">
            <text:p>121.163</text:p>
          </table:table-cell>
          <table:table-cell table:formula="of:=[.B119]*10^-3" office:value-type="float" office:value="43.221" calcext:value-type="float">
            <text:p>43.221</text:p>
          </table:table-cell>
          <table:table-cell table:formula="of:=[.C119]*10^-3" office:value-type="float" office:value="46.834" calcext:value-type="float">
            <text:p>46.834</text:p>
          </table:table-cell>
        </table:table-row>
        <table:table-row table:style-name="ro1">
          <table:table-cell office:value-type="float" office:value="122163" calcext:value-type="float">
            <text:p>122163</text:p>
          </table:table-cell>
          <table:table-cell office:value-type="float" office:value="42117" calcext:value-type="float">
            <text:p>42117</text:p>
          </table:table-cell>
          <table:table-cell office:value-type="float" office:value="45914" calcext:value-type="float">
            <text:p>45914</text:p>
          </table:table-cell>
          <table:table-cell table:formula="of:=[.J121]-[.J120]" office:value-type="float" office:value="1.001" calcext:value-type="float">
            <text:p>1.001</text:p>
          </table:table-cell>
          <table:table-cell table:formula="of:=[.K121]-[.K120]" office:value-type="float" office:value="-0.275999999999996" calcext:value-type="float">
            <text:p>-0.276</text:p>
          </table:table-cell>
          <table:table-cell table:formula="of:=[.L121]-[.L120]" office:value-type="float" office:value="0.183999999999998" calcext:value-type="float">
            <text:p>0.184</text:p>
          </table:table-cell>
          <table:table-cell table:formula="of:=[.J121]^2-[.J120]^2" office:value-type="float" office:value="245.572327000002" calcext:value-type="float">
            <text:p>245.5723</text:p>
          </table:table-cell>
          <table:table-cell table:formula="of:=[.K121]^2-[.K120]^2" office:value-type="float" office:value="-23.1724079999997" calcext:value-type="float">
            <text:p>-23.1724</text:p>
          </table:table-cell>
          <table:table-cell table:formula="of:=[.G120]+[.H120]" office:value-type="float" office:value="222.399919000002" calcext:value-type="float">
            <text:p>222.3999</text:p>
          </table:table-cell>
          <table:table-cell table:formula="of:=[.A120]*10^-3" office:value-type="float" office:value="122.163" calcext:value-type="float">
            <text:p>122.163</text:p>
          </table:table-cell>
          <table:table-cell table:formula="of:=[.B120]*10^-3" office:value-type="float" office:value="42.117" calcext:value-type="float">
            <text:p>42.117</text:p>
          </table:table-cell>
          <table:table-cell table:formula="of:=[.C120]*10^-3" office:value-type="float" office:value="45.914" calcext:value-type="float">
            <text:p>45.914</text:p>
          </table:table-cell>
        </table:table-row>
        <table:table-row table:style-name="ro1">
          <table:table-cell office:value-type="float" office:value="123164" calcext:value-type="float">
            <text:p>123164</text:p>
          </table:table-cell>
          <table:table-cell office:value-type="float" office:value="41841" calcext:value-type="float">
            <text:p>41841</text:p>
          </table:table-cell>
          <table:table-cell office:value-type="float" office:value="46098" calcext:value-type="float">
            <text:p>46098</text:p>
          </table:table-cell>
          <table:table-cell table:formula="of:=[.J122]-[.J121]" office:value-type="float" office:value="1" calcext:value-type="float">
            <text:p>1</text:p>
          </table:table-cell>
          <table:table-cell table:formula="of:=[.K122]-[.K121]" office:value-type="float" office:value="-0.826999999999998" calcext:value-type="float">
            <text:p>-0.827</text:p>
          </table:table-cell>
          <table:table-cell table:formula="of:=[.L122]-[.L121]" office:value-type="float" office:value="-0.275999999999996" calcext:value-type="float">
            <text:p>-0.276</text:p>
          </table:table-cell>
          <table:table-cell table:formula="of:=[.J122]^2-[.J121]^2" office:value-type="float" office:value="247.327999999999" calcext:value-type="float">
            <text:p>247.328</text:p>
          </table:table-cell>
          <table:table-cell table:formula="of:=[.K122]^2-[.K121]^2" office:value-type="float" office:value="-68.5210849999999" calcext:value-type="float">
            <text:p>-68.5211</text:p>
          </table:table-cell>
          <table:table-cell table:formula="of:=[.G121]+[.H121]" office:value-type="float" office:value="178.806915" calcext:value-type="float">
            <text:p>178.8069</text:p>
          </table:table-cell>
          <table:table-cell table:formula="of:=[.A121]*10^-3" office:value-type="float" office:value="123.164" calcext:value-type="float">
            <text:p>123.164</text:p>
          </table:table-cell>
          <table:table-cell table:formula="of:=[.B121]*10^-3" office:value-type="float" office:value="41.841" calcext:value-type="float">
            <text:p>41.841</text:p>
          </table:table-cell>
          <table:table-cell table:formula="of:=[.C121]*10^-3" office:value-type="float" office:value="46.098" calcext:value-type="float">
            <text:p>46.098</text:p>
          </table:table-cell>
        </table:table-row>
        <table:table-row table:style-name="ro1">
          <table:table-cell office:value-type="float" office:value="124164" calcext:value-type="float">
            <text:p>124164</text:p>
          </table:table-cell>
          <table:table-cell office:value-type="float" office:value="41014" calcext:value-type="float">
            <text:p>41014</text:p>
          </table:table-cell>
          <table:table-cell office:value-type="float" office:value="45822" calcext:value-type="float">
            <text:p>45822</text:p>
          </table:table-cell>
          <table:table-cell table:formula="of:=[.J123]-[.J122]" office:value-type="float" office:value="1.001" calcext:value-type="float">
            <text:p>1.001</text:p>
          </table:table-cell>
          <table:table-cell table:formula="of:=[.K123]-[.K122]" office:value-type="float" office:value="0.734999999999999" calcext:value-type="float">
            <text:p>0.735</text:p>
          </table:table-cell>
          <table:table-cell table:formula="of:=[.L123]-[.L122]" office:value-type="float" office:value="0.920000000000002" calcext:value-type="float">
            <text:p>0.92</text:p>
          </table:table-cell>
          <table:table-cell table:formula="of:=[.J123]^2-[.J122]^2" office:value-type="float" office:value="249.578329000002" calcext:value-type="float">
            <text:p>249.5783</text:p>
          </table:table-cell>
          <table:table-cell table:formula="of:=[.K123]^2-[.K122]^2" office:value-type="float" office:value="60.8308049999998" calcext:value-type="float">
            <text:p>60.8308</text:p>
          </table:table-cell>
          <table:table-cell table:formula="of:=[.G122]+[.H122]" office:value-type="float" office:value="310.409134000002" calcext:value-type="float">
            <text:p>310.4091</text:p>
          </table:table-cell>
          <table:table-cell table:formula="of:=[.A122]*10^-3" office:value-type="float" office:value="124.164" calcext:value-type="float">
            <text:p>124.164</text:p>
          </table:table-cell>
          <table:table-cell table:formula="of:=[.B122]*10^-3" office:value-type="float" office:value="41.014" calcext:value-type="float">
            <text:p>41.014</text:p>
          </table:table-cell>
          <table:table-cell table:formula="of:=[.C122]*10^-3" office:value-type="float" office:value="45.822" calcext:value-type="float">
            <text:p>45.822</text:p>
          </table:table-cell>
        </table:table-row>
        <table:table-row table:style-name="ro1">
          <table:table-cell office:value-type="float" office:value="125165" calcext:value-type="float">
            <text:p>125165</text:p>
          </table:table-cell>
          <table:table-cell office:value-type="float" office:value="41749" calcext:value-type="float">
            <text:p>41749</text:p>
          </table:table-cell>
          <table:table-cell office:value-type="float" office:value="46742" calcext:value-type="float">
            <text:p>46742</text:p>
          </table:table-cell>
          <table:table-cell table:formula="of:=[.J124]-[.J123]" office:value-type="float" office:value="1" calcext:value-type="float">
            <text:p>1</text:p>
          </table:table-cell>
          <table:table-cell table:formula="of:=[.K124]-[.K123]" office:value-type="float" office:value="0.643999999999998" calcext:value-type="float">
            <text:p>0.644</text:p>
          </table:table-cell>
          <table:table-cell table:formula="of:=[.L124]-[.L123]" office:value-type="float" office:value="0.367999999999995" calcext:value-type="float">
            <text:p>0.368</text:p>
          </table:table-cell>
          <table:table-cell table:formula="of:=[.J124]^2-[.J123]^2" office:value-type="float" office:value="251.33" calcext:value-type="float">
            <text:p>251.33</text:p>
          </table:table-cell>
          <table:table-cell table:formula="of:=[.K124]^2-[.K123]^2" office:value-type="float" office:value="54.1874479999999" calcext:value-type="float">
            <text:p>54.1874</text:p>
          </table:table-cell>
          <table:table-cell table:formula="of:=[.G123]+[.H123]" office:value-type="float" office:value="305.517448" calcext:value-type="float">
            <text:p>305.5174</text:p>
          </table:table-cell>
          <table:table-cell table:formula="of:=[.A123]*10^-3" office:value-type="float" office:value="125.165" calcext:value-type="float">
            <text:p>125.165</text:p>
          </table:table-cell>
          <table:table-cell table:formula="of:=[.B123]*10^-3" office:value-type="float" office:value="41.749" calcext:value-type="float">
            <text:p>41.749</text:p>
          </table:table-cell>
          <table:table-cell table:formula="of:=[.C123]*10^-3" office:value-type="float" office:value="46.742" calcext:value-type="float">
            <text:p>46.742</text:p>
          </table:table-cell>
        </table:table-row>
        <table:table-row table:style-name="ro1">
          <table:table-cell office:value-type="float" office:value="126165" calcext:value-type="float">
            <text:p>126165</text:p>
          </table:table-cell>
          <table:table-cell office:value-type="float" office:value="42393" calcext:value-type="float">
            <text:p>42393</text:p>
          </table:table-cell>
          <table:table-cell office:value-type="float" office:value="47110" calcext:value-type="float">
            <text:p>47110</text:p>
          </table:table-cell>
          <table:table-cell table:formula="of:=[.J125]-[.J124]" office:value-type="float" office:value="1.00099999999999" calcext:value-type="float">
            <text:p>1.001</text:p>
          </table:table-cell>
          <table:table-cell table:formula="of:=[.K125]-[.K124]" office:value-type="float" office:value="-0.276000000000003" calcext:value-type="float">
            <text:p>-0.276</text:p>
          </table:table-cell>
          <table:table-cell table:formula="of:=[.L125]-[.L124]" office:value-type="float" office:value="0.829000000000001" calcext:value-type="float">
            <text:p>0.829</text:p>
          </table:table-cell>
          <table:table-cell table:formula="of:=[.J125]^2-[.J124]^2" office:value-type="float" office:value="253.584330999998" calcext:value-type="float">
            <text:p>253.5843</text:p>
          </table:table-cell>
          <table:table-cell table:formula="of:=[.K125]^2-[.K124]^2" office:value-type="float" office:value="-23.3247600000002" calcext:value-type="float">
            <text:p>-23.3248</text:p>
          </table:table-cell>
          <table:table-cell table:formula="of:=[.G124]+[.H124]" office:value-type="float" office:value="230.259570999998" calcext:value-type="float">
            <text:p>230.2596</text:p>
          </table:table-cell>
          <table:table-cell table:formula="of:=[.A124]*10^-3" office:value-type="float" office:value="126.165" calcext:value-type="float">
            <text:p>126.165</text:p>
          </table:table-cell>
          <table:table-cell table:formula="of:=[.B124]*10^-3" office:value-type="float" office:value="42.393" calcext:value-type="float">
            <text:p>42.393</text:p>
          </table:table-cell>
          <table:table-cell table:formula="of:=[.C124]*10^-3" office:value-type="float" office:value="47.11" calcext:value-type="float">
            <text:p>47.11</text:p>
          </table:table-cell>
        </table:table-row>
        <table:table-row table:style-name="ro1">
          <table:table-cell office:value-type="float" office:value="127166" calcext:value-type="float">
            <text:p>127166</text:p>
          </table:table-cell>
          <table:table-cell office:value-type="float" office:value="42117" calcext:value-type="float">
            <text:p>42117</text:p>
          </table:table-cell>
          <table:table-cell office:value-type="float" office:value="47939" calcext:value-type="float">
            <text:p>47939</text:p>
          </table:table-cell>
          <table:table-cell table:formula="of:=[.J126]-[.J125]" office:value-type="float" office:value="1" calcext:value-type="float">
            <text:p>1</text:p>
          </table:table-cell>
          <table:table-cell table:formula="of:=[.K126]-[.K125]" office:value-type="float" office:value="2.483" calcext:value-type="float">
            <text:p>2.483</text:p>
          </table:table-cell>
          <table:table-cell table:formula="of:=[.L126]-[.L125]" office:value-type="float" office:value="-2.577" calcext:value-type="float">
            <text:p>-2.577</text:p>
          </table:table-cell>
          <table:table-cell table:formula="of:=[.J126]^2-[.J125]^2" office:value-type="float" office:value="255.332" calcext:value-type="float">
            <text:p>255.332</text:p>
          </table:table-cell>
          <table:table-cell table:formula="of:=[.K126]^2-[.K125]^2" office:value-type="float" office:value="215.318311" calcext:value-type="float">
            <text:p>215.3183</text:p>
          </table:table-cell>
          <table:table-cell table:formula="of:=[.G125]+[.H125]" office:value-type="float" office:value="470.650311000001" calcext:value-type="float">
            <text:p>470.6503</text:p>
          </table:table-cell>
          <table:table-cell table:formula="of:=[.A125]*10^-3" office:value-type="float" office:value="127.166" calcext:value-type="float">
            <text:p>127.166</text:p>
          </table:table-cell>
          <table:table-cell table:formula="of:=[.B125]*10^-3" office:value-type="float" office:value="42.117" calcext:value-type="float">
            <text:p>42.117</text:p>
          </table:table-cell>
          <table:table-cell table:formula="of:=[.C125]*10^-3" office:value-type="float" office:value="47.939" calcext:value-type="float">
            <text:p>47.939</text:p>
          </table:table-cell>
        </table:table-row>
        <table:table-row table:style-name="ro1">
          <table:table-cell office:value-type="float" office:value="128166" calcext:value-type="float">
            <text:p>128166</text:p>
          </table:table-cell>
          <table:table-cell office:value-type="float" office:value="44600" calcext:value-type="float">
            <text:p>44600</text:p>
          </table:table-cell>
          <table:table-cell office:value-type="float" office:value="45362" calcext:value-type="float">
            <text:p>45362</text:p>
          </table:table-cell>
          <table:table-cell table:formula="of:=[.J127]-[.J126]" office:value-type="float" office:value="1.001" calcext:value-type="float">
            <text:p>1.001</text:p>
          </table:table-cell>
          <table:table-cell table:formula="of:=[.K127]-[.K126]" office:value-type="float" office:value="-0.368000000000002" calcext:value-type="float">
            <text:p>-0.368</text:p>
          </table:table-cell>
          <table:table-cell table:formula="of:=[.L127]-[.L126]" office:value-type="float" office:value="-0.368000000000002" calcext:value-type="float">
            <text:p>-0.368</text:p>
          </table:table-cell>
          <table:table-cell table:formula="of:=[.J127]^2-[.J126]^2" office:value-type="float" office:value="257.590333" calcext:value-type="float">
            <text:p>257.5903</text:p>
          </table:table-cell>
          <table:table-cell table:formula="of:=[.K127]^2-[.K126]^2" office:value-type="float" office:value="-32.6901760000001" calcext:value-type="float">
            <text:p>-32.6902</text:p>
          </table:table-cell>
          <table:table-cell table:formula="of:=[.G126]+[.H126]" office:value-type="float" office:value="224.900157" calcext:value-type="float">
            <text:p>224.9002</text:p>
          </table:table-cell>
          <table:table-cell table:formula="of:=[.A126]*10^-3" office:value-type="float" office:value="128.166" calcext:value-type="float">
            <text:p>128.166</text:p>
          </table:table-cell>
          <table:table-cell table:formula="of:=[.B126]*10^-3" office:value-type="float" office:value="44.6" calcext:value-type="float">
            <text:p>44.6</text:p>
          </table:table-cell>
          <table:table-cell table:formula="of:=[.C126]*10^-3" office:value-type="float" office:value="45.362" calcext:value-type="float">
            <text:p>45.362</text:p>
          </table:table-cell>
        </table:table-row>
        <table:table-row table:style-name="ro1">
          <table:table-cell office:value-type="float" office:value="129167" calcext:value-type="float">
            <text:p>129167</text:p>
          </table:table-cell>
          <table:table-cell office:value-type="float" office:value="44232" calcext:value-type="float">
            <text:p>44232</text:p>
          </table:table-cell>
          <table:table-cell office:value-type="float" office:value="44994" calcext:value-type="float">
            <text:p>44994</text:p>
          </table:table-cell>
          <table:table-cell table:formula="of:=[.J128]-[.J127]" office:value-type="float" office:value="1" calcext:value-type="float">
            <text:p>1</text:p>
          </table:table-cell>
          <table:table-cell table:formula="of:=[.K128]-[.K127]" office:value-type="float" office:value="-0.552" calcext:value-type="float">
            <text:p>-0.552</text:p>
          </table:table-cell>
          <table:table-cell table:formula="of:=[.L128]-[.L127]" office:value-type="float" office:value="-1.196" calcext:value-type="float">
            <text:p>-1.196</text:p>
          </table:table-cell>
          <table:table-cell table:formula="of:=[.J128]^2-[.J127]^2" office:value-type="float" office:value="259.333999999999" calcext:value-type="float">
            <text:p>259.334</text:p>
          </table:table-cell>
          <table:table-cell table:formula="of:=[.K128]^2-[.K127]^2" office:value-type="float" office:value="-48.5274240000001" calcext:value-type="float">
            <text:p>-48.5274</text:p>
          </table:table-cell>
          <table:table-cell table:formula="of:=[.G127]+[.H127]" office:value-type="float" office:value="210.806575999999" calcext:value-type="float">
            <text:p>210.8066</text:p>
          </table:table-cell>
          <table:table-cell table:formula="of:=[.A127]*10^-3" office:value-type="float" office:value="129.167" calcext:value-type="float">
            <text:p>129.167</text:p>
          </table:table-cell>
          <table:table-cell table:formula="of:=[.B127]*10^-3" office:value-type="float" office:value="44.232" calcext:value-type="float">
            <text:p>44.232</text:p>
          </table:table-cell>
          <table:table-cell table:formula="of:=[.C127]*10^-3" office:value-type="float" office:value="44.994" calcext:value-type="float">
            <text:p>44.994</text:p>
          </table:table-cell>
        </table:table-row>
        <table:table-row table:style-name="ro1">
          <table:table-cell office:value-type="float" office:value="130167" calcext:value-type="float">
            <text:p>130167</text:p>
          </table:table-cell>
          <table:table-cell office:value-type="float" office:value="43680" calcext:value-type="float">
            <text:p>43680</text:p>
          </table:table-cell>
          <table:table-cell office:value-type="float" office:value="43798" calcext:value-type="float">
            <text:p>43798</text:p>
          </table:table-cell>
          <table:table-cell table:formula="of:=[.J129]-[.J128]" office:value-type="float" office:value="1.001" calcext:value-type="float">
            <text:p>1.001</text:p>
          </table:table-cell>
          <table:table-cell table:formula="of:=[.K129]-[.K128]" office:value-type="float" office:value="-0.366999999999997" calcext:value-type="float">
            <text:p>-0.367</text:p>
          </table:table-cell>
          <table:table-cell table:formula="of:=[.L129]-[.L128]" office:value-type="float" office:value="0" calcext:value-type="float">
            <text:p>0</text:p>
          </table:table-cell>
          <table:table-cell table:formula="of:=[.J129]^2-[.J128]^2" office:value-type="float" office:value="261.596335000002" calcext:value-type="float">
            <text:p>261.5963</text:p>
          </table:table-cell>
          <table:table-cell table:formula="of:=[.K129]^2-[.K128]^2" office:value-type="float" office:value="-31.9264309999996" calcext:value-type="float">
            <text:p>-31.9264</text:p>
          </table:table-cell>
          <table:table-cell table:formula="of:=[.G128]+[.H128]" office:value-type="float" office:value="229.669904000002" calcext:value-type="float">
            <text:p>229.6699</text:p>
          </table:table-cell>
          <table:table-cell table:formula="of:=[.A128]*10^-3" office:value-type="float" office:value="130.167" calcext:value-type="float">
            <text:p>130.167</text:p>
          </table:table-cell>
          <table:table-cell table:formula="of:=[.B128]*10^-3" office:value-type="float" office:value="43.68" calcext:value-type="float">
            <text:p>43.68</text:p>
          </table:table-cell>
          <table:table-cell table:formula="of:=[.C128]*10^-3" office:value-type="float" office:value="43.798" calcext:value-type="float">
            <text:p>43.798</text:p>
          </table:table-cell>
        </table:table-row>
        <table:table-row table:style-name="ro1">
          <table:table-cell office:value-type="float" office:value="131168" calcext:value-type="float">
            <text:p>131168</text:p>
          </table:table-cell>
          <table:table-cell office:value-type="float" office:value="43313" calcext:value-type="float">
            <text:p>43313</text:p>
          </table:table-cell>
          <table:table-cell office:value-type="float" office:value="43798" calcext:value-type="float">
            <text:p>43798</text:p>
          </table:table-cell>
          <table:table-cell table:formula="of:=[.J130]-[.J129]" office:value-type="float" office:value="1.001" calcext:value-type="float">
            <text:p>1.001</text:p>
          </table:table-cell>
          <table:table-cell table:formula="of:=[.K130]-[.K129]" office:value-type="float" office:value="1.287" calcext:value-type="float">
            <text:p>1.287</text:p>
          </table:table-cell>
          <table:table-cell table:formula="of:=[.L130]-[.L129]" office:value-type="float" office:value="0.183999999999998" calcext:value-type="float">
            <text:p>0.184</text:p>
          </table:table-cell>
          <table:table-cell table:formula="of:=[.J130]^2-[.J129]^2" office:value-type="float" office:value="263.600337000003" calcext:value-type="float">
            <text:p>263.6003</text:p>
          </table:table-cell>
          <table:table-cell table:formula="of:=[.K130]^2-[.K129]^2" office:value-type="float" office:value="113.144031" calcext:value-type="float">
            <text:p>113.144</text:p>
          </table:table-cell>
          <table:table-cell table:formula="of:=[.G129]+[.H129]" office:value-type="float" office:value="376.744368000003" calcext:value-type="float">
            <text:p>376.7444</text:p>
          </table:table-cell>
          <table:table-cell table:formula="of:=[.A129]*10^-3" office:value-type="float" office:value="131.168" calcext:value-type="float">
            <text:p>131.168</text:p>
          </table:table-cell>
          <table:table-cell table:formula="of:=[.B129]*10^-3" office:value-type="float" office:value="43.313" calcext:value-type="float">
            <text:p>43.313</text:p>
          </table:table-cell>
          <table:table-cell table:formula="of:=[.C129]*10^-3" office:value-type="float" office:value="43.798" calcext:value-type="float">
            <text:p>43.798</text:p>
          </table:table-cell>
        </table:table-row>
        <table:table-row table:style-name="ro1">
          <table:table-cell office:value-type="float" office:value="132169" calcext:value-type="float">
            <text:p>132169</text:p>
          </table:table-cell>
          <table:table-cell office:value-type="float" office:value="44600" calcext:value-type="float">
            <text:p>44600</text:p>
          </table:table-cell>
          <table:table-cell office:value-type="float" office:value="43982" calcext:value-type="float">
            <text:p>43982</text:p>
          </table:table-cell>
          <table:table-cell table:formula="of:=[.J131]-[.J130]" office:value-type="float" office:value="1.001" calcext:value-type="float">
            <text:p>1.001</text:p>
          </table:table-cell>
          <table:table-cell table:formula="of:=[.K131]-[.K130]" office:value-type="float" office:value="-0.828000000000003" calcext:value-type="float">
            <text:p>-0.828</text:p>
          </table:table-cell>
          <table:table-cell table:formula="of:=[.L131]-[.L130]" office:value-type="float" office:value="2.208" calcext:value-type="float">
            <text:p>2.208</text:p>
          </table:table-cell>
          <table:table-cell table:formula="of:=[.J131]^2-[.J130]^2" office:value-type="float" office:value="265.604339000001" calcext:value-type="float">
            <text:p>265.6043</text:p>
          </table:table-cell>
          <table:table-cell table:formula="of:=[.K131]^2-[.K130]^2" office:value-type="float" office:value="-73.1720160000002" calcext:value-type="float">
            <text:p>-73.172</text:p>
          </table:table-cell>
          <table:table-cell table:formula="of:=[.G130]+[.H130]" office:value-type="float" office:value="192.432323000001" calcext:value-type="float">
            <text:p>192.4323</text:p>
          </table:table-cell>
          <table:table-cell table:formula="of:=[.A130]*10^-3" office:value-type="float" office:value="132.169" calcext:value-type="float">
            <text:p>132.169</text:p>
          </table:table-cell>
          <table:table-cell table:formula="of:=[.B130]*10^-3" office:value-type="float" office:value="44.6" calcext:value-type="float">
            <text:p>44.6</text:p>
          </table:table-cell>
          <table:table-cell table:formula="of:=[.C130]*10^-3" office:value-type="float" office:value="43.982" calcext:value-type="float">
            <text:p>43.982</text:p>
          </table:table-cell>
        </table:table-row>
        <table:table-row table:style-name="ro1">
          <table:table-cell office:value-type="float" office:value="133170" calcext:value-type="float">
            <text:p>133170</text:p>
          </table:table-cell>
          <table:table-cell office:value-type="float" office:value="43772" calcext:value-type="float">
            <text:p>43772</text:p>
          </table:table-cell>
          <table:table-cell office:value-type="float" office:value="46190" calcext:value-type="float">
            <text:p>46190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[.K132]-[.K131]" office:value-type="float" office:value="1.83900000000001" calcext:value-type="float">
            <text:p>1.839</text:p>
          </table:table-cell>
          <table:table-cell table:formula="of:=[.L132]-[.L131]" office:value-type="float" office:value="0.0920000000000059" calcext:value-type="float">
            <text:p>0.092</text:p>
          </table:table-cell>
          <table:table-cell table:formula="of:=[.J132]^2-[.J131]^2" office:value-type="float" office:value="267.339999999996" calcext:value-type="float">
            <text:p>267.34</text:p>
          </table:table-cell>
          <table:table-cell table:formula="of:=[.K132]^2-[.K131]^2" office:value-type="float" office:value="164.375337" calcext:value-type="float">
            <text:p>164.3753</text:p>
          </table:table-cell>
          <table:table-cell table:formula="of:=[.G131]+[.H131]" office:value-type="float" office:value="431.715336999997" calcext:value-type="float">
            <text:p>431.7153</text:p>
          </table:table-cell>
          <table:table-cell table:formula="of:=[.A131]*10^-3" office:value-type="float" office:value="133.17" calcext:value-type="float">
            <text:p>133.17</text:p>
          </table:table-cell>
          <table:table-cell table:formula="of:=[.B131]*10^-3" office:value-type="float" office:value="43.772" calcext:value-type="float">
            <text:p>43.772</text:p>
          </table:table-cell>
          <table:table-cell table:formula="of:=[.C131]*10^-3" office:value-type="float" office:value="46.19" calcext:value-type="float">
            <text:p>46.19</text:p>
          </table:table-cell>
        </table:table-row>
        <table:table-row table:style-name="ro1">
          <table:table-cell office:value-type="float" office:value="134170" calcext:value-type="float">
            <text:p>134170</text:p>
          </table:table-cell>
          <table:table-cell office:value-type="float" office:value="45611" calcext:value-type="float">
            <text:p>45611</text:p>
          </table:table-cell>
          <table:table-cell office:value-type="float" office:value="46282" calcext:value-type="float">
            <text:p>46282</text:p>
          </table:table-cell>
          <table:table-cell table:formula="of:=[.J133]-[.J132]" office:value-type="float" office:value="1" calcext:value-type="float">
            <text:p>1</text:p>
          </table:table-cell>
          <table:table-cell table:formula="of:=[.K133]-[.K132]" office:value-type="float" office:value="-1.011" calcext:value-type="float">
            <text:p>-1.011</text:p>
          </table:table-cell>
          <table:table-cell table:formula="of:=[.L133]-[.L132]" office:value-type="float" office:value="-1.748" calcext:value-type="float">
            <text:p>-1.748</text:p>
          </table:table-cell>
          <table:table-cell table:formula="of:=[.J133]^2-[.J132]^2" office:value-type="float" office:value="269.34" calcext:value-type="float">
            <text:p>269.34</text:p>
          </table:table-cell>
          <table:table-cell table:formula="of:=[.K133]^2-[.K132]^2" office:value-type="float" office:value="-91.2033210000002" calcext:value-type="float">
            <text:p>-91.2033</text:p>
          </table:table-cell>
          <table:table-cell table:formula="of:=[.G132]+[.H132]" office:value-type="float" office:value="178.136679" calcext:value-type="float">
            <text:p>178.1367</text:p>
          </table:table-cell>
          <table:table-cell table:formula="of:=[.A132]*10^-3" office:value-type="float" office:value="134.17" calcext:value-type="float">
            <text:p>134.17</text:p>
          </table:table-cell>
          <table:table-cell table:formula="of:=[.B132]*10^-3" office:value-type="float" office:value="45.611" calcext:value-type="float">
            <text:p>45.611</text:p>
          </table:table-cell>
          <table:table-cell table:formula="of:=[.C132]*10^-3" office:value-type="float" office:value="46.282" calcext:value-type="float">
            <text:p>46.282</text:p>
          </table:table-cell>
        </table:table-row>
        <table:table-row table:style-name="ro1">
          <table:table-cell office:value-type="float" office:value="135170" calcext:value-type="float">
            <text:p>135170</text:p>
          </table:table-cell>
          <table:table-cell office:value-type="float" office:value="44600" calcext:value-type="float">
            <text:p>44600</text:p>
          </table:table-cell>
          <table:table-cell office:value-type="float" office:value="44534" calcext:value-type="float">
            <text:p>44534</text:p>
          </table:table-cell>
          <table:table-cell table:formula="of:=[.J134]-[.J133]" office:value-type="float" office:value="1.00099999999998" calcext:value-type="float">
            <text:p>1.001</text:p>
          </table:table-cell>
          <table:table-cell table:formula="of:=[.K134]-[.K133]" office:value-type="float" office:value="-1.196" calcext:value-type="float">
            <text:p>-1.196</text:p>
          </table:table-cell>
          <table:table-cell table:formula="of:=[.L134]-[.L133]" office:value-type="float" office:value="-0.367999999999995" calcext:value-type="float">
            <text:p>-0.368</text:p>
          </table:table-cell>
          <table:table-cell table:formula="of:=[.J134]^2-[.J133]^2" office:value-type="float" office:value="271.612340999996" calcext:value-type="float">
            <text:p>271.6123</text:p>
          </table:table-cell>
          <table:table-cell table:formula="of:=[.K134]^2-[.K133]^2" office:value-type="float" office:value="-105.252784" calcext:value-type="float">
            <text:p>-105.2528</text:p>
          </table:table-cell>
          <table:table-cell table:formula="of:=[.G133]+[.H133]" office:value-type="float" office:value="166.359556999997" calcext:value-type="float">
            <text:p>166.3596</text:p>
          </table:table-cell>
          <table:table-cell table:formula="of:=[.A133]*10^-3" office:value-type="float" office:value="135.17" calcext:value-type="float">
            <text:p>135.17</text:p>
          </table:table-cell>
          <table:table-cell table:formula="of:=[.B133]*10^-3" office:value-type="float" office:value="44.6" calcext:value-type="float">
            <text:p>44.6</text:p>
          </table:table-cell>
          <table:table-cell table:formula="of:=[.C133]*10^-3" office:value-type="float" office:value="44.534" calcext:value-type="float">
            <text:p>44.534</text:p>
          </table:table-cell>
        </table:table-row>
        <table:table-row table:style-name="ro1">
          <table:table-cell office:value-type="float" office:value="136171" calcext:value-type="float">
            <text:p>136171</text:p>
          </table:table-cell>
          <table:table-cell office:value-type="float" office:value="43404" calcext:value-type="float">
            <text:p>43404</text:p>
          </table:table-cell>
          <table:table-cell office:value-type="float" office:value="44166" calcext:value-type="float">
            <text:p>44166</text:p>
          </table:table-cell>
          <table:table-cell table:formula="of:=[.J135]-[.J134]" office:value-type="float" office:value="1" calcext:value-type="float">
            <text:p>1</text:p>
          </table:table-cell>
          <table:table-cell table:formula="of:=[.K135]-[.K134]" office:value-type="float" office:value="-1.471" calcext:value-type="float">
            <text:p>-1.471</text:p>
          </table:table-cell>
          <table:table-cell table:formula="of:=[.L135]-[.L134]" office:value-type="float" office:value="0.735999999999997" calcext:value-type="float">
            <text:p>0.736</text:p>
          </table:table-cell>
          <table:table-cell table:formula="of:=[.J135]^2-[.J134]^2" office:value-type="float" office:value="273.342000000001" calcext:value-type="float">
            <text:p>273.342</text:p>
          </table:table-cell>
          <table:table-cell table:formula="of:=[.K135]^2-[.K134]^2" office:value-type="float" office:value="-125.530727" calcext:value-type="float">
            <text:p>-125.5307</text:p>
          </table:table-cell>
          <table:table-cell table:formula="of:=[.G134]+[.H134]" office:value-type="float" office:value="147.811273" calcext:value-type="float">
            <text:p>147.8113</text:p>
          </table:table-cell>
          <table:table-cell table:formula="of:=[.A134]*10^-3" office:value-type="float" office:value="136.171" calcext:value-type="float">
            <text:p>136.171</text:p>
          </table:table-cell>
          <table:table-cell table:formula="of:=[.B134]*10^-3" office:value-type="float" office:value="43.404" calcext:value-type="float">
            <text:p>43.404</text:p>
          </table:table-cell>
          <table:table-cell table:formula="of:=[.C134]*10^-3" office:value-type="float" office:value="44.166" calcext:value-type="float">
            <text:p>44.166</text:p>
          </table:table-cell>
        </table:table-row>
        <table:table-row table:style-name="ro1">
          <table:table-cell office:value-type="float" office:value="137171" calcext:value-type="float">
            <text:p>137171</text:p>
          </table:table-cell>
          <table:table-cell office:value-type="float" office:value="41933" calcext:value-type="float">
            <text:p>41933</text:p>
          </table:table-cell>
          <table:table-cell office:value-type="float" office:value="44902" calcext:value-type="float">
            <text:p>44902</text:p>
          </table:table-cell>
          <table:table-cell table:formula="of:=[.J136]-[.J135]" office:value-type="float" office:value="1.001" calcext:value-type="float">
            <text:p>1.001</text:p>
          </table:table-cell>
          <table:table-cell table:formula="of:=[.K136]-[.K135]" office:value-type="float" office:value="-0.0919999999999988" calcext:value-type="float">
            <text:p>-0.092</text:p>
          </table:table-cell>
          <table:table-cell table:formula="of:=[.L136]-[.L135]" office:value-type="float" office:value="1.012" calcext:value-type="float">
            <text:p>1.012</text:p>
          </table:table-cell>
          <table:table-cell table:formula="of:=[.J136]^2-[.J135]^2" office:value-type="float" office:value="275.618342999998" calcext:value-type="float">
            <text:p>275.6183</text:p>
          </table:table-cell>
          <table:table-cell table:formula="of:=[.K136]^2-[.K135]^2" office:value-type="float" office:value="-7.70720799999981" calcext:value-type="float">
            <text:p>-7.7072</text:p>
          </table:table-cell>
          <table:table-cell table:formula="of:=[.G135]+[.H135]" office:value-type="float" office:value="267.911134999998" calcext:value-type="float">
            <text:p>267.9111</text:p>
          </table:table-cell>
          <table:table-cell table:formula="of:=[.A135]*10^-3" office:value-type="float" office:value="137.171" calcext:value-type="float">
            <text:p>137.171</text:p>
          </table:table-cell>
          <table:table-cell table:formula="of:=[.B135]*10^-3" office:value-type="float" office:value="41.933" calcext:value-type="float">
            <text:p>41.933</text:p>
          </table:table-cell>
          <table:table-cell table:formula="of:=[.C135]*10^-3" office:value-type="float" office:value="44.902" calcext:value-type="float">
            <text:p>44.902</text:p>
          </table:table-cell>
        </table:table-row>
        <table:table-row table:style-name="ro1">
          <table:table-cell office:value-type="float" office:value="138172" calcext:value-type="float">
            <text:p>138172</text:p>
          </table:table-cell>
          <table:table-cell office:value-type="float" office:value="41841" calcext:value-type="float">
            <text:p>41841</text:p>
          </table:table-cell>
          <table:table-cell office:value-type="float" office:value="45914" calcext:value-type="float">
            <text:p>45914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[.K137]-[.K136]" office:value-type="float" office:value="-0.643999999999998" calcext:value-type="float">
            <text:p>-0.644</text:p>
          </table:table-cell>
          <table:table-cell table:formula="of:=[.L137]-[.L136]" office:value-type="float" office:value="-0.920000000000002" calcext:value-type="float">
            <text:p>-0.92</text:p>
          </table:table-cell>
          <table:table-cell table:formula="of:=[.J137]^2-[.J136]^2" office:value-type="float" office:value="277.344000000001" calcext:value-type="float">
            <text:p>277.344</text:p>
          </table:table-cell>
          <table:table-cell table:formula="of:=[.K137]^2-[.K136]^2" office:value-type="float" office:value="-53.4764720000001" calcext:value-type="float">
            <text:p>-53.4765</text:p>
          </table:table-cell>
          <table:table-cell table:formula="of:=[.G136]+[.H136]" office:value-type="float" office:value="223.867528000001" calcext:value-type="float">
            <text:p>223.8675</text:p>
          </table:table-cell>
          <table:table-cell table:formula="of:=[.A136]*10^-3" office:value-type="float" office:value="138.172" calcext:value-type="float">
            <text:p>138.172</text:p>
          </table:table-cell>
          <table:table-cell table:formula="of:=[.B136]*10^-3" office:value-type="float" office:value="41.841" calcext:value-type="float">
            <text:p>41.841</text:p>
          </table:table-cell>
          <table:table-cell table:formula="of:=[.C136]*10^-3" office:value-type="float" office:value="45.914" calcext:value-type="float">
            <text:p>45.914</text:p>
          </table:table-cell>
        </table:table-row>
        <table:table-row table:style-name="ro1">
          <table:table-cell office:value-type="float" office:value="139172" calcext:value-type="float">
            <text:p>139172</text:p>
          </table:table-cell>
          <table:table-cell office:value-type="float" office:value="41197" calcext:value-type="float">
            <text:p>41197</text:p>
          </table:table-cell>
          <table:table-cell office:value-type="float" office:value="44994" calcext:value-type="float">
            <text:p>44994</text:p>
          </table:table-cell>
          <table:table-cell table:formula="of:=[.J138]-[.J137]" office:value-type="float" office:value="1.001" calcext:value-type="float">
            <text:p>1.001</text:p>
          </table:table-cell>
          <table:table-cell table:formula="of:=[.K138]-[.K137]" office:value-type="float" office:value="-0.367000000000004" calcext:value-type="float">
            <text:p>-0.367</text:p>
          </table:table-cell>
          <table:table-cell table:formula="of:=[.L138]-[.L137]" office:value-type="float" office:value="1.472" calcext:value-type="float">
            <text:p>1.472</text:p>
          </table:table-cell>
          <table:table-cell table:formula="of:=[.J138]^2-[.J137]^2" office:value-type="float" office:value="279.624345" calcext:value-type="float">
            <text:p>279.6243</text:p>
          </table:table-cell>
          <table:table-cell table:formula="of:=[.K138]^2-[.K137]^2" office:value-type="float" office:value="-30.1039090000002" calcext:value-type="float">
            <text:p>-30.1039</text:p>
          </table:table-cell>
          <table:table-cell table:formula="of:=[.G137]+[.H137]" office:value-type="float" office:value="249.520436" calcext:value-type="float">
            <text:p>249.5204</text:p>
          </table:table-cell>
          <table:table-cell table:formula="of:=[.A137]*10^-3" office:value-type="float" office:value="139.172" calcext:value-type="float">
            <text:p>139.172</text:p>
          </table:table-cell>
          <table:table-cell table:formula="of:=[.B137]*10^-3" office:value-type="float" office:value="41.197" calcext:value-type="float">
            <text:p>41.197</text:p>
          </table:table-cell>
          <table:table-cell table:formula="of:=[.C137]*10^-3" office:value-type="float" office:value="44.994" calcext:value-type="float">
            <text:p>44.994</text:p>
          </table:table-cell>
        </table:table-row>
        <table:table-row table:style-name="ro1">
          <table:table-cell office:value-type="float" office:value="140173" calcext:value-type="float">
            <text:p>140173</text:p>
          </table:table-cell>
          <table:table-cell office:value-type="float" office:value="40830" calcext:value-type="float">
            <text:p>40830</text:p>
          </table:table-cell>
          <table:table-cell office:value-type="float" office:value="46466" calcext:value-type="float">
            <text:p>46466</text:p>
          </table:table-cell>
          <table:table-cell table:formula="of:=[.J139]-[.J138]" office:value-type="float" office:value="1" calcext:value-type="float">
            <text:p>1</text:p>
          </table:table-cell>
          <table:table-cell table:formula="of:=[.K139]-[.K138]" office:value-type="float" office:value="-1.38" calcext:value-type="float">
            <text:p>-1.38</text:p>
          </table:table-cell>
          <table:table-cell table:formula="of:=[.L139]-[.L138]" office:value-type="float" office:value="0.276000000000003" calcext:value-type="float">
            <text:p>0.276</text:p>
          </table:table-cell>
          <table:table-cell table:formula="of:=[.J139]^2-[.J138]^2" office:value-type="float" office:value="281.346000000001" calcext:value-type="float">
            <text:p>281.346</text:p>
          </table:table-cell>
          <table:table-cell table:formula="of:=[.K139]^2-[.K138]^2" office:value-type="float" office:value="-110.7864" calcext:value-type="float">
            <text:p>-110.7864</text:p>
          </table:table-cell>
          <table:table-cell table:formula="of:=[.G138]+[.H138]" office:value-type="float" office:value="170.559600000002" calcext:value-type="float">
            <text:p>170.5596</text:p>
          </table:table-cell>
          <table:table-cell table:formula="of:=[.A138]*10^-3" office:value-type="float" office:value="140.173" calcext:value-type="float">
            <text:p>140.173</text:p>
          </table:table-cell>
          <table:table-cell table:formula="of:=[.B138]*10^-3" office:value-type="float" office:value="40.83" calcext:value-type="float">
            <text:p>40.83</text:p>
          </table:table-cell>
          <table:table-cell table:formula="of:=[.C138]*10^-3" office:value-type="float" office:value="46.466" calcext:value-type="float">
            <text:p>46.466</text:p>
          </table:table-cell>
        </table:table-row>
        <table:table-row table:style-name="ro1">
          <table:table-cell office:value-type="float" office:value="141173" calcext:value-type="float">
            <text:p>141173</text:p>
          </table:table-cell>
          <table:table-cell office:value-type="float" office:value="39450" calcext:value-type="float">
            <text:p>39450</text:p>
          </table:table-cell>
          <table:table-cell office:value-type="float" office:value="46742" calcext:value-type="float">
            <text:p>46742</text:p>
          </table:table-cell>
          <table:table-cell table:formula="of:=[.J140]-[.J139]" office:value-type="float" office:value="1.001" calcext:value-type="float">
            <text:p>1.001</text:p>
          </table:table-cell>
          <table:table-cell table:formula="of:=[.K140]-[.K139]" office:value-type="float" office:value="0.827999999999996" calcext:value-type="float">
            <text:p>0.828</text:p>
          </table:table-cell>
          <table:table-cell table:formula="of:=[.L140]-[.L139]" office:value-type="float" office:value="-1.012" calcext:value-type="float">
            <text:p>-1.012</text:p>
          </table:table-cell>
          <table:table-cell table:formula="of:=[.J140]^2-[.J139]^2" office:value-type="float" office:value="283.630347000002" calcext:value-type="float">
            <text:p>283.6303</text:p>
          </table:table-cell>
          <table:table-cell table:formula="of:=[.K140]^2-[.K139]^2" office:value-type="float" office:value="66.0147839999997" calcext:value-type="float">
            <text:p>66.0148</text:p>
          </table:table-cell>
          <table:table-cell table:formula="of:=[.G139]+[.H139]" office:value-type="float" office:value="349.645131000002" calcext:value-type="float">
            <text:p>349.6451</text:p>
          </table:table-cell>
          <table:table-cell table:formula="of:=[.A139]*10^-3" office:value-type="float" office:value="141.173" calcext:value-type="float">
            <text:p>141.173</text:p>
          </table:table-cell>
          <table:table-cell table:formula="of:=[.B139]*10^-3" office:value-type="float" office:value="39.45" calcext:value-type="float">
            <text:p>39.45</text:p>
          </table:table-cell>
          <table:table-cell table:formula="of:=[.C139]*10^-3" office:value-type="float" office:value="46.742" calcext:value-type="float">
            <text:p>46.742</text:p>
          </table:table-cell>
        </table:table-row>
        <table:table-row table:style-name="ro1">
          <table:table-cell office:value-type="float" office:value="142174" calcext:value-type="float">
            <text:p>142174</text:p>
          </table:table-cell>
          <table:table-cell office:value-type="float" office:value="40278" calcext:value-type="float">
            <text:p>40278</text:p>
          </table:table-cell>
          <table:table-cell office:value-type="float" office:value="45730" calcext:value-type="float">
            <text:p>45730</text:p>
          </table:table-cell>
          <table:table-cell table:formula="of:=[.J141]-[.J140]" office:value-type="float" office:value="1" calcext:value-type="float">
            <text:p>1</text:p>
          </table:table-cell>
          <table:table-cell table:formula="of:=[.K141]-[.K140]" office:value-type="float" office:value="1.011" calcext:value-type="float">
            <text:p>1.011</text:p>
          </table:table-cell>
          <table:table-cell table:formula="of:=[.L141]-[.L140]" office:value-type="float" office:value="0.0919999999999988" calcext:value-type="float">
            <text:p>0.092</text:p>
          </table:table-cell>
          <table:table-cell table:formula="of:=[.J141]^2-[.J140]^2" office:value-type="float" office:value="285.347999999998" calcext:value-type="float">
            <text:p>285.348</text:p>
          </table:table-cell>
          <table:table-cell table:formula="of:=[.K141]^2-[.K140]^2" office:value-type="float" office:value="82.4642370000001" calcext:value-type="float">
            <text:p>82.4642</text:p>
          </table:table-cell>
          <table:table-cell table:formula="of:=[.G140]+[.H140]" office:value-type="float" office:value="367.812236999998" calcext:value-type="float">
            <text:p>367.8122</text:p>
          </table:table-cell>
          <table:table-cell table:formula="of:=[.A140]*10^-3" office:value-type="float" office:value="142.174" calcext:value-type="float">
            <text:p>142.174</text:p>
          </table:table-cell>
          <table:table-cell table:formula="of:=[.B140]*10^-3" office:value-type="float" office:value="40.278" calcext:value-type="float">
            <text:p>40.278</text:p>
          </table:table-cell>
          <table:table-cell table:formula="of:=[.C140]*10^-3"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143174" calcext:value-type="float">
            <text:p>143174</text:p>
          </table:table-cell>
          <table:table-cell office:value-type="float" office:value="41289" calcext:value-type="float">
            <text:p>41289</text:p>
          </table:table-cell>
          <table:table-cell office:value-type="float" office:value="45822" calcext:value-type="float">
            <text:p>45822</text:p>
          </table:table-cell>
          <table:table-cell table:formula="of:=[.J142]-[.J141]" office:value-type="float" office:value="1.001" calcext:value-type="float">
            <text:p>1.001</text:p>
          </table:table-cell>
          <table:table-cell table:formula="of:=[.K142]-[.K141]" office:value-type="float" office:value="-1.931" calcext:value-type="float">
            <text:p>-1.931</text:p>
          </table:table-cell>
          <table:table-cell table:formula="of:=[.L142]-[.L141]" office:value-type="float" office:value="0.643999999999998" calcext:value-type="float">
            <text:p>0.644</text:p>
          </table:table-cell>
          <table:table-cell table:formula="of:=[.J142]^2-[.J141]^2" office:value-type="float" office:value="287.636349000004" calcext:value-type="float">
            <text:p>287.6363</text:p>
          </table:table-cell>
          <table:table-cell table:formula="of:=[.K142]^2-[.K141]^2" office:value-type="float" office:value="-155.729357" calcext:value-type="float">
            <text:p>-155.7294</text:p>
          </table:table-cell>
          <table:table-cell table:formula="of:=[.G141]+[.H141]" office:value-type="float" office:value="131.906992000004" calcext:value-type="float">
            <text:p>131.907</text:p>
          </table:table-cell>
          <table:table-cell table:formula="of:=[.A141]*10^-3" office:value-type="float" office:value="143.174" calcext:value-type="float">
            <text:p>143.174</text:p>
          </table:table-cell>
          <table:table-cell table:formula="of:=[.B141]*10^-3" office:value-type="float" office:value="41.289" calcext:value-type="float">
            <text:p>41.289</text:p>
          </table:table-cell>
          <table:table-cell table:formula="of:=[.C141]*10^-3" office:value-type="float" office:value="45.822" calcext:value-type="float">
            <text:p>45.822</text:p>
          </table:table-cell>
        </table:table-row>
        <table:table-row table:style-name="ro1">
          <table:table-cell office:value-type="float" office:value="144175" calcext:value-type="float">
            <text:p>144175</text:p>
          </table:table-cell>
          <table:table-cell office:value-type="float" office:value="39358" calcext:value-type="float">
            <text:p>39358</text:p>
          </table:table-cell>
          <table:table-cell office:value-type="float" office:value="46466" calcext:value-type="float">
            <text:p>46466</text:p>
          </table:table-cell>
          <table:table-cell table:formula="of:=[.J143]-[.J142]" office:value-type="float" office:value="1" calcext:value-type="float">
            <text:p>1</text:p>
          </table:table-cell>
          <table:table-cell table:formula="of:=[.K143]-[.K142]" office:value-type="float" office:value="1.47199999999999" calcext:value-type="float">
            <text:p>1.472</text:p>
          </table:table-cell>
          <table:table-cell table:formula="of:=[.L143]-[.L142]" office:value-type="float" office:value="1.381" calcext:value-type="float">
            <text:p>1.381</text:p>
          </table:table-cell>
          <table:table-cell table:formula="of:=[.J143]^2-[.J142]^2" office:value-type="float" office:value="289.349999999999" calcext:value-type="float">
            <text:p>289.35</text:p>
          </table:table-cell>
          <table:table-cell table:formula="of:=[.K143]^2-[.K142]^2" office:value-type="float" office:value="118.036736" calcext:value-type="float">
            <text:p>118.0367</text:p>
          </table:table-cell>
          <table:table-cell table:formula="of:=[.G142]+[.H142]" office:value-type="float" office:value="407.386735999998" calcext:value-type="float">
            <text:p>407.3867</text:p>
          </table:table-cell>
          <table:table-cell table:formula="of:=[.A142]*10^-3" office:value-type="float" office:value="144.175" calcext:value-type="float">
            <text:p>144.175</text:p>
          </table:table-cell>
          <table:table-cell table:formula="of:=[.B142]*10^-3" office:value-type="float" office:value="39.358" calcext:value-type="float">
            <text:p>39.358</text:p>
          </table:table-cell>
          <table:table-cell table:formula="of:=[.C142]*10^-3" office:value-type="float" office:value="46.466" calcext:value-type="float">
            <text:p>46.466</text:p>
          </table:table-cell>
        </table:table-row>
        <table:table-row table:style-name="ro1">
          <table:table-cell office:value-type="float" office:value="145175" calcext:value-type="float">
            <text:p>145175</text:p>
          </table:table-cell>
          <table:table-cell office:value-type="float" office:value="40830" calcext:value-type="float">
            <text:p>40830</text:p>
          </table:table-cell>
          <table:table-cell office:value-type="float" office:value="47847" calcext:value-type="float">
            <text:p>47847</text:p>
          </table:table-cell>
          <table:table-cell table:formula="of:=[.J144]-[.J143]" office:value-type="float" office:value="1.001" calcext:value-type="float">
            <text:p>1.001</text:p>
          </table:table-cell>
          <table:table-cell table:formula="of:=[.K144]-[.K143]" office:value-type="float" office:value="-2.023" calcext:value-type="float">
            <text:p>-2.023</text:p>
          </table:table-cell>
          <table:table-cell table:formula="of:=[.L144]-[.L143]" office:value-type="float" office:value="0" calcext:value-type="float">
            <text:p>0</text:p>
          </table:table-cell>
          <table:table-cell table:formula="of:=[.J144]^2-[.J143]^2" office:value-type="float" office:value="291.642351000002" calcext:value-type="float">
            <text:p>291.6424</text:p>
          </table:table-cell>
          <table:table-cell table:formula="of:=[.K144]^2-[.K143]^2" office:value-type="float" office:value="-161.105651" calcext:value-type="float">
            <text:p>-161.1057</text:p>
          </table:table-cell>
          <table:table-cell table:formula="of:=[.G143]+[.H143]" office:value-type="float" office:value="130.536700000002" calcext:value-type="float">
            <text:p>130.5367</text:p>
          </table:table-cell>
          <table:table-cell table:formula="of:=[.A143]*10^-3" office:value-type="float" office:value="145.175" calcext:value-type="float">
            <text:p>145.175</text:p>
          </table:table-cell>
          <table:table-cell table:formula="of:=[.B143]*10^-3" office:value-type="float" office:value="40.83" calcext:value-type="float">
            <text:p>40.83</text:p>
          </table:table-cell>
          <table:table-cell table:formula="of:=[.C143]*10^-3" office:value-type="float" office:value="47.847" calcext:value-type="float">
            <text:p>47.847</text:p>
          </table:table-cell>
        </table:table-row>
        <table:table-row table:style-name="ro1">
          <table:table-cell office:value-type="float" office:value="146176" calcext:value-type="float">
            <text:p>146176</text:p>
          </table:table-cell>
          <table:table-cell office:value-type="float" office:value="38807" calcext:value-type="float">
            <text:p>38807</text:p>
          </table:table-cell>
          <table:table-cell office:value-type="float" office:value="47847" calcext:value-type="float">
            <text:p>47847</text:p>
          </table:table-cell>
          <table:table-cell table:formula="of:=[.J145]-[.J144]" office:value-type="float" office:value="1" calcext:value-type="float">
            <text:p>1</text:p>
          </table:table-cell>
          <table:table-cell table:formula="of:=[.K145]-[.K144]" office:value-type="float" office:value="0" calcext:value-type="float">
            <text:p>0</text:p>
          </table:table-cell>
          <table:table-cell table:formula="of:=[.L145]-[.L144]" office:value-type="float" office:value="-0.276000000000003" calcext:value-type="float">
            <text:p>-0.276</text:p>
          </table:table-cell>
          <table:table-cell table:formula="of:=[.J145]^2-[.J144]^2" office:value-type="float" office:value="293.351999999999" calcext:value-type="float">
            <text:p>293.352</text:p>
          </table:table-cell>
          <table:table-cell table:formula="of:=[.K145]^2-[.K144]^2" office:value-type="float" office:value="0" calcext:value-type="float">
            <text:p>0</text:p>
          </table:table-cell>
          <table:table-cell table:formula="of:=[.G144]+[.H144]" office:value-type="float" office:value="293.351999999999" calcext:value-type="float">
            <text:p>293.352</text:p>
          </table:table-cell>
          <table:table-cell table:formula="of:=[.A144]*10^-3" office:value-type="float" office:value="146.176" calcext:value-type="float">
            <text:p>146.176</text:p>
          </table:table-cell>
          <table:table-cell table:formula="of:=[.B144]*10^-3" office:value-type="float" office:value="38.807" calcext:value-type="float">
            <text:p>38.807</text:p>
          </table:table-cell>
          <table:table-cell table:formula="of:=[.C144]*10^-3" office:value-type="float" office:value="47.847" calcext:value-type="float">
            <text:p>47.847</text:p>
          </table:table-cell>
        </table:table-row>
        <table:table-row table:style-name="ro1">
          <table:table-cell office:value-type="float" office:value="147176" calcext:value-type="float">
            <text:p>147176</text:p>
          </table:table-cell>
          <table:table-cell office:value-type="float" office:value="38807" calcext:value-type="float">
            <text:p>38807</text:p>
          </table:table-cell>
          <table:table-cell office:value-type="float" office:value="47571" calcext:value-type="float">
            <text:p>47571</text:p>
          </table:table-cell>
          <table:table-cell table:formula="of:=[.J146]-[.J145]" office:value-type="float" office:value="1" calcext:value-type="float">
            <text:p>1</text:p>
          </table:table-cell>
          <table:table-cell table:formula="of:=[.K146]-[.K145]" office:value-type="float" office:value="1.471" calcext:value-type="float">
            <text:p>1.471</text:p>
          </table:table-cell>
          <table:table-cell table:formula="of:=[.L146]-[.L145]" office:value-type="float" office:value="-0.920999999999999" calcext:value-type="float">
            <text:p>-0.921</text:p>
          </table:table-cell>
          <table:table-cell table:formula="of:=[.J146]^2-[.J145]^2" office:value-type="float" office:value="295.351999999999" calcext:value-type="float">
            <text:p>295.352</text:p>
          </table:table-cell>
          <table:table-cell table:formula="of:=[.K146]^2-[.K145]^2" office:value-type="float" office:value="116.334035" calcext:value-type="float">
            <text:p>116.334</text:p>
          </table:table-cell>
          <table:table-cell table:formula="of:=[.G145]+[.H145]" office:value-type="float" office:value="411.686034999999" calcext:value-type="float">
            <text:p>411.686</text:p>
          </table:table-cell>
          <table:table-cell table:formula="of:=[.A145]*10^-3" office:value-type="float" office:value="147.176" calcext:value-type="float">
            <text:p>147.176</text:p>
          </table:table-cell>
          <table:table-cell table:formula="of:=[.B145]*10^-3" office:value-type="float" office:value="38.807" calcext:value-type="float">
            <text:p>38.807</text:p>
          </table:table-cell>
          <table:table-cell table:formula="of:=[.C145]*10^-3" office:value-type="float" office:value="47.571" calcext:value-type="float">
            <text:p>47.571</text:p>
          </table:table-cell>
        </table:table-row>
        <table:table-row table:style-name="ro1">
          <table:table-cell office:value-type="float" office:value="148176" calcext:value-type="float">
            <text:p>148176</text:p>
          </table:table-cell>
          <table:table-cell office:value-type="float" office:value="40278" calcext:value-type="float">
            <text:p>40278</text:p>
          </table:table-cell>
          <table:table-cell office:value-type="float" office:value="46650" calcext:value-type="float">
            <text:p>46650</text:p>
          </table:table-cell>
          <table:table-cell table:formula="of:=[.J147]-[.J146]" office:value-type="float" office:value="1.00199999999998" calcext:value-type="float">
            <text:p>1.002</text:p>
          </table:table-cell>
          <table:table-cell table:formula="of:=[.K147]-[.K146]" office:value-type="float" office:value="-1.655" calcext:value-type="float">
            <text:p>-1.655</text:p>
          </table:table-cell>
          <table:table-cell table:formula="of:=[.L147]-[.L146]" office:value-type="float" office:value="0.737000000000002" calcext:value-type="float">
            <text:p>0.737</text:p>
          </table:table-cell>
          <table:table-cell table:formula="of:=[.J147]^2-[.J146]^2" office:value-type="float" office:value="297.948707999996" calcext:value-type="float">
            <text:p>297.9487</text:p>
          </table:table-cell>
          <table:table-cell table:formula="of:=[.K147]^2-[.K146]^2" office:value-type="float" office:value="-130.581155" calcext:value-type="float">
            <text:p>-130.5812</text:p>
          </table:table-cell>
          <table:table-cell table:formula="of:=[.G146]+[.H146]" office:value-type="float" office:value="167.367552999996" calcext:value-type="float">
            <text:p>167.3676</text:p>
          </table:table-cell>
          <table:table-cell table:formula="of:=[.A146]*10^-3" office:value-type="float" office:value="148.176" calcext:value-type="float">
            <text:p>148.176</text:p>
          </table:table-cell>
          <table:table-cell table:formula="of:=[.B146]*10^-3" office:value-type="float" office:value="40.278" calcext:value-type="float">
            <text:p>40.278</text:p>
          </table:table-cell>
          <table:table-cell table:formula="of:=[.C146]*10^-3" office:value-type="float" office:value="46.65" calcext:value-type="float">
            <text:p>46.65</text:p>
          </table:table-cell>
        </table:table-row>
        <table:table-row table:style-name="ro1">
          <table:table-cell office:value-type="float" office:value="149178" calcext:value-type="float">
            <text:p>149178</text:p>
          </table:table-cell>
          <table:table-cell office:value-type="float" office:value="38623" calcext:value-type="float">
            <text:p>38623</text:p>
          </table:table-cell>
          <table:table-cell office:value-type="float" office:value="47387" calcext:value-type="float">
            <text:p>47387</text:p>
          </table:table-cell>
          <table:table-cell table:formula="of:=[.J148]-[.J147]" office:value-type="float" office:value="1" calcext:value-type="float">
            <text:p>1</text:p>
          </table:table-cell>
          <table:table-cell table:formula="of:=[.K148]-[.K147]" office:value-type="float" office:value="0.276000000000003" calcext:value-type="float">
            <text:p>0.276</text:p>
          </table:table-cell>
          <table:table-cell table:formula="of:=[.L148]-[.L147]" office:value-type="float" office:value="-0.277000000000001" calcext:value-type="float">
            <text:p>-0.277</text:p>
          </table:table-cell>
          <table:table-cell table:formula="of:=[.J148]^2-[.J147]^2" office:value-type="float" office:value="299.356" calcext:value-type="float">
            <text:p>299.356</text:p>
          </table:table-cell>
          <table:table-cell table:formula="of:=[.K148]^2-[.K147]^2" office:value-type="float" office:value="21.3960720000002" calcext:value-type="float">
            <text:p>21.3961</text:p>
          </table:table-cell>
          <table:table-cell table:formula="of:=[.G147]+[.H147]" office:value-type="float" office:value="320.752072" calcext:value-type="float">
            <text:p>320.7521</text:p>
          </table:table-cell>
          <table:table-cell table:formula="of:=[.A147]*10^-3" office:value-type="float" office:value="149.178" calcext:value-type="float">
            <text:p>149.178</text:p>
          </table:table-cell>
          <table:table-cell table:formula="of:=[.B147]*10^-3" office:value-type="float" office:value="38.623" calcext:value-type="float">
            <text:p>38.623</text:p>
          </table:table-cell>
          <table:table-cell table:formula="of:=[.C147]*10^-3" office:value-type="float" office:value="47.387" calcext:value-type="float">
            <text:p>47.387</text:p>
          </table:table-cell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float" office:value="38899" calcext:value-type="float">
            <text:p>38899</text:p>
          </table:table-cell>
          <table:table-cell office:value-type="float" office:value="47110" calcext:value-type="float">
            <text:p>47110</text:p>
          </table:table-cell>
          <table:table-cell table:formula="of:=[.J149]-[.J148]" office:value-type="float" office:value="1.001" calcext:value-type="float">
            <text:p>1.001</text:p>
          </table:table-cell>
          <table:table-cell table:formula="of:=[.K149]-[.K148]" office:value-type="float" office:value="1.287" calcext:value-type="float">
            <text:p>1.287</text:p>
          </table:table-cell>
          <table:table-cell table:formula="of:=[.L149]-[.L148]" office:value-type="float" office:value="-2.3" calcext:value-type="float">
            <text:p>-2.3</text:p>
          </table:table-cell>
          <table:table-cell table:formula="of:=[.J149]^2-[.J148]^2" office:value-type="float" office:value="301.658357" calcext:value-type="float">
            <text:p>301.6584</text:p>
          </table:table-cell>
          <table:table-cell table:formula="of:=[.K149]^2-[.K148]^2" office:value-type="float" office:value="101.782395" calcext:value-type="float">
            <text:p>101.7824</text:p>
          </table:table-cell>
          <table:table-cell table:formula="of:=[.G148]+[.H148]" office:value-type="float" office:value="403.440752" calcext:value-type="float">
            <text:p>403.4408</text:p>
          </table:table-cell>
          <table:table-cell table:formula="of:=[.A148]*10^-3" office:value-type="float" office:value="150.178" calcext:value-type="float">
            <text:p>150.178</text:p>
          </table:table-cell>
          <table:table-cell table:formula="of:=[.B148]*10^-3" office:value-type="float" office:value="38.899" calcext:value-type="float">
            <text:p>38.899</text:p>
          </table:table-cell>
          <table:table-cell table:formula="of:=[.C148]*10^-3" office:value-type="float" office:value="47.11" calcext:value-type="float">
            <text:p>47.11</text:p>
          </table:table-cell>
        </table:table-row>
        <table:table-row table:style-name="ro1">
          <table:table-cell office:value-type="float" office:value="151179" calcext:value-type="float">
            <text:p>151179</text:p>
          </table:table-cell>
          <table:table-cell office:value-type="float" office:value="40186" calcext:value-type="float">
            <text:p>40186</text:p>
          </table:table-cell>
          <table:table-cell office:value-type="float" office:value="44810" calcext:value-type="float">
            <text:p>44810</text:p>
          </table:table-cell>
          <table:table-cell table:formula="of:=[.J150]-[.J149]" office:value-type="float" office:value="1" calcext:value-type="float">
            <text:p>1</text:p>
          </table:table-cell>
          <table:table-cell table:formula="of:=[.K150]-[.K149]" office:value-type="float" office:value="0.368000000000002" calcext:value-type="float">
            <text:p>0.368</text:p>
          </table:table-cell>
          <table:table-cell table:formula="of:=[.L150]-[.L149]" office:value-type="float" office:value="0" calcext:value-type="float">
            <text:p>0</text:p>
          </table:table-cell>
          <table:table-cell table:formula="of:=[.J150]^2-[.J149]^2" office:value-type="float" office:value="303.358" calcext:value-type="float">
            <text:p>303.358</text:p>
          </table:table-cell>
          <table:table-cell table:formula="of:=[.K150]^2-[.K149]^2" office:value-type="float" office:value="29.7123200000001" calcext:value-type="float">
            <text:p>29.7123</text:p>
          </table:table-cell>
          <table:table-cell table:formula="of:=[.G149]+[.H149]" office:value-type="float" office:value="333.07032" calcext:value-type="float">
            <text:p>333.0703</text:p>
          </table:table-cell>
          <table:table-cell table:formula="of:=[.A149]*10^-3" office:value-type="float" office:value="151.179" calcext:value-type="float">
            <text:p>151.179</text:p>
          </table:table-cell>
          <table:table-cell table:formula="of:=[.B149]*10^-3" office:value-type="float" office:value="40.186" calcext:value-type="float">
            <text:p>40.186</text:p>
          </table:table-cell>
          <table:table-cell table:formula="of:=[.C149]*10^-3" office:value-type="float" office:value="44.81" calcext:value-type="float">
            <text:p>44.81</text:p>
          </table:table-cell>
        </table:table-row>
        <table:table-row table:style-name="ro1">
          <table:table-cell office:value-type="float" office:value="152179" calcext:value-type="float">
            <text:p>152179</text:p>
          </table:table-cell>
          <table:table-cell office:value-type="float" office:value="40554" calcext:value-type="float">
            <text:p>40554</text:p>
          </table:table-cell>
          <table:table-cell office:value-type="float" office:value="44810" calcext:value-type="float">
            <text:p>44810</text:p>
          </table:table-cell>
          <table:table-cell table:formula="of:=[.J151]-[.J150]" office:value-type="float" office:value="1.001" calcext:value-type="float">
            <text:p>1.001</text:p>
          </table:table-cell>
          <table:table-cell table:formula="of:=[.K151]-[.K150]" office:value-type="float" office:value="0.826999999999998" calcext:value-type="float">
            <text:p>0.827</text:p>
          </table:table-cell>
          <table:table-cell table:formula="of:=[.L151]-[.L150]" office:value-type="float" office:value="-1.196" calcext:value-type="float">
            <text:p>-1.196</text:p>
          </table:table-cell>
          <table:table-cell table:formula="of:=[.J151]^2-[.J150]^2" office:value-type="float" office:value="305.664359000002" calcext:value-type="float">
            <text:p>305.6644</text:p>
          </table:table-cell>
          <table:table-cell table:formula="of:=[.K151]^2-[.K150]^2" office:value-type="float" office:value="67.7602449999999" calcext:value-type="float">
            <text:p>67.7602</text:p>
          </table:table-cell>
          <table:table-cell table:formula="of:=[.G150]+[.H150]" office:value-type="float" office:value="373.424604000002" calcext:value-type="float">
            <text:p>373.4246</text:p>
          </table:table-cell>
          <table:table-cell table:formula="of:=[.A150]*10^-3" office:value-type="float" office:value="152.179" calcext:value-type="float">
            <text:p>152.179</text:p>
          </table:table-cell>
          <table:table-cell table:formula="of:=[.B150]*10^-3" office:value-type="float" office:value="40.554" calcext:value-type="float">
            <text:p>40.554</text:p>
          </table:table-cell>
          <table:table-cell table:formula="of:=[.C150]*10^-3" office:value-type="float" office:value="44.81" calcext:value-type="float">
            <text:p>44.81</text:p>
          </table:table-cell>
        </table:table-row>
        <table:table-row table:style-name="ro1">
          <table:table-cell office:value-type="float" office:value="153180" calcext:value-type="float">
            <text:p>153180</text:p>
          </table:table-cell>
          <table:table-cell office:value-type="float" office:value="41381" calcext:value-type="float">
            <text:p>41381</text:p>
          </table:table-cell>
          <table:table-cell office:value-type="float" office:value="43614" calcext:value-type="float">
            <text:p>436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151]*10^-3" office:value-type="float" office:value="153.18" calcext:value-type="float">
            <text:p>153.18</text:p>
          </table:table-cell>
          <table:table-cell table:formula="of:=[.B151]*10^-3" office:value-type="float" office:value="41.381" calcext:value-type="float">
            <text:p>41.381</text:p>
          </table:table-cell>
          <table:table-cell table:formula="of:=[.C151]*10^-3" office:value-type="float" office:value="43.614" calcext:value-type="float">
            <text:p>43.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2T11:08:34.159145948</dc:date>
    <meta:editing-duration>PT23M45S</meta:editing-duration>
    <meta:editing-cycles>5</meta:editing-cycles>
    <meta:generator>LibreOffice/4.4.7.2$Linux_X86_64 LibreOffice_project/40$Build-2</meta:generator>
    <meta:document-statistic meta:table-count="1" meta:cell-count="1812" meta:object-count="0"/>
  </office:meta>
</office:document-meta>
</file>